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3.515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0"/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122"/>
    <style:style style:name="ce10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02"/>
    <style:style style:name="ce12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2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121"/>
    <style:style style:name="ce17" style:family="table-cell" style:parent-style-name="Default" style:data-style-name="N1012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127"/>
    <style:style style:name="ce19" style:family="table-cell" style:parent-style-name="Default" style:data-style-name="N1012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61"/>
    <style:style style:name="ce23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24"/>
    <style:style style:name="ce26" style:family="table-cell" style:parent-style-name="Default" style:data-style-name="N10125"/>
    <style:style style:name="ce27" style:family="table-cell" style:parent-style-name="Default" style:data-style-name="N10122">
      <style:text-properties fo:font-weight="bold" style:font-weight-asian="bold" style:font-weight-complex="bold"/>
    </style:style>
    <style:style style:name="ce28" style:family="table-cell" style:parent-style-name="Default" style:data-style-name="N10127">
      <style:text-properties fo:font-weight="bold" style:font-weight-asian="bold" style:font-weight-complex="bold"/>
    </style:style>
    <style:style style:name="ce29" style:family="table-cell" style:parent-style-name="Default" style:data-style-name="N10002">
      <style:text-properties fo:font-weight="bold" style:font-weight-asian="bold" style:font-weight-complex="bold"/>
    </style:style>
    <style:style style:name="ce30" style:family="table-cell" style:parent-style-name="Default" style:data-style-name="N10127">
      <style:text-properties fo:font-weight="normal" style:font-weight-asian="normal" style:font-weight-complex="normal"/>
    </style:style>
    <style:style style:name="ce31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123"/>
    <style:style style:name="ce33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60"/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ce11"/>
        <table:table-column table:style-name="co2" table:default-cell-style-name="ce7"/>
        <table:table-column table:style-name="co1" table:default-cell-style-name="ce11"/>
        <table:table-column table:style-name="co2" table:default-cell-style-name="ce7"/>
        <table:table-column table:style-name="co1" table:default-cell-style-name="ce11"/>
        <table:table-column table:style-name="co2" table:default-cell-style-name="ce7"/>
        <table:table-column table:style-name="co1" table:default-cell-style-name="ce11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/>
          <table:table-cell office:value-type="float" office:value="0.011257" calcext:value-type="float">
            <text:p>1.12570E-02</text:p>
          </table:table-cell>
          <table:table-cell/>
          <table:table-cell office:value-type="float" office:value="0.00228385" calcext:value-type="float">
            <text:p>2.28385E-03</text:p>
          </table:table-cell>
          <table:table-cell/>
          <table:table-cell office:value-type="float" office:value="0.00467504" calcext:value-type="float">
            <text:p>4.67504E-03</text:p>
          </table:table-cell>
          <table:table-cell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formula="of:=LOG([.B3]/[.B4])/LOG([.$A3]/[.$A4])" office:value-type="float" office:value="1.836399254351" calcext:value-type="float">
            <text:p>1.84</text:p>
          </table:table-cell>
          <table:table-cell office:value-type="float" office:value="0.00797924" calcext:value-type="float">
            <text:p>7.97924E-03</text:p>
          </table:table-cell>
          <table:table-cell table:formula="of:=LOG([.D3]/[.D4])/LOG([.$A3]/[.$A4])" office:value-type="float" office:value="1.69028142419576" calcext:value-type="float">
            <text:p>1.69</text:p>
          </table:table-cell>
          <table:table-cell office:value-type="float" office:value="0.00165668" calcext:value-type="float">
            <text:p>1.65668E-03</text:p>
          </table:table-cell>
          <table:table-cell table:formula="of:=LOG([.F3]/[.F4])/LOG([.$A3]/[.$A4])" office:value-type="float" office:value="1.57682567324839" calcext:value-type="float">
            <text:p>1.58</text:p>
          </table:table-cell>
          <table:table-cell office:value-type="float" office:value="0.00360609" calcext:value-type="float">
            <text:p>3.60609E-03</text:p>
          </table:table-cell>
          <table:table-cell table:formula="of:=LOG([.H3]/[.H4])/LOG([.$A3]/[.$A4])" office:value-type="float" office:value="1.27509500584889" calcext:value-type="float">
            <text:p>1.28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table:style-name="ce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formula="of:=LOG([.B4]/[.B5])/LOG([.$A4]/[.$A5])" office:value-type="float" office:value="1.8731950246673" calcext:value-type="float">
            <text:p>1.87</text:p>
          </table:table-cell>
          <table:table-cell office:value-type="float" office:value="0.00364177" calcext:value-type="float">
            <text:p>3.64177E-03</text:p>
          </table:table-cell>
          <table:table-cell table:formula="of:=LOG([.D4]/[.D5])/LOG([.$A4]/[.$A5])" office:value-type="float" office:value="1.78596993063271" calcext:value-type="float">
            <text:p>1.79</text:p>
          </table:table-cell>
          <table:table-cell office:value-type="float" office:value="0.000799274" calcext:value-type="float">
            <text:p>7.99274E-04</text:p>
          </table:table-cell>
          <table:table-cell table:formula="of:=LOG([.F4]/[.F5])/LOG([.$A4]/[.$A5])" office:value-type="float" office:value="1.65958554290632" calcext:value-type="float">
            <text:p>1.66</text:p>
          </table:table-cell>
          <table:table-cell office:value-type="float" office:value="0.00185457" calcext:value-type="float">
            <text:p>1.85457E-03</text:p>
          </table:table-cell>
          <table:table-cell table:formula="of:=LOG([.H4]/[.H5])/LOG([.$A4]/[.$A5])" office:value-type="float" office:value="1.51409863126235" calcext:value-type="float">
            <text:p>1.51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style-name="ce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formula="of:=LOG([.B5]/[.B6])/LOG([.$A5]/[.$A6])" office:value-type="float" office:value="1.91043448226819" calcext:value-type="float">
            <text:p>1.91</text:p>
          </table:table-cell>
          <table:table-cell office:value-type="float" office:value="0.00178136" calcext:value-type="float">
            <text:p>1.78136E-03</text:p>
          </table:table-cell>
          <table:table-cell table:formula="of:=LOG([.D5]/[.D6])/LOG([.$A5]/[.$A6])" office:value-type="float" office:value="1.85061504904695" calcext:value-type="float">
            <text:p>1.85</text:p>
          </table:table-cell>
          <table:table-cell office:value-type="float" office:value="0.000403593" calcext:value-type="float">
            <text:p>4.03593E-04</text:p>
          </table:table-cell>
          <table:table-cell table:formula="of:=LOG([.F5]/[.F6])/LOG([.$A5]/[.$A6])" office:value-type="float" office:value="1.7683294147975" calcext:value-type="float">
            <text:p>1.77</text:p>
          </table:table-cell>
          <table:table-cell office:value-type="float" office:value="0.000965446" calcext:value-type="float">
            <text:p>9.65446E-04</text:p>
          </table:table-cell>
          <table:table-cell table:formula="of:=LOG([.H5]/[.H6])/LOG([.$A5]/[.$A6])" office:value-type="float" office:value="1.68945193539072" calcext:value-type="float">
            <text:p>1.69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formula="of:=LOG([.B6]/[.B7])/LOG([.$A6]/[.$A7])" office:value-type="float" office:value="1.86143395594207" calcext:value-type="float">
            <text:p>1.86</text:p>
          </table:table-cell>
          <table:table-cell office:value-type="float" office:value="0.00100995" calcext:value-type="float">
            <text:p>1.00995E-03</text:p>
          </table:table-cell>
          <table:table-cell table:formula="of:=LOG([.D6]/[.D7])/LOG([.$A6]/[.$A7])" office:value-type="float" office:value="1.27698480443656" calcext:value-type="float">
            <text:p>1.28</text:p>
          </table:table-cell>
          <table:table-cell office:value-type="float" office:value="0.000178846" calcext:value-type="float">
            <text:p>1.78846E-04</text:p>
          </table:table-cell>
          <table:table-cell table:formula="of:=LOG([.F6]/[.F7])/LOG([.$A6]/[.$A7])" office:value-type="float" office:value="1.83146813464412" calcext:value-type="float">
            <text:p>1.83</text:p>
          </table:table-cell>
          <table:table-cell office:value-type="float" office:value="0.000493851" calcext:value-type="float">
            <text:p>4.93851E-04</text:p>
          </table:table-cell>
          <table:table-cell table:formula="of:=LOG([.H6]/[.H7])/LOG([.$A6]/[.$A7])" office:value-type="float" office:value="1.50849443942829" calcext:value-type="float">
            <text:p>1.51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1">
          <table:table-cell table:style-name="ce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formula="of:=LOG([.B7]/[.B8])/LOG([.$A7]/[.$A8])" office:value-type="float" office:value="1.85949567738724" calcext:value-type="float">
            <text:p>1.86</text:p>
          </table:table-cell>
          <table:table-cell office:value-type="float" office:value="0.000600032" calcext:value-type="float">
            <text:p>6.00032E-04</text:p>
          </table:table-cell>
          <table:table-cell table:formula="of:=LOG([.D7]/[.D8])/LOG([.$A7]/[.$A8])" office:value-type="float" office:value="1.51648396171383" calcext:value-type="float">
            <text:p>1.52</text:p>
          </table:table-cell>
          <table:table-cell office:value-type="float" office:value="0.0000938298" calcext:value-type="float">
            <text:p>9.38298E-05</text:p>
          </table:table-cell>
          <table:table-cell table:formula="of:=LOG([.F7]/[.F8])/LOG([.$A7]/[.$A8])" office:value-type="float" office:value="1.87871569082737" calcext:value-type="float">
            <text:p>1.88</text:p>
          </table:table-cell>
          <table:table-cell office:value-type="float" office:value="0.00027763" calcext:value-type="float">
            <text:p>2.77630E-04</text:p>
          </table:table-cell>
          <table:table-cell table:formula="of:=LOG([.H7]/[.H8])/LOG([.$A7]/[.$A8])" office:value-type="float" office:value="1.67746453734625" calcext:value-type="float">
            <text:p>1.6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1">
          <table:table-cell table:style-name="ce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formula="of:=LOG([.B8]/[.B9])/LOG([.$A8]/[.$A9])" office:value-type="float" office:value="1.78830787842928" calcext:value-type="float">
            <text:p>1.79</text:p>
          </table:table-cell>
          <table:table-cell office:value-type="float" office:value="0.000422122" calcext:value-type="float">
            <text:p>4.22122E-04</text:p>
          </table:table-cell>
          <table:table-cell table:formula="of:=LOG([.D8]/[.D9])/LOG([.$A8]/[.$A9])" office:value-type="float" office:value="0.972229079081252" calcext:value-type="float">
            <text:p>0.97</text:p>
          </table:table-cell>
          <table:table-cell office:value-type="float" office:value="0.0000473737" calcext:value-type="float">
            <text:p>4.73737E-05</text:p>
          </table:table-cell>
          <table:table-cell table:formula="of:=LOG([.F8]/[.F9])/LOG([.$A8]/[.$A9])" office:value-type="float" office:value="1.88927414676597" calcext:value-type="float">
            <text:p>1.89</text:p>
          </table:table-cell>
          <table:table-cell office:value-type="float" office:value="0.000168828" calcext:value-type="float">
            <text:p>1.68828E-04</text:p>
          </table:table-cell>
          <table:table-cell table:formula="of:=LOG([.H8]/[.H9])/LOG([.$A8]/[.$A9])" office:value-type="float" office:value="1.37506681741839" calcext:value-type="float">
            <text:p>1.38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formula="of:=LOG([.B9]/[.B10])/LOG([.$A9]/[.$A10])" office:value-type="float" office:value="1.5951243183672" calcext:value-type="float">
            <text:p>1.60</text:p>
          </table:table-cell>
          <table:table-cell office:value-type="float" office:value="0.000330561" calcext:value-type="float">
            <text:p>3.30561E-04</text:p>
          </table:table-cell>
          <table:table-cell table:formula="of:=LOG([.D9]/[.D10])/LOG([.$A9]/[.$A10])" office:value-type="float" office:value="0.533162509988013" calcext:value-type="float">
            <text:p>0.53</text:p>
          </table:table-cell>
          <table:table-cell office:value-type="float" office:value="0.000020265" calcext:value-type="float">
            <text:p>2.02650E-05</text:p>
          </table:table-cell>
          <table:table-cell table:formula="of:=LOG([.F9]/[.F10])/LOG([.$A9]/[.$A10])" office:value-type="float" office:value="1.85170062247889" calcext:value-type="float">
            <text:p>1.85</text:p>
          </table:table-cell>
          <table:table-cell office:value-type="float" office:value="0.000112425" calcext:value-type="float">
            <text:p>1.12425E-04</text:p>
          </table:table-cell>
          <table:table-cell table:formula="of:=LOG([.H9]/[.H10])/LOG([.$A9]/[.$A10])" office:value-type="float" office:value="0.88661732213914" calcext:value-type="float">
            <text:p>0.89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4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/>
          <table:table-cell office:value-type="float" office:value="0.120032" calcext:value-type="float">
            <text:p>1.20032E-01</text:p>
          </table:table-cell>
          <table:table-cell/>
          <table:table-cell office:value-type="float" office:value="0.0268038" calcext:value-type="float">
            <text:p>2.68038E-02</text:p>
          </table:table-cell>
          <table:table-cell/>
          <table:table-cell office:value-type="float" office:value="0.0377115" calcext:value-type="float">
            <text:p>3.77115E-02</text:p>
          </table:table-cell>
          <table:table-cell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formula="of:=LOG([.B15]/[.B16])/LOG([.$A15]/[.$A16])" office:value-type="float" office:value="1.92539381803985" calcext:value-type="float">
            <text:p>1.93</text:p>
          </table:table-cell>
          <table:table-cell office:value-type="float" office:value="0.0815485" calcext:value-type="float">
            <text:p>8.15485E-02</text:p>
          </table:table-cell>
          <table:table-cell table:formula="of:=LOG([.D15]/[.D16])/LOG([.$A15]/[.$A16])" office:value-type="float" office:value="1.89859551439327" calcext:value-type="float">
            <text:p>1.90</text:p>
          </table:table-cell>
          <table:table-cell office:value-type="float" office:value="0.0186958" calcext:value-type="float">
            <text:p>1.86958E-02</text:p>
          </table:table-cell>
          <table:table-cell table:formula="of:=LOG([.F15]/[.F16])/LOG([.$A15]/[.$A16])" office:value-type="float" office:value="1.76934583521205" calcext:value-type="float">
            <text:p>1.77</text:p>
          </table:table-cell>
          <table:table-cell office:value-type="float" office:value="0.0274883" calcext:value-type="float">
            <text:p>2.74883E-02</text:p>
          </table:table-cell>
          <table:table-cell table:formula="of:=LOG([.H15]/[.H16])/LOG([.$A15]/[.$A16])" office:value-type="float" office:value="1.55304223767711" calcext:value-type="float">
            <text:p>1.55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table:style-name="ce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formula="of:=LOG([.B16]/[.B17])/LOG([.$A16]/[.$A17])" office:value-type="float" office:value="1.8891456174772" calcext:value-type="float">
            <text:p>1.89</text:p>
          </table:table-cell>
          <table:table-cell office:value-type="float" office:value="0.0385582" calcext:value-type="float">
            <text:p>3.85582E-02</text:p>
          </table:table-cell>
          <table:table-cell table:formula="of:=LOG([.D16]/[.D17])/LOG([.$A16]/[.$A17])" office:value-type="float" office:value="1.70549337020557" calcext:value-type="float">
            <text:p>1.71</text:p>
          </table:table-cell>
          <table:table-cell office:value-type="float" office:value="0.0083341" calcext:value-type="float">
            <text:p>8.33410E-03</text:p>
          </table:table-cell>
          <table:table-cell table:formula="of:=LOG([.F16]/[.F17])/LOG([.$A16]/[.$A17])" office:value-type="float" office:value="1.83963743263364" calcext:value-type="float">
            <text:p>1.84</text:p>
          </table:table-cell>
          <table:table-cell office:value-type="float" office:value="0.0122584" calcext:value-type="float">
            <text:p>1.22584E-02</text:p>
          </table:table-cell>
          <table:table-cell table:formula="of:=LOG([.H16]/[.H17])/LOG([.$A16]/[.$A17])" office:value-type="float" office:value="1.83873958014058" calcext:value-type="float">
            <text:p>1.84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style-name="ce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formula="of:=LOG([.B17]/[.B18])/LOG([.$A17]/[.$A18])" office:value-type="float" office:value="1.85343554856887" calcext:value-type="float">
            <text:p>1.85</text:p>
          </table:table-cell>
          <table:table-cell office:value-type="float" office:value="0.0176576" calcext:value-type="float">
            <text:p>1.76576E-02</text:p>
          </table:table-cell>
          <table:table-cell table:formula="of:=LOG([.D17]/[.D18])/LOG([.$A17]/[.$A18])" office:value-type="float" office:value="2.02118545609382" calcext:value-type="float">
            <text:p>2.02</text:p>
          </table:table-cell>
          <table:table-cell office:value-type="float" office:value="0.00406833" calcext:value-type="float">
            <text:p>4.06833E-03</text:p>
          </table:table-cell>
          <table:table-cell table:formula="of:=LOG([.F17]/[.F18])/LOG([.$A17]/[.$A18])" office:value-type="float" office:value="1.85586914765779" calcext:value-type="float">
            <text:p>1.86</text:p>
          </table:table-cell>
          <table:table-cell office:value-type="float" office:value="0.00767575" calcext:value-type="float">
            <text:p>7.67575E-03</text:p>
          </table:table-cell>
          <table:table-cell table:formula="of:=LOG([.H17]/[.H18])/LOG([.$A17]/[.$A18])" office:value-type="float" office:value="1.21153093147917" calcext:value-type="float">
            <text:p>1.21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formula="of:=LOG([.B18]/[.B19])/LOG([.$A18]/[.$A19])" office:value-type="float" office:value="1.66704519396394" calcext:value-type="float">
            <text:p>1.67</text:p>
          </table:table-cell>
          <table:table-cell office:value-type="float" office:value="0.014373" calcext:value-type="float">
            <text:p>1.43730E-02</text:p>
          </table:table-cell>
          <table:table-cell table:formula="of:=LOG([.D18]/[.D19])/LOG([.$A18]/[.$A19])" office:value-type="float" office:value="0.46314255818013" calcext:value-type="float">
            <text:p>0.46</text:p>
          </table:table-cell>
          <table:table-cell office:value-type="float" office:value="0.00214116" calcext:value-type="float">
            <text:p>2.14116E-03</text:p>
          </table:table-cell>
          <table:table-cell table:formula="of:=LOG([.F18]/[.F19])/LOG([.$A18]/[.$A19])" office:value-type="float" office:value="1.44442546708693" calcext:value-type="float">
            <text:p>1.44</text:p>
          </table:table-cell>
          <table:table-cell office:value-type="float" office:value="0.00890489" calcext:value-type="float">
            <text:p>8.90489E-03</text:p>
          </table:table-cell>
          <table:table-cell table:formula="of:=LOG([.H18]/[.H19])/LOG([.$A18]/[.$A19])" office:value-type="float" office:value="-0.334245452511943" calcext:value-type="float">
            <text:p>-0.33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1">
          <table:table-cell table:style-name="ce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formula="of:=LOG([.B19]/[.B20])/LOG([.$A19]/[.$A20])" office:value-type="float" office:value="1.14215795878407" calcext:value-type="float">
            <text:p>1.14</text:p>
          </table:table-cell>
          <table:table-cell office:value-type="float" office:value="0.0100882" calcext:value-type="float">
            <text:p>1.00882E-02</text:p>
          </table:table-cell>
          <table:table-cell table:formula="of:=LOG([.D19]/[.D20])/LOG([.$A19]/[.$A20])" office:value-type="float" office:value="1.0309973616196" calcext:value-type="float">
            <text:p>1.03</text:p>
          </table:table-cell>
          <table:table-cell office:value-type="float" office:value="0.00201619" calcext:value-type="float">
            <text:p>2.01619E-03</text:p>
          </table:table-cell>
          <table:table-cell table:formula="of:=LOG([.F19]/[.F20])/LOG([.$A19]/[.$A20])" office:value-type="float" office:value="0.175155066934984" calcext:value-type="float">
            <text:p>0.18</text:p>
          </table:table-cell>
          <table:table-cell office:value-type="float" office:value="0.00635418" calcext:value-type="float">
            <text:p>6.35418E-03</text:p>
          </table:table-cell>
          <table:table-cell table:formula="of:=LOG([.H19]/[.H20])/LOG([.$A19]/[.$A20])" office:value-type="float" office:value="0.982948164731642" calcext:value-type="float">
            <text:p>0.9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1">
          <table:table-cell table:style-name="ce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formula="of:=LOG([.B20]/[.B21])/LOG([.$A20]/[.$A21])" office:value-type="float" office:value="0.679281286483654" calcext:value-type="float">
            <text:p>0.68</text:p>
          </table:table-cell>
          <table:table-cell office:value-type="float" office:value="0.00968054" calcext:value-type="float">
            <text:p>9.68054E-03</text:p>
          </table:table-cell>
          <table:table-cell table:formula="of:=LOG([.D20]/[.D21])/LOG([.$A20]/[.$A21])" office:value-type="float" office:value="0.11403048583921" calcext:value-type="float">
            <text:p>0.11</text:p>
          </table:table-cell>
          <table:table-cell office:value-type="float" office:value="0.00181599" calcext:value-type="float">
            <text:p>1.81599E-03</text:p>
          </table:table-cell>
          <table:table-cell table:formula="of:=LOG([.F20]/[.F21])/LOG([.$A20]/[.$A21])" office:value-type="float" office:value="0.289103950813395" calcext:value-type="float">
            <text:p>0.29</text:p>
          </table:table-cell>
          <table:table-cell office:value-type="float" office:value="0.00607699" calcext:value-type="float">
            <text:p>6.07699E-03</text:p>
          </table:table-cell>
          <table:table-cell table:formula="of:=LOG([.H20]/[.H21])/LOG([.$A20]/[.$A21])" office:value-type="float" office:value="0.123304190917193" calcext:value-type="float">
            <text:p>0.12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formula="of:=LOG([.B21]/[.B22])/LOG([.$A21]/[.$A22])" office:value-type="float" office:value="0.662560874603664" calcext:value-type="float">
            <text:p>0.66</text:p>
          </table:table-cell>
          <table:table-cell office:value-type="float" office:value="0.0107242" calcext:value-type="float">
            <text:p>1.07242E-02</text:p>
          </table:table-cell>
          <table:table-cell table:formula="of:=LOG([.D21]/[.D22])/LOG([.$A21]/[.$A22])" office:value-type="float" office:value="-0.223260681461429" calcext:value-type="float">
            <text:p>-0.22</text:p>
          </table:table-cell>
          <table:table-cell office:value-type="float" office:value="0.00129241" calcext:value-type="float">
            <text:p>1.29241E-03</text:p>
          </table:table-cell>
          <table:table-cell table:formula="of:=LOG([.F21]/[.F22])/LOG([.$A21]/[.$A22])" office:value-type="float" office:value="0.741668704570236" calcext:value-type="float">
            <text:p>0.74</text:p>
          </table:table-cell>
          <table:table-cell office:value-type="float" office:value="0.00549763" calcext:value-type="float">
            <text:p>5.49763E-03</text:p>
          </table:table-cell>
          <table:table-cell table:formula="of:=LOG([.H21]/[.H22])/LOG([.$A21]/[.$A22])" office:value-type="float" office:value="0.218479141751749" calcext:value-type="float">
            <text:p>0.22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onAvNormals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4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/>
          <table:table-cell office:value-type="float" office:value="0.113059" calcext:value-type="float">
            <text:p>1.13059E-01</text:p>
          </table:table-cell>
          <table:table-cell/>
          <table:table-cell office:value-type="float" office:value="0.0248099" calcext:value-type="float">
            <text:p>2.48099E-02</text:p>
          </table:table-cell>
          <table:table-cell/>
          <table:table-cell office:value-type="float" office:value="0.0292189" calcext:value-type="float">
            <text:p>2.92189E-02</text:p>
          </table:table-cell>
          <table:table-cell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formula="of:=LOG([.B29]/[.B30])/LOG([.$A29]/[.$A30])" office:value-type="float" office:value="1.88563575824272" calcext:value-type="float">
            <text:p>1.89</text:p>
          </table:table-cell>
          <table:table-cell office:value-type="float" office:value="0.0777378" calcext:value-type="float">
            <text:p>7.77378E-02</text:p>
          </table:table-cell>
          <table:table-cell table:formula="of:=LOG([.D29]/[.D30])/LOG([.$A29]/[.$A30])" office:value-type="float" office:value="1.83969541838869" calcext:value-type="float">
            <text:p>1.84</text:p>
          </table:table-cell>
          <table:table-cell office:value-type="float" office:value="0.0173329" calcext:value-type="float">
            <text:p>1.73329E-02</text:p>
          </table:table-cell>
          <table:table-cell table:formula="of:=LOG([.F29]/[.F30])/LOG([.$A29]/[.$A30])" office:value-type="float" office:value="1.76144600835362" calcext:value-type="float">
            <text:p>1.76</text:p>
          </table:table-cell>
          <table:table-cell office:value-type="float" office:value="0.0211396" calcext:value-type="float">
            <text:p>2.11396E-02</text:p>
          </table:table-cell>
          <table:table-cell table:formula="of:=LOG([.H29]/[.H30])/LOG([.$A29]/[.$A30])" office:value-type="float" office:value="1.58969719761449" calcext:value-type="float">
            <text:p>1.59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table:style-name="ce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formula="of:=LOG([.B30]/[.B31])/LOG([.$A30]/[.$A31])" office:value-type="float" office:value="1.88814686234405" calcext:value-type="float">
            <text:p>1.89</text:p>
          </table:table-cell>
          <table:table-cell office:value-type="float" office:value="0.0362486" calcext:value-type="float">
            <text:p>3.62486E-02</text:p>
          </table:table-cell>
          <table:table-cell table:formula="of:=LOG([.D30]/[.D31])/LOG([.$A30]/[.$A31])" office:value-type="float" office:value="1.73716949909354" calcext:value-type="float">
            <text:p>1.74</text:p>
          </table:table-cell>
          <table:table-cell office:value-type="float" office:value="0.00775109" calcext:value-type="float">
            <text:p>7.75109E-03</text:p>
          </table:table-cell>
          <table:table-cell table:formula="of:=LOG([.F30]/[.F31])/LOG([.$A30]/[.$A31])" office:value-type="float" office:value="1.83241858833932" calcext:value-type="float">
            <text:p>1.83</text:p>
          </table:table-cell>
          <table:table-cell office:value-type="float" office:value="0.00944613" calcext:value-type="float">
            <text:p>9.44613E-03</text:p>
          </table:table-cell>
          <table:table-cell table:formula="of:=LOG([.H30]/[.H31])/LOG([.$A30]/[.$A31])" office:value-type="float" office:value="1.83417177186465" calcext:value-type="float">
            <text:p>1.83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style-name="ce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formula="of:=LOG([.B31]/[.B32])/LOG([.$A31]/[.$A32])" office:value-type="float" office:value="1.90784561929563" calcext:value-type="float">
            <text:p>1.91</text:p>
          </table:table-cell>
          <table:table-cell office:value-type="float" office:value="0.0170546" calcext:value-type="float">
            <text:p>1.70546E-02</text:p>
          </table:table-cell>
          <table:table-cell table:formula="of:=LOG([.D31]/[.D32])/LOG([.$A31]/[.$A32])" office:value-type="float" office:value="1.95125498024458" calcext:value-type="float">
            <text:p>1.95</text:p>
          </table:table-cell>
          <table:table-cell office:value-type="float" office:value="0.00374999" calcext:value-type="float">
            <text:p>3.74999E-03</text:p>
          </table:table-cell>
          <table:table-cell table:formula="of:=LOG([.F31]/[.F32])/LOG([.$A31]/[.$A32])" office:value-type="float" office:value="1.87905025691916" calcext:value-type="float">
            <text:p>1.88</text:p>
          </table:table-cell>
          <table:table-cell office:value-type="float" office:value="0.00572605" calcext:value-type="float">
            <text:p>5.72605E-03</text:p>
          </table:table-cell>
          <table:table-cell table:formula="of:=LOG([.H31]/[.H32])/LOG([.$A31]/[.$A32])" office:value-type="float" office:value="1.29546753744433" calcext:value-type="float">
            <text:p>1.30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formula="of:=LOG([.B32]/[.B33])/LOG([.$A32]/[.$A33])" office:value-type="float" office:value="1.87690550376706" calcext:value-type="float">
            <text:p>1.88</text:p>
          </table:table-cell>
          <table:table-cell office:value-type="float" office:value="0.00749013" calcext:value-type="float">
            <text:p>7.49013E-03</text:p>
          </table:table-cell>
          <table:table-cell table:formula="of:=LOG([.D32]/[.D33])/LOG([.$A32]/[.$A33])" office:value-type="float" office:value="1.8516126275637" calcext:value-type="float">
            <text:p>1.85</text:p>
          </table:table-cell>
          <table:table-cell office:value-type="float" office:value="0.00177822" calcext:value-type="float">
            <text:p>1.77822E-03</text:p>
          </table:table-cell>
          <table:table-cell table:formula="of:=LOG([.F32]/[.F33])/LOG([.$A32]/[.$A33])" office:value-type="float" office:value="1.67903020625559" calcext:value-type="float">
            <text:p>1.68</text:p>
          </table:table-cell>
          <table:table-cell office:value-type="float" office:value="0.00585822" calcext:value-type="float">
            <text:p>5.85822E-03</text:p>
          </table:table-cell>
          <table:table-cell table:formula="of:=LOG([.H32]/[.H33])/LOG([.$A32]/[.$A33])" office:value-type="float" office:value="-0.0513512555518303" calcext:value-type="float">
            <text:p>-0.05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1">
          <table:table-cell table:style-name="ce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formula="of:=LOG([.B33]/[.B34])/LOG([.$A33]/[.$A34])" office:value-type="float" office:value="1.57675310566706" calcext:value-type="float">
            <text:p>1.58</text:p>
          </table:table-cell>
          <table:table-cell office:value-type="float" office:value="0.00480814" calcext:value-type="float">
            <text:p>4.80814E-03</text:p>
          </table:table-cell>
          <table:table-cell table:formula="of:=LOG([.D33]/[.D34])/LOG([.$A33]/[.$A34])" office:value-type="float" office:value="1.29106089593619" calcext:value-type="float">
            <text:p>1.29</text:p>
          </table:table-cell>
          <table:table-cell office:value-type="float" office:value="0.00140767" calcext:value-type="float">
            <text:p>1.40767E-03</text:p>
          </table:table-cell>
          <table:table-cell table:formula="of:=LOG([.F33]/[.F34])/LOG([.$A33]/[.$A34])" office:value-type="float" office:value="0.680594839007894" calcext:value-type="float">
            <text:p>0.68</text:p>
          </table:table-cell>
          <table:table-cell office:value-type="float" office:value="0.00394152" calcext:value-type="float">
            <text:p>3.94152E-03</text:p>
          </table:table-cell>
          <table:table-cell table:formula="of:=LOG([.H33]/[.H34])/LOG([.$A33]/[.$A34])" office:value-type="float" office:value="1.15418155083751" calcext:value-type="float">
            <text:p>1.15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1">
          <table:table-cell table:style-name="ce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formula="of:=LOG([.B34]/[.B35])/LOG([.$A34]/[.$A35])" office:value-type="float" office:value="1.15957921430917" calcext:value-type="float">
            <text:p>1.16</text:p>
          </table:table-cell>
          <table:table-cell office:value-type="float" office:value="0.00422722" calcext:value-type="float">
            <text:p>4.22722E-03</text:p>
          </table:table-cell>
          <table:table-cell table:formula="of:=LOG([.D34]/[.D35])/LOG([.$A34]/[.$A35])" office:value-type="float" office:value="0.355967749507193" calcext:value-type="float">
            <text:p>0.36</text:p>
          </table:table-cell>
          <table:table-cell office:value-type="float" office:value="0.00118653" calcext:value-type="float">
            <text:p>1.18653E-03</text:p>
          </table:table-cell>
          <table:table-cell table:formula="of:=LOG([.F34]/[.F35])/LOG([.$A34]/[.$A35])" office:value-type="float" office:value="0.472453868458895" calcext:value-type="float">
            <text:p>0.47</text:p>
          </table:table-cell>
          <table:table-cell office:value-type="float" office:value="0.00331123" calcext:value-type="float">
            <text:p>3.31123E-03</text:p>
          </table:table-cell>
          <table:table-cell table:formula="of:=LOG([.H34]/[.H35])/LOG([.$A34]/[.$A35])" office:value-type="float" office:value="0.481698056272697" calcext:value-type="float">
            <text:p>0.48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formula="of:=LOG([.B35]/[.B36])/LOG([.$A35]/[.$A36])" office:value-type="float" office:value="0.991878312079754" calcext:value-type="float">
            <text:p>0.99</text:p>
          </table:table-cell>
          <table:table-cell office:value-type="float" office:value="0.00373022" calcext:value-type="float">
            <text:p>3.73022E-03</text:p>
          </table:table-cell>
          <table:table-cell table:formula="of:=LOG([.D35]/[.D36])/LOG([.$A35]/[.$A36])" office:value-type="float" office:value="0.272743123323582" calcext:value-type="float">
            <text:p>0.27</text:p>
          </table:table-cell>
          <table:table-cell office:value-type="float" office:value="0.000823916" calcext:value-type="float">
            <text:p>8.23916E-04</text:p>
          </table:table-cell>
          <table:table-cell table:formula="of:=LOG([.F35]/[.F36])/LOG([.$A35]/[.$A36])" office:value-type="float" office:value="0.795306331520313" calcext:value-type="float">
            <text:p>0.80</text:p>
          </table:table-cell>
          <table:table-cell office:value-type="float" office:value="0.00251031" calcext:value-type="float">
            <text:p>2.51031E-03</text:p>
          </table:table-cell>
          <table:table-cell table:formula="of:=LOG([.H35]/[.H36])/LOG([.$A35]/[.$A36])" office:value-type="float" office:value="0.603836287197254" calcext:value-type="float">
            <text:p>0.60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" office:value-type="string" calcext:value-type="string">
            <text:p>exakte 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4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1">
          <table:table-cell table:style-name="ce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/>
          <table:table-cell office:value-type="float" office:value="0.118439" calcext:value-type="float">
            <text:p>1.18439E-01</text:p>
          </table:table-cell>
          <table:table-cell/>
          <table:table-cell office:value-type="float" office:value="0.0159035" calcext:value-type="float">
            <text:p>1.59035E-02</text:p>
          </table:table-cell>
          <table:table-cell/>
          <table:table-cell office:value-type="float" office:value="0.0183957" calcext:value-type="float">
            <text:p>1.83957E-02</text:p>
          </table:table-cell>
          <table:table-cell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formula="of:=LOG([.B43]/[.B44])/LOG([.$A43]/[.$A44])" office:value-type="float" office:value="2.06308695141739" calcext:value-type="float">
            <text:p>2.06</text:p>
          </table:table-cell>
          <table:table-cell office:value-type="float" office:value="0.078531" calcext:value-type="float">
            <text:p>7.85310E-02</text:p>
          </table:table-cell>
          <table:table-cell table:formula="of:=LOG([.D43]/[.D44])/LOG([.$A43]/[.$A44])" office:value-type="float" office:value="2.01816215313611" calcext:value-type="float">
            <text:p>2.02</text:p>
          </table:table-cell>
          <table:table-cell office:value-type="float" office:value="0.0111176" calcext:value-type="float">
            <text:p>1.11176E-02</text:p>
          </table:table-cell>
          <table:table-cell table:formula="of:=LOG([.F43]/[.F44])/LOG([.$A43]/[.$A44])" office:value-type="float" office:value="1.75836862867024" calcext:value-type="float">
            <text:p>1.76</text:p>
          </table:table-cell>
          <table:table-cell office:value-type="float" office:value="0.0127709" calcext:value-type="float">
            <text:p>1.27709E-02</text:p>
          </table:table-cell>
          <table:table-cell table:formula="of:=LOG([.H43]/[.H44])/LOG([.$A43]/[.$A44])" office:value-type="float" office:value="1.79244480297415" calcext:value-type="float">
            <text:p>1.79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table:style-name="ce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formula="of:=LOG([.B44]/[.B45])/LOG([.$A44]/[.$A45])" office:value-type="float" office:value="1.97836184070582" calcext:value-type="float">
            <text:p>1.98</text:p>
          </table:table-cell>
          <table:table-cell office:value-type="float" office:value="0.0363753" calcext:value-type="float">
            <text:p>3.63753E-02</text:p>
          </table:table-cell>
          <table:table-cell table:formula="of:=LOG([.D44]/[.D45])/LOG([.$A44]/[.$A45])" office:value-type="float" office:value="1.75233985909247" calcext:value-type="float">
            <text:p>1.75</text:p>
          </table:table-cell>
          <table:table-cell office:value-type="float" office:value="0.00496833" calcext:value-type="float">
            <text:p>4.96833E-03</text:p>
          </table:table-cell>
          <table:table-cell table:formula="of:=LOG([.F44]/[.F45])/LOG([.$A44]/[.$A45])" office:value-type="float" office:value="1.83395032974011" calcext:value-type="float">
            <text:p>1.83</text:p>
          </table:table-cell>
          <table:table-cell office:value-type="float" office:value="0.00564408" calcext:value-type="float">
            <text:p>5.64408E-03</text:p>
          </table:table-cell>
          <table:table-cell table:formula="of:=LOG([.H44]/[.H45])/LOG([.$A44]/[.$A45])" office:value-type="float" office:value="1.85926138560287" calcext:value-type="float">
            <text:p>1.86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style-name="ce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formula="of:=LOG([.B45]/[.B46])/LOG([.$A45]/[.$A46])" office:value-type="float" office:value="1.96961337762822" calcext:value-type="float">
            <text:p>1.97</text:p>
          </table:table-cell>
          <table:table-cell office:value-type="float" office:value="0.0172349" calcext:value-type="float">
            <text:p>1.72349E-02</text:p>
          </table:table-cell>
          <table:table-cell table:formula="of:=LOG([.D45]/[.D46])/LOG([.$A45]/[.$A46])" office:value-type="float" office:value="1.93306896889821" calcext:value-type="float">
            <text:p>1.93</text:p>
          </table:table-cell>
          <table:table-cell office:value-type="float" office:value="0.00238374" calcext:value-type="float">
            <text:p>2.38374E-03</text:p>
          </table:table-cell>
          <table:table-cell table:formula="of:=LOG([.F45]/[.F46])/LOG([.$A45]/[.$A46])" office:value-type="float" office:value="1.9006149669075" calcext:value-type="float">
            <text:p>1.90</text:p>
          </table:table-cell>
          <table:table-cell office:value-type="float" office:value="0.00271495" calcext:value-type="float">
            <text:p>2.71495E-03</text:p>
          </table:table-cell>
          <table:table-cell table:formula="of:=LOG([.H45]/[.H46])/LOG([.$A45]/[.$A46])" office:value-type="float" office:value="1.89393960675084" calcext:value-type="float">
            <text:p>1.89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formula="of:=LOG([.B46]/[.B47])/LOG([.$A46]/[.$A47])" office:value-type="float" office:value="1.97330832840182" calcext:value-type="float">
            <text:p>1.97</text:p>
          </table:table-cell>
          <table:table-cell office:value-type="float" office:value="0.00743839" calcext:value-type="float">
            <text:p>7.43839E-03</text:p>
          </table:table-cell>
          <table:table-cell table:formula="of:=LOG([.D46]/[.D47])/LOG([.$A46]/[.$A47])" office:value-type="float" office:value="1.89087600833143" calcext:value-type="float">
            <text:p>1.89</text:p>
          </table:table-cell>
          <table:table-cell office:value-type="float" office:value="0.00100729" calcext:value-type="float">
            <text:p>1.00729E-03</text:p>
          </table:table-cell>
          <table:table-cell table:formula="of:=LOG([.F46]/[.F47])/LOG([.$A46]/[.$A47])" office:value-type="float" office:value="1.93841368320413" calcext:value-type="float">
            <text:p>1.94</text:p>
          </table:table-cell>
          <table:table-cell office:value-type="float" office:value="0.00115397" calcext:value-type="float">
            <text:p>1.15397E-03</text:p>
          </table:table-cell>
          <table:table-cell table:formula="of:=LOG([.H46]/[.H47])/LOG([.$A46]/[.$A47])" office:value-type="float" office:value="1.92526804223295" calcext:value-type="float">
            <text:p>1.93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1">
          <table:table-cell table:style-name="ce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formula="of:=LOG([.B47]/[.B48])/LOG([.$A47]/[.$A48])" office:value-type="float" office:value="1.97640771526429" calcext:value-type="float">
            <text:p>1.98</text:p>
          </table:table-cell>
          <table:table-cell office:value-type="float" office:value="0.00370765" calcext:value-type="float">
            <text:p>3.70765E-03</text:p>
          </table:table-cell>
          <table:table-cell table:formula="of:=LOG([.D47]/[.D48])/LOG([.$A47]/[.$A48])" office:value-type="float" office:value="2.02787754708066" calcext:value-type="float">
            <text:p>2.03</text:p>
          </table:table-cell>
          <table:table-cell office:value-type="float" office:value="0.000513812" calcext:value-type="float">
            <text:p>5.13812E-04</text:p>
          </table:table-cell>
          <table:table-cell table:formula="of:=LOG([.F47]/[.F48])/LOG([.$A47]/[.$A48])" office:value-type="float" office:value="1.96061295969192" calcext:value-type="float">
            <text:p>1.96</text:p>
          </table:table-cell>
          <table:table-cell office:value-type="float" office:value="0.000590779" calcext:value-type="float">
            <text:p>5.90779E-04</text:p>
          </table:table-cell>
          <table:table-cell table:formula="of:=LOG([.H47]/[.H48])/LOG([.$A47]/[.$A48])" office:value-type="float" office:value="1.95001143985203" calcext:value-type="float">
            <text:p>1.95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1">
          <table:table-cell table:style-name="ce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formula="of:=LOG([.B48]/[.B49])/LOG([.$A48]/[.$A49])" office:value-type="float" office:value="1.97221439644828" calcext:value-type="float">
            <text:p>1.97</text:p>
          </table:table-cell>
          <table:table-cell office:value-type="float" office:value="0.00188086" calcext:value-type="float">
            <text:p>1.88086E-03</text:p>
          </table:table-cell>
          <table:table-cell table:formula="of:=LOG([.D48]/[.D49])/LOG([.$A48]/[.$A49])" office:value-type="float" office:value="1.87615361445928" calcext:value-type="float">
            <text:p>1.88</text:p>
          </table:table-cell>
          <table:table-cell office:value-type="float" office:value="0.000251673" calcext:value-type="float">
            <text:p>2.51673E-04</text:p>
          </table:table-cell>
          <table:table-cell table:formula="of:=LOG([.F48]/[.F49])/LOG([.$A48]/[.$A49])" office:value-type="float" office:value="1.9730691662431" calcext:value-type="float">
            <text:p>1.97</text:p>
          </table:table-cell>
          <table:table-cell office:value-type="float" office:value="0.000293789" calcext:value-type="float">
            <text:p>2.93789E-04</text:p>
          </table:table-cell>
          <table:table-cell table:formula="of:=LOG([.H48]/[.H49])/LOG([.$A48]/[.$A49])" office:value-type="float" office:value="1.93119691045086" calcext:value-type="float">
            <text:p>1.93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formula="of:=LOG([.B49]/[.B50])/LOG([.$A49]/[.$A50])" office:value-type="float" office:value="1.97986300068949" calcext:value-type="float">
            <text:p>1.98</text:p>
          </table:table-cell>
          <table:table-cell office:value-type="float" office:value="0.00070427" calcext:value-type="float">
            <text:p>7.04270E-04</text:p>
          </table:table-cell>
          <table:table-cell table:formula="of:=LOG([.D49]/[.D50])/LOG([.$A49]/[.$A50])" office:value-type="float" office:value="2.142048297709" calcext:value-type="float">
            <text:p>2.14</text:p>
          </table:table-cell>
          <table:table-cell office:value-type="float" office:value="0.00010145" calcext:value-type="float">
            <text:p>1.01450E-04</text:p>
          </table:table-cell>
          <table:table-cell table:formula="of:=LOG([.F49]/[.F50])/LOG([.$A49]/[.$A50])" office:value-type="float" office:value="1.98121185714754" calcext:value-type="float">
            <text:p>1.98</text:p>
          </table:table-cell>
          <table:table-cell office:value-type="float" office:value="0.000124545" calcext:value-type="float">
            <text:p>1.24545E-04</text:p>
          </table:table-cell>
          <table:table-cell table:formula="of:=LOG([.H49]/[.H50])/LOG([.$A49]/[.$A50])" office:value-type="float" office:value="1.87137562152194" calcext:value-type="float">
            <text:p>1.87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number-columns-repeated="7"/>
        </table:table-row>
        <table:table-row table:style-name="ro1">
          <table:table-cell table:style-name="ce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/>
          <table:table-cell office:value-type="float" office:value="0.0134256" calcext:value-type="float">
            <text:p>1.34256E-02</text:p>
          </table:table-cell>
          <table:table-cell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1">
          <table:table-cell table:style-name="ce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formula="of:=LOG([.B55]/[.B56])/LOG([.$A55]/[.$A56])" office:value-type="float" office:value="1.84154426613793" calcext:value-type="float">
            <text:p>1.84</text:p>
          </table:table-cell>
          <table:table-cell office:value-type="float" office:value="0.00938635" calcext:value-type="float">
            <text:p>9.38635E-03</text:p>
          </table:table-cell>
          <table:table-cell table:formula="of:=LOG([.D55]/[.D56])/LOG([.$A55]/[.$A56])" office:value-type="float" office:value="1.75786300480346" calcext:value-type="float">
            <text:p>1.76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1">
          <table:table-cell table:style-name="ce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formula="of:=LOG([.B56]/[.B57])/LOG([.$A56]/[.$A57])" office:value-type="float" office:value="1.88162421431422" calcext:value-type="float">
            <text:p>1.88</text:p>
          </table:table-cell>
          <table:table-cell office:value-type="float" office:value="0.00404736" calcext:value-type="float">
            <text:p>4.04736E-03</text:p>
          </table:table-cell>
          <table:table-cell table:formula="of:=LOG([.D56]/[.D57])/LOG([.$A56]/[.$A57])" office:value-type="float" office:value="1.9153418196034" calcext:value-type="float">
            <text:p>1.92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1">
          <table:table-cell table:style-name="ce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formula="of:=LOG([.B57]/[.B58])/LOG([.$A57]/[.$A58])" office:value-type="float" office:value="1.9177568749269" calcext:value-type="float">
            <text:p>1.92</text:p>
          </table:table-cell>
          <table:table-cell office:value-type="float" office:value="0.00210221" calcext:value-type="float">
            <text:p>2.10221E-03</text:p>
          </table:table-cell>
          <table:table-cell table:formula="of:=LOG([.D57]/[.D58])/LOG([.$A57]/[.$A58])" office:value-type="float" office:value="1.69529465113884" calcext:value-type="float">
            <text:p>1.70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1">
          <table:table-cell table:style-name="ce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formula="of:=LOG([.B58]/[.B59])/LOG([.$A58]/[.$A59])" office:value-type="float" office:value="1.83457277760306" calcext:value-type="float">
            <text:p>1.83</text:p>
          </table:table-cell>
          <table:table-cell office:value-type="float" office:value="0.00122951" calcext:value-type="float">
            <text:p>1.22951E-03</text:p>
          </table:table-cell>
          <table:table-cell table:formula="of:=LOG([.D58]/[.D59])/LOG([.$A58]/[.$A59])" office:value-type="float" office:value="1.20699448035013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1">
          <table:table-cell table:style-name="ce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formula="of:=LOG([.B59]/[.B60])/LOG([.$A59]/[.$A60])" office:value-type="float" office:value="1.89750758239303" calcext:value-type="float">
            <text:p>1.90</text:p>
          </table:table-cell>
          <table:table-cell office:value-type="float" office:value="0.000688432" calcext:value-type="float">
            <text:p>6.88432E-04</text:p>
          </table:table-cell>
          <table:table-cell table:formula="of:=LOG([.D59]/[.D60])/LOG([.$A59]/[.$A60])" office:value-type="float" office:value="1.68914351385764" calcext:value-type="float">
            <text:p>1.6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1">
          <table:table-cell table:style-name="ce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formula="of:=LOG([.B60]/[.B61])/LOG([.$A60]/[.$A61])" office:value-type="float" office:value="1.85121081893618" calcext:value-type="float">
            <text:p>1.85</text:p>
          </table:table-cell>
          <table:table-cell office:value-type="float" office:value="0.00042756" calcext:value-type="float">
            <text:p>4.27560E-04</text:p>
          </table:table-cell>
          <table:table-cell table:formula="of:=LOG([.D60]/[.D61])/LOG([.$A60]/[.$A61])" office:value-type="float" office:value="1.31677284937932" calcext:value-type="float">
            <text:p>1.32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>
          <table:table-cell table:style-name="ce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formula="of:=LOG([.B61]/[.B62])/LOG([.$A61]/[.$A62])" office:value-type="float" office:value="1.8799839521568" calcext:value-type="float">
            <text:p>1.88</text:p>
          </table:table-cell>
          <table:table-cell office:value-type="float" office:value="0.0002226" calcext:value-type="float">
            <text:p>2.22600E-04</text:p>
          </table:table-cell>
          <table:table-cell table:formula="of:=LOG([.D61]/[.D62])/LOG([.$A61]/[.$A62])" office:value-type="float" office:value="1.42331439733325" calcext:value-type="float">
            <text:p>1.42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.87</text:p>
          </table:table-cell>
          <table:table-cell/>
          <table:table-cell table:formula="of:=AVERAGE([.E56:.E62])" office:value-type="float" office:value="1.57210353092372" calcext:value-type="float">
            <text:p>1.5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andbo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DOFs</text:p>
          </table:table-cell>
          <table:table-cell table:style-name="ce8" office:value-type="string" calcext:value-type="string">
            <text:p>hMax</text:p>
          </table:table-cell>
          <table:table-cell table:style-name="ce12" office:value-type="string" calcext:value-type="string">
            <text:p>Err2K</text:p>
          </table:table-cell>
          <table:table-cell table:style-name="ce8" office:value-type="string" calcext:value-type="string">
            <text:p>EOC</text:p>
          </table:table-cell>
          <table:table-cell table:style-name="ce12" office:value-type="string" calcext:value-type="string">
            <text:p>ErrMaxK</text:p>
          </table:table-cell>
          <table:table-cell table:style-name="ce8" office:value-type="string" calcext:value-type="string">
            <text:p>EOC</text:p>
          </table:table-cell>
          <table:table-cell table:style-name="ce12" office:value-type="string" calcext:value-type="string">
            <text:p>Err2H</text:p>
          </table:table-cell>
          <table:table-cell table:style-name="ce8" office:value-type="string" calcext:value-type="string">
            <text:p>EOC</text:p>
          </table:table-cell>
          <table:table-cell table:style-name="ce12" office:value-type="string" calcext:value-type="string">
            <text:p>ErrMaxH</text:p>
          </table:table-cell>
          <table:table-cell table:style-name="ce8" office:value-type="string" calcext:value-type="string">
            <text:p>EOC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9" office:value-type="float" office:value="0.263248" calcext:value-type="float">
            <text:p>0.263</text:p>
          </table:table-cell>
          <table:table-cell office:value-type="float" office:value="0.0589887" calcext:value-type="float">
            <text:p>0.06</text:p>
          </table:table-cell>
          <table:table-cell table:style-name="ce11"/>
          <table:table-cell office:value-type="float" office:value="0.113059" calcext:value-type="float">
            <text:p>0.11</text:p>
          </table:table-cell>
          <table:table-cell table:style-name="ce11"/>
          <table:table-cell office:value-type="float" office:value="0.0248099" calcext:value-type="float">
            <text:p>0.02</text:p>
          </table:table-cell>
          <table:table-cell table:style-name="ce11"/>
          <table:table-cell office:value-type="float" office:value="0.0292189" calcext:value-type="float">
            <text:p>0.03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0.214754" calcext:value-type="float">
            <text:p>0.215</text:p>
          </table:table-cell>
          <table:table-cell office:value-type="float" office:value="0.0401822" calcext:value-type="float">
            <text:p>0.04</text:p>
          </table:table-cell>
          <table:table-cell table:style-name="ce11" table:formula="of:=LOG([.C68]/[.C69])/LOG([.$B68]/[.$B69])" office:value-type="float" office:value="1.88563575824272" calcext:value-type="float">
            <text:p>1.89</text:p>
          </table:table-cell>
          <table:table-cell office:value-type="float" office:value="0.0777378" calcext:value-type="float">
            <text:p>0.08</text:p>
          </table:table-cell>
          <table:table-cell table:style-name="ce11" table:formula="of:=LOG([.E68]/[.E69])/LOG([.$B68]/[.$B69])" office:value-type="float" office:value="1.83969541838869" calcext:value-type="float">
            <text:p>1.84</text:p>
          </table:table-cell>
          <table:table-cell office:value-type="float" office:value="0.0173329" calcext:value-type="float">
            <text:p>0.02</text:p>
          </table:table-cell>
          <table:table-cell table:style-name="ce11" table:formula="of:=LOG([.G68]/[.G69])/LOG([.$B68]/[.$B69])" office:value-type="float" office:value="1.76144600835362" calcext:value-type="float">
            <text:p>1.76</text:p>
          </table:table-cell>
          <table:table-cell office:value-type="float" office:value="0.0211396" calcext:value-type="float">
            <text:p>0.02</text:p>
          </table:table-cell>
          <table:table-cell table:style-name="ce11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style-name="ce9" office:value-type="float" office:value="0.138422" calcext:value-type="float">
            <text:p>0.138</text:p>
          </table:table-cell>
          <table:table-cell office:value-type="float" office:value="0.0175346" calcext:value-type="float">
            <text:p>0.02</text:p>
          </table:table-cell>
          <table:table-cell table:style-name="ce11" table:formula="of:=LOG([.C69]/[.C70])/LOG([.$B69]/[.$B70])" office:value-type="float" office:value="1.88814686234405" calcext:value-type="float">
            <text:p>1.89</text:p>
          </table:table-cell>
          <table:table-cell office:value-type="float" office:value="0.0362486" calcext:value-type="float">
            <text:p>0.04</text:p>
          </table:table-cell>
          <table:table-cell table:style-name="ce11" table:formula="of:=LOG([.E69]/[.E70])/LOG([.$B69]/[.$B70])" office:value-type="float" office:value="1.73716949909354" calcext:value-type="float">
            <text:p>1.74</text:p>
          </table:table-cell>
          <table:table-cell office:value-type="float" office:value="0.00775109" calcext:value-type="float">
            <text:p>0.01</text:p>
          </table:table-cell>
          <table:table-cell table:style-name="ce11" table:formula="of:=LOG([.G69]/[.G70])/LOG([.$B69]/[.$B70])" office:value-type="float" office:value="1.83241858833932" calcext:value-type="float">
            <text:p>1.83</text:p>
          </table:table-cell>
          <table:table-cell office:value-type="float" office:value="0.00944613" calcext:value-type="float">
            <text:p>0.01</text:p>
          </table:table-cell>
          <table:table-cell table:style-name="ce11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style-name="ce9" office:value-type="float" office:value="0.0940568" calcext:value-type="float">
            <text:p>0.094</text:p>
          </table:table-cell>
          <table:table-cell office:value-type="float" office:value="0.0083894" calcext:value-type="float">
            <text:p>0.01</text:p>
          </table:table-cell>
          <table:table-cell table:style-name="ce11" table:formula="of:=LOG([.C70]/[.C71])/LOG([.$B70]/[.$B71])" office:value-type="float" office:value="1.90784561929563" calcext:value-type="float">
            <text:p>1.91</text:p>
          </table:table-cell>
          <table:table-cell office:value-type="float" office:value="0.0170546" calcext:value-type="float">
            <text:p>0.02</text:p>
          </table:table-cell>
          <table:table-cell table:style-name="ce11" table:formula="of:=LOG([.E70]/[.E71])/LOG([.$B70]/[.$B71])" office:value-type="float" office:value="1.95125498024458" calcext:value-type="float">
            <text:p>1.95</text:p>
          </table:table-cell>
          <table:table-cell office:value-type="float" office:value="0.00374999" calcext:value-type="float">
            <text:p>0.00</text:p>
          </table:table-cell>
          <table:table-cell table:style-name="ce11" table:formula="of:=LOG([.G70]/[.G71])/LOG([.$B70]/[.$B71])" office:value-type="float" office:value="1.87905025691916" calcext:value-type="float">
            <text:p>1.88</text:p>
          </table:table-cell>
          <table:table-cell office:value-type="float" office:value="0.00572605" calcext:value-type="float">
            <text:p>0.01</text:p>
          </table:table-cell>
          <table:table-cell table:style-name="ce11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1">
          <table:table-cell office:value-type="float" office:value="24640" calcext:value-type="float">
            <text:p>24640</text:p>
          </table:table-cell>
          <table:table-cell table:style-name="ce9" office:value-type="float" office:value="0.0603108" calcext:value-type="float">
            <text:p>0.060</text:p>
          </table:table-cell>
          <table:table-cell office:value-type="float" office:value="0.00364332" calcext:value-type="float">
            <text:p>0.00</text:p>
          </table:table-cell>
          <table:table-cell table:style-name="ce11" table:formula="of:=LOG([.C71]/[.C72])/LOG([.$B71]/[.$B72])" office:value-type="float" office:value="1.87690550376706" calcext:value-type="float">
            <text:p>1.88</text:p>
          </table:table-cell>
          <table:table-cell office:value-type="float" office:value="0.00749013" calcext:value-type="float">
            <text:p>0.01</text:p>
          </table:table-cell>
          <table:table-cell table:style-name="ce11" table:formula="of:=LOG([.E71]/[.E72])/LOG([.$B71]/[.$B72])" office:value-type="float" office:value="1.8516126275637" calcext:value-type="float">
            <text:p>1.85</text:p>
          </table:table-cell>
          <table:table-cell office:value-type="float" office:value="0.00177822" calcext:value-type="float">
            <text:p>0.00</text:p>
          </table:table-cell>
          <table:table-cell table:style-name="ce11" table:formula="of:=LOG([.G71]/[.G72])/LOG([.$B71]/[.$B72])" office:value-type="float" office:value="1.67903020625559" calcext:value-type="float">
            <text:p>1.68</text:p>
          </table:table-cell>
          <table:table-cell office:value-type="float" office:value="0.00585822" calcext:value-type="float">
            <text:p>0.01</text:p>
          </table:table-cell>
          <table:table-cell table:style-name="ce11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float" office:value="48832" calcext:value-type="float">
            <text:p>48832</text:p>
          </table:table-cell>
          <table:table-cell table:style-name="ce9" office:value-type="float" office:value="0.0427842" calcext:value-type="float">
            <text:p>0.043</text:p>
          </table:table-cell>
          <table:table-cell office:value-type="float" office:value="0.00212024" calcext:value-type="float">
            <text:p>0.00</text:p>
          </table:table-cell>
          <table:table-cell table:style-name="ce11" table:formula="of:=LOG([.C72]/[.C73])/LOG([.$B72]/[.$B73])" office:value-type="float" office:value="1.57675310566706" calcext:value-type="float">
            <text:p>1.58</text:p>
          </table:table-cell>
          <table:table-cell office:value-type="float" office:value="0.00480814" calcext:value-type="float">
            <text:p>0.00</text:p>
          </table:table-cell>
          <table:table-cell table:style-name="ce11" table:formula="of:=LOG([.E72]/[.E73])/LOG([.$B72]/[.$B73])" office:value-type="float" office:value="1.29106089593619" calcext:value-type="float">
            <text:p>1.29</text:p>
          </table:table-cell>
          <table:table-cell office:value-type="float" office:value="0.00140767" calcext:value-type="float">
            <text:p>0.00</text:p>
          </table:table-cell>
          <table:table-cell table:style-name="ce11" table:formula="of:=LOG([.G72]/[.G73])/LOG([.$B72]/[.$B73])" office:value-type="float" office:value="0.680594839007894" calcext:value-type="float">
            <text:p>0.68</text:p>
          </table:table-cell>
          <table:table-cell office:value-type="float" office:value="0.00394152" calcext:value-type="float">
            <text:p>0.00</text:p>
          </table:table-cell>
          <table:table-cell table:style-name="ce11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100480" calcext:value-type="float">
            <text:p>100480</text:p>
          </table:table-cell>
          <table:table-cell table:style-name="ce9" office:value-type="float" office:value="0.0297978" calcext:value-type="float">
            <text:p>0.030</text:p>
          </table:table-cell>
          <table:table-cell office:value-type="float" office:value="0.00139385" calcext:value-type="float">
            <text:p>0.00</text:p>
          </table:table-cell>
          <table:table-cell table:style-name="ce11" table:formula="of:=LOG([.C73]/[.C74])/LOG([.$B73]/[.$B74])" office:value-type="float" office:value="1.15957921430917" calcext:value-type="float">
            <text:p>1.16</text:p>
          </table:table-cell>
          <table:table-cell office:value-type="float" office:value="0.00422722" calcext:value-type="float">
            <text:p>0.00</text:p>
          </table:table-cell>
          <table:table-cell table:style-name="ce11" table:formula="of:=LOG([.E73]/[.E74])/LOG([.$B73]/[.$B74])" office:value-type="float" office:value="0.355967749507193" calcext:value-type="float">
            <text:p>0.36</text:p>
          </table:table-cell>
          <table:table-cell office:value-type="float" office:value="0.00118653" calcext:value-type="float">
            <text:p>0.00</text:p>
          </table:table-cell>
          <table:table-cell table:style-name="ce11" table:formula="of:=LOG([.G73]/[.G74])/LOG([.$B73]/[.$B74])" office:value-type="float" office:value="0.472453868458895" calcext:value-type="float">
            <text:p>0.47</text:p>
          </table:table-cell>
          <table:table-cell office:value-type="float" office:value="0.00331123" calcext:value-type="float">
            <text:p>0.00</text:p>
          </table:table-cell>
          <table:table-cell table:style-name="ce11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250992" calcext:value-type="float">
            <text:p>250992</text:p>
          </table:table-cell>
          <table:table-cell table:style-name="ce9" office:value-type="float" office:value="0.0188374" calcext:value-type="float">
            <text:p>0.019</text:p>
          </table:table-cell>
          <table:table-cell office:value-type="float" office:value="0.000884444" calcext:value-type="float">
            <text:p>0.00</text:p>
          </table:table-cell>
          <table:table-cell table:style-name="ce11" table:formula="of:=LOG([.C74]/[.C75])/LOG([.$B74]/[.$B75])" office:value-type="float" office:value="0.991878312079754" calcext:value-type="float">
            <text:p>0.99</text:p>
          </table:table-cell>
          <table:table-cell office:value-type="float" office:value="0.00373022" calcext:value-type="float">
            <text:p>0.00</text:p>
          </table:table-cell>
          <table:table-cell table:style-name="ce11" table:formula="of:=LOG([.E74]/[.E75])/LOG([.$B74]/[.$B75])" office:value-type="float" office:value="0.272743123323582" calcext:value-type="float">
            <text:p>0.27</text:p>
          </table:table-cell>
          <table:table-cell office:value-type="float" office:value="0.000823916" calcext:value-type="float">
            <text:p>0.00</text:p>
          </table:table-cell>
          <table:table-cell table:style-name="ce11" table:formula="of:=LOG([.G74]/[.G75])/LOG([.$B74]/[.$B75])" office:value-type="float" office:value="0.795306331520313" calcext:value-type="float">
            <text:p>0.80</text:p>
          </table:table-cell>
          <table:table-cell office:value-type="float" office:value="0.00251031" calcext:value-type="float">
            <text:p>0.00</text:p>
          </table:table-cell>
          <table:table-cell table:style-name="ce11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orusImproved" table:style-name="ta1">
        <table:table-column table:style-name="co3" table:default-cell-style-name="ce16"/>
        <table:table-column table:style-name="co4" table:default-cell-style-name="ce18"/>
        <table:table-column table:style-name="co1" table:default-cell-style-name="ce11"/>
        <table:table-column table:style-name="co4" table:default-cell-style-name="ce18"/>
        <table:table-column table:style-name="co1" table:default-cell-style-name="ce11"/>
        <table:table-column table:style-name="co4" table:default-cell-style-name="ce18"/>
        <table:table-column table:style-name="co1" table:default-cell-style-name="ce11"/>
        <table:table-column table:style-name="co4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15"/>
          <table:table-cell table:style-name="ce17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7"/>
          <table:covered-table-cell table:style-name="ce10"/>
          <table:table-cell table:style-name="ce17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7"/>
          <table:covered-table-cell table:style-name="ce10"/>
          <table:table-cell table:style-name="ce1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4"/>
          <table:table-cell table:number-columns-repeated="1012"/>
        </table:table-row>
        <table:table-row table:style-name="ro1">
          <table:table-cell office:value-type="float" office:value="0.263328" calcext:value-type="float">
            <text:p>0.26332800</text:p>
          </table:table-cell>
          <table:table-cell office:value-type="float" office:value="0.00745003" calcext:value-type="float">
            <text:p>7.4500300E-03</text:p>
          </table:table-cell>
          <table:table-cell/>
          <table:table-cell office:value-type="float" office:value="0.0111734" calcext:value-type="float">
            <text:p>1.1173400E-02</text:p>
          </table:table-cell>
          <table:table-cell/>
          <table:table-cell office:value-type="float" office:value="0.00226168" calcext:value-type="float">
            <text:p>2.2616800E-03</text:p>
          </table:table-cell>
          <table:table-cell/>
          <table:table-cell office:value-type="float" office:value="0.00453479" calcext:value-type="float">
            <text:p>4.5347900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214553" calcext:value-type="float">
            <text:p>0.21455300</text:p>
          </table:table-cell>
          <table:table-cell office:value-type="float" office:value="0.00512094" calcext:value-type="float">
            <text:p>5.1209400E-03</text:p>
          </table:table-cell>
          <table:table-cell table:formula="of:=LOG([.B3]/[.B4])/LOG([.$A3]/[.$A4])" office:value-type="float" office:value="1.83007927124002" calcext:value-type="float">
            <text:p>1.83</text:p>
          </table:table-cell>
          <table:table-cell office:value-type="float" office:value="0.00794159" calcext:value-type="float">
            <text:p>7.9415900E-03</text:p>
          </table:table-cell>
          <table:table-cell table:formula="of:=LOG([.D3]/[.D4])/LOG([.$A3]/[.$A4])" office:value-type="float" office:value="1.66674687842652" calcext:value-type="float">
            <text:p>1.67</text:p>
          </table:table-cell>
          <table:table-cell office:value-type="float" office:value="0.00164093" calcext:value-type="float">
            <text:p>1.6409300E-03</text:p>
          </table:table-cell>
          <table:table-cell table:formula="of:=LOG([.F3]/[.F4])/LOG([.$A3]/[.$A4])" office:value-type="float" office:value="1.56629121468932" calcext:value-type="float">
            <text:p>1.57</text:p>
          </table:table-cell>
          <table:table-cell office:value-type="float" office:value="0.00351614" calcext:value-type="float">
            <text:p>3.5161400E-03</text:p>
          </table:table-cell>
          <table:table-cell table:formula="of:=LOG([.H3]/[.H4])/LOG([.$A3]/[.$A4])" office:value-type="float" office:value="1.24199617365778" calcext:value-type="float">
            <text:p>1.2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38119" calcext:value-type="float">
            <text:p>0.13811900</text:p>
          </table:table-cell>
          <table:table-cell office:value-type="float" office:value="0.00224745" calcext:value-type="float">
            <text:p>2.2474500E-03</text:p>
          </table:table-cell>
          <table:table-cell table:formula="of:=LOG([.B4]/[.B5])/LOG([.$A4]/[.$A5])" office:value-type="float" office:value="1.86981110628705" calcext:value-type="float">
            <text:p>1.87</text:p>
          </table:table-cell>
          <table:table-cell office:value-type="float" office:value="0.00361717" calcext:value-type="float">
            <text:p>3.6171700E-03</text:p>
          </table:table-cell>
          <table:table-cell table:formula="of:=LOG([.D4]/[.D5])/LOG([.$A4]/[.$A5])" office:value-type="float" office:value="1.78553147021735" calcext:value-type="float">
            <text:p>1.79</text:p>
          </table:table-cell>
          <table:table-cell office:value-type="float" office:value="0.000788031" calcext:value-type="float">
            <text:p>7.8803100E-04</text:p>
          </table:table-cell>
          <table:table-cell table:formula="of:=LOG([.F4]/[.F5])/LOG([.$A4]/[.$A5])" office:value-type="float" office:value="1.66533255266283" calcext:value-type="float">
            <text:p>1.67</text:p>
          </table:table-cell>
          <table:table-cell office:value-type="float" office:value="0.00179812" calcext:value-type="float">
            <text:p>1.7981200E-03</text:p>
          </table:table-cell>
          <table:table-cell table:formula="of:=LOG([.H4]/[.H5])/LOG([.$A4]/[.$A5])" office:value-type="float" office:value="1.52261455264961" calcext:value-type="float">
            <text:p>1.5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office:value-type="float" office:value="0.0937003" calcext:value-type="float">
            <text:p>0.09370030</text:p>
          </table:table-cell>
          <table:table-cell office:value-type="float" office:value="0.0010716" calcext:value-type="float">
            <text:p>1.0716000E-03</text:p>
          </table:table-cell>
          <table:table-cell table:formula="of:=LOG([.B5]/[.B6])/LOG([.$A5]/[.$A6])" office:value-type="float" office:value="1.90880463223547" calcext:value-type="float">
            <text:p>1.91</text:p>
          </table:table-cell>
          <table:table-cell office:value-type="float" office:value="0.00177506" calcext:value-type="float">
            <text:p>1.7750600E-03</text:p>
          </table:table-cell>
          <table:table-cell table:formula="of:=LOG([.D5]/[.D6])/LOG([.$A5]/[.$A6])" office:value-type="float" office:value="1.83461752402791" calcext:value-type="float">
            <text:p>1.83</text:p>
          </table:table-cell>
          <table:table-cell office:value-type="float" office:value="0.000399307" calcext:value-type="float">
            <text:p>3.9930700E-04</text:p>
          </table:table-cell>
          <table:table-cell table:formula="of:=LOG([.F5]/[.F6])/LOG([.$A5]/[.$A6])" office:value-type="float" office:value="1.7520152920677" calcext:value-type="float">
            <text:p>1.75</text:p>
          </table:table-cell>
          <table:table-cell office:value-type="float" office:value="0.000935014" calcext:value-type="float">
            <text:p>9.3501400E-04</text:p>
          </table:table-cell>
          <table:table-cell table:formula="of:=LOG([.H5]/[.H6])/LOG([.$A5]/[.$A6])" office:value-type="float" office:value="1.68533878734837" calcext:value-type="float">
            <text:p>1.6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office:value-type="float" office:value="0.0599646" calcext:value-type="float">
            <text:p>0.05996460</text:p>
          </table:table-cell>
          <table:table-cell office:value-type="float" office:value="0.000451018" calcext:value-type="float">
            <text:p>4.5101800E-04</text:p>
          </table:table-cell>
          <table:table-cell table:formula="of:=LOG([.B6]/[.B7])/LOG([.$A6]/[.$A7])" office:value-type="float" office:value="1.93885224308313" calcext:value-type="float">
            <text:p>1.94</text:p>
          </table:table-cell>
          <table:table-cell office:value-type="float" office:value="0.000757327" calcext:value-type="float">
            <text:p>7.5732700E-04</text:p>
          </table:table-cell>
          <table:table-cell table:formula="of:=LOG([.D6]/[.D7])/LOG([.$A6]/[.$A7])" office:value-type="float" office:value="1.9083680864155" calcext:value-type="float">
            <text:p>1.91</text:p>
          </table:table-cell>
          <table:table-cell office:value-type="float" office:value="0.000174996" calcext:value-type="float">
            <text:p>1.7499600E-04</text:p>
          </table:table-cell>
          <table:table-cell table:formula="of:=LOG([.F6]/[.F7])/LOG([.$A6]/[.$A7])" office:value-type="float" office:value="1.84826474204992" calcext:value-type="float">
            <text:p>1.85</text:p>
          </table:table-cell>
          <table:table-cell office:value-type="float" office:value="0.000414674" calcext:value-type="float">
            <text:p>4.1467400E-04</text:p>
          </table:table-cell>
          <table:table-cell table:formula="of:=LOG([.H6]/[.H7])/LOG([.$A6]/[.$A7])" office:value-type="float" office:value="1.82160701852437" calcext:value-type="float">
            <text:p>1.82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office:value-type="float" office:value="0.0424946" calcext:value-type="float">
            <text:p>0.04249460</text:p>
          </table:table-cell>
          <table:table-cell office:value-type="float" office:value="0.000229805" calcext:value-type="float">
            <text:p>2.2980500E-04</text:p>
          </table:table-cell>
          <table:table-cell table:formula="of:=LOG([.B7]/[.B8])/LOG([.$A7]/[.$A8])" office:value-type="float" office:value="1.95795707780819" calcext:value-type="float">
            <text:p>1.96</text:p>
          </table:table-cell>
          <table:table-cell office:value-type="float" office:value="0.000389864" calcext:value-type="float">
            <text:p>3.8986400E-04</text:p>
          </table:table-cell>
          <table:table-cell table:formula="of:=LOG([.D7]/[.D8])/LOG([.$A7]/[.$A8])" office:value-type="float" office:value="1.928109128124" calcext:value-type="float">
            <text:p>1.93</text:p>
          </table:table-cell>
          <table:table-cell office:value-type="float" office:value="0.0000910565" calcext:value-type="float">
            <text:p>9.1056500E-05</text:p>
          </table:table-cell>
          <table:table-cell table:formula="of:=LOG([.F7]/[.F8])/LOG([.$A7]/[.$A8])" office:value-type="float" office:value="1.89699719915604" calcext:value-type="float">
            <text:p>1.90</text:p>
          </table:table-cell>
          <table:table-cell office:value-type="float" office:value="0.000217164" calcext:value-type="float">
            <text:p>2.1716400E-04</text:p>
          </table:table-cell>
          <table:table-cell table:formula="of:=LOG([.H7]/[.H8])/LOG([.$A7]/[.$A8])" office:value-type="float" office:value="1.87828783250492" calcext:value-type="float">
            <text:p>1.88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office:value-type="float" office:value="0.0295735" calcext:value-type="float">
            <text:p>0.02957350</text:p>
          </table:table-cell>
          <table:table-cell office:value-type="float" office:value="0.000112877" calcext:value-type="float">
            <text:p>1.1287700E-04</text:p>
          </table:table-cell>
          <table:table-cell table:formula="of:=LOG([.B8]/[.B9])/LOG([.$A8]/[.$A9])" office:value-type="float" office:value="1.96120190282921" calcext:value-type="float">
            <text:p>1.96</text:p>
          </table:table-cell>
          <table:table-cell office:value-type="float" office:value="0.000201124" calcext:value-type="float">
            <text:p>2.0112400E-04</text:p>
          </table:table-cell>
          <table:table-cell table:formula="of:=LOG([.D8]/[.D9])/LOG([.$A8]/[.$A9])" office:value-type="float" office:value="1.82587419708528" calcext:value-type="float">
            <text:p>1.83</text:p>
          </table:table-cell>
          <table:table-cell office:value-type="float" office:value="0.0000452273" calcext:value-type="float">
            <text:p>4.5227300E-05</text:p>
          </table:table-cell>
          <table:table-cell table:formula="of:=LOG([.F8]/[.F9])/LOG([.$A8]/[.$A9])" office:value-type="float" office:value="1.93043462421742" calcext:value-type="float">
            <text:p>1.93</text:p>
          </table:table-cell>
          <table:table-cell office:value-type="float" office:value="0.000108896" calcext:value-type="float">
            <text:p>1.0889600E-04</text:p>
          </table:table-cell>
          <table:table-cell table:formula="of:=LOG([.H8]/[.H9])/LOG([.$A8]/[.$A9])" office:value-type="float" office:value="1.90417305137375" calcext:value-type="float">
            <text:p>1.9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office:value-type="float" office:value="0.0186844" calcext:value-type="float">
            <text:p>0.01868440</text:p>
          </table:table-cell>
          <table:table-cell office:value-type="float" office:value="0.0000483141" calcext:value-type="float">
            <text:p>4.8314100E-05</text:p>
          </table:table-cell>
          <table:table-cell table:formula="of:=LOG([.B9]/[.B10])/LOG([.$A9]/[.$A10])" office:value-type="float" office:value="1.84798399173484" calcext:value-type="float">
            <text:p>1.85</text:p>
          </table:table-cell>
          <table:table-cell office:value-type="float" office:value="0.000126694" calcext:value-type="float">
            <text:p>1.2669400E-04</text:p>
          </table:table-cell>
          <table:table-cell table:formula="of:=LOG([.D9]/[.D10])/LOG([.$A9]/[.$A10])" office:value-type="float" office:value="1.00643996110279" calcext:value-type="float">
            <text:p>1.01</text:p>
          </table:table-cell>
          <table:table-cell office:value-type="float" office:value="0.0000186885" calcext:value-type="float">
            <text:p>1.8688500E-05</text:p>
          </table:table-cell>
          <table:table-cell table:formula="of:=LOG([.F9]/[.F10])/LOG([.$A9]/[.$A10])" office:value-type="float" office:value="1.92467829831198" calcext:value-type="float">
            <text:p>1.92</text:p>
          </table:table-cell>
          <table:table-cell office:value-type="float" office:value="0.0000563067" calcext:value-type="float">
            <text:p>5.6306700E-05</text:p>
          </table:table-cell>
          <table:table-cell table:formula="of:=LOG([.H9]/[.H10])/LOG([.$A9]/[.$A10])" office:value-type="float" office:value="1.43639918090044" calcext:value-type="float">
            <text:p>1.44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Weingarten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9"/>
          <table:covered-table-cell table:style-name="ce10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9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263328" calcext:value-type="float">
            <text:p>0.26332800</text:p>
          </table:table-cell>
          <table:table-cell office:value-type="float" office:value="0.0420955" calcext:value-type="float">
            <text:p>4.2095500E-02</text:p>
          </table:table-cell>
          <table:table-cell/>
          <table:table-cell office:value-type="float" office:value="0.115583" calcext:value-type="float">
            <text:p>1.1558300E-01</text:p>
          </table:table-cell>
          <table:table-cell/>
          <table:table-cell office:value-type="float" office:value="0.0159846" calcext:value-type="float">
            <text:p>1.5984600E-02</text:p>
          </table:table-cell>
          <table:table-cell/>
          <table:table-cell office:value-type="float" office:value="0.0186961" calcext:value-type="float">
            <text:p>1.8696100E-02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214553" calcext:value-type="float">
            <text:p>0.21455300</text:p>
          </table:table-cell>
          <table:table-cell office:value-type="float" office:value="0.0278258" calcext:value-type="float">
            <text:p>2.7825800E-02</text:p>
          </table:table-cell>
          <table:table-cell table:formula="of:=LOG([.B14]/[.B15])/LOG([.$A14]/[.$A15])" office:value-type="float" office:value="2.02094270892382" calcext:value-type="float">
            <text:p>2.02</text:p>
          </table:table-cell>
          <table:table-cell office:value-type="float" office:value="0.0826885" calcext:value-type="float">
            <text:p>8.2688500E-02</text:p>
          </table:table-cell>
          <table:table-cell table:formula="of:=LOG([.D14]/[.D15])/LOG([.$A14]/[.$A15])" office:value-type="float" office:value="1.63494654370369" calcext:value-type="float">
            <text:p>1.63</text:p>
          </table:table-cell>
          <table:table-cell office:value-type="float" office:value="0.0111514" calcext:value-type="float">
            <text:p>1.1151400E-02</text:p>
          </table:table-cell>
          <table:table-cell table:formula="of:=LOG([.F14]/[.F15])/LOG([.$A14]/[.$A15])" office:value-type="float" office:value="1.75773464135207" calcext:value-type="float">
            <text:p>1.76</text:p>
          </table:table-cell>
          <table:table-cell office:value-type="float" office:value="0.0129188" calcext:value-type="float">
            <text:p>1.2918800E-02</text:p>
          </table:table-cell>
          <table:table-cell table:formula="of:=LOG([.H14]/[.H15])/LOG([.$A14]/[.$A15])" office:value-type="float" office:value="1.80445625024346" calcext:value-type="float">
            <text:p>1.80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38119" calcext:value-type="float">
            <text:p>0.13811900</text:p>
          </table:table-cell>
          <table:table-cell office:value-type="float" office:value="0.0115642" calcext:value-type="float">
            <text:p>1.1564200E-02</text:p>
          </table:table-cell>
          <table:table-cell table:formula="of:=LOG([.B15]/[.B16])/LOG([.$A15]/[.$A16])" office:value-type="float" office:value="1.99356827927769" calcext:value-type="float">
            <text:p>1.99</text:p>
          </table:table-cell>
          <table:table-cell office:value-type="float" office:value="0.0353035" calcext:value-type="float">
            <text:p>3.5303500E-02</text:p>
          </table:table-cell>
          <table:table-cell table:formula="of:=LOG([.D15]/[.D16])/LOG([.$A15]/[.$A16])" office:value-type="float" office:value="1.93237712641664" calcext:value-type="float">
            <text:p>1.93</text:p>
          </table:table-cell>
          <table:table-cell office:value-type="float" office:value="0.00499215" calcext:value-type="float">
            <text:p>4.9921500E-03</text:p>
          </table:table-cell>
          <table:table-cell table:formula="of:=LOG([.F15]/[.F16])/LOG([.$A15]/[.$A16])" office:value-type="float" office:value="1.82475763346954" calcext:value-type="float">
            <text:p>1.82</text:p>
          </table:table-cell>
          <table:table-cell office:value-type="float" office:value="0.00573171" calcext:value-type="float">
            <text:p>5.7317100E-03</text:p>
          </table:table-cell>
          <table:table-cell table:formula="of:=LOG([.H15]/[.H16])/LOG([.$A15]/[.$A16])" office:value-type="float" office:value="1.84512659116486" calcext:value-type="float">
            <text:p>1.85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office:value-type="float" office:value="0.0937003" calcext:value-type="float">
            <text:p>0.09370030</text:p>
          </table:table-cell>
          <table:table-cell office:value-type="float" office:value="0.0054093" calcext:value-type="float">
            <text:p>5.4093000E-03</text:p>
          </table:table-cell>
          <table:table-cell table:formula="of:=LOG([.B16]/[.B17])/LOG([.$A16]/[.$A17])" office:value-type="float" office:value="1.95816117912564" calcext:value-type="float">
            <text:p>1.96</text:p>
          </table:table-cell>
          <table:table-cell office:value-type="float" office:value="0.0171278" calcext:value-type="float">
            <text:p>1.7127800E-02</text:p>
          </table:table-cell>
          <table:table-cell table:formula="of:=LOG([.D16]/[.D17])/LOG([.$A16]/[.$A17])" office:value-type="float" office:value="1.86405331927349" calcext:value-type="float">
            <text:p>1.86</text:p>
          </table:table-cell>
          <table:table-cell office:value-type="float" office:value="0.00239124" calcext:value-type="float">
            <text:p>2.3912400E-03</text:p>
          </table:table-cell>
          <table:table-cell table:formula="of:=LOG([.F16]/[.F17])/LOG([.$A16]/[.$A17])" office:value-type="float" office:value="1.89697835846986" calcext:value-type="float">
            <text:p>1.90</text:p>
          </table:table-cell>
          <table:table-cell office:value-type="float" office:value="0.00272755" calcext:value-type="float">
            <text:p>2.7275500E-03</text:p>
          </table:table-cell>
          <table:table-cell table:formula="of:=LOG([.H16]/[.H17])/LOG([.$A16]/[.$A17])" office:value-type="float" office:value="1.91387342473095" calcext:value-type="float">
            <text:p>1.91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office:value-type="float" office:value="0.0599646" calcext:value-type="float">
            <text:p>0.05996460</text:p>
          </table:table-cell>
          <table:table-cell office:value-type="float" office:value="0.00224807" calcext:value-type="float">
            <text:p>2.2480700E-03</text:p>
          </table:table-cell>
          <table:table-cell table:formula="of:=LOG([.B17]/[.B18])/LOG([.$A17]/[.$A18])" office:value-type="float" office:value="1.96718610977217" calcext:value-type="float">
            <text:p>1.97</text:p>
          </table:table-cell>
          <table:table-cell office:value-type="float" office:value="0.00715588" calcext:value-type="float">
            <text:p>7.1558800E-03</text:p>
          </table:table-cell>
          <table:table-cell table:formula="of:=LOG([.D17]/[.D18])/LOG([.$A17]/[.$A18])" office:value-type="float" office:value="1.95535866156164" calcext:value-type="float">
            <text:p>1.96</text:p>
          </table:table-cell>
          <table:table-cell office:value-type="float" office:value="0.00101084" calcext:value-type="float">
            <text:p>1.0108400E-03</text:p>
          </table:table-cell>
          <table:table-cell table:formula="of:=LOG([.F17]/[.F18])/LOG([.$A17]/[.$A18])" office:value-type="float" office:value="1.92906054258445" calcext:value-type="float">
            <text:p>1.93</text:p>
          </table:table-cell>
          <table:table-cell office:value-type="float" office:value="0.00115224" calcext:value-type="float">
            <text:p>1.1522400E-03</text:p>
          </table:table-cell>
          <table:table-cell table:formula="of:=LOG([.H17]/[.H18])/LOG([.$A17]/[.$A18])" office:value-type="float" office:value="1.93055154614036" calcext:value-type="float">
            <text:p>1.9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office:value-type="float" office:value="0.0424946" calcext:value-type="float">
            <text:p>0.04249460</text:p>
          </table:table-cell>
          <table:table-cell office:value-type="float" office:value="0.00113823" calcext:value-type="float">
            <text:p>1.1382300E-03</text:p>
          </table:table-cell>
          <table:table-cell table:formula="of:=LOG([.B18]/[.B19])/LOG([.$A18]/[.$A19])" office:value-type="float" office:value="1.97631344988402" calcext:value-type="float">
            <text:p>1.98</text:p>
          </table:table-cell>
          <table:table-cell office:value-type="float" office:value="0.00371812" calcext:value-type="float">
            <text:p>3.7181200E-03</text:p>
          </table:table-cell>
          <table:table-cell table:formula="of:=LOG([.D18]/[.D19])/LOG([.$A18]/[.$A19])" office:value-type="float" office:value="1.90115922809728" calcext:value-type="float">
            <text:p>1.90</text:p>
          </table:table-cell>
          <table:table-cell office:value-type="float" office:value="0.000515578" calcext:value-type="float">
            <text:p>5.1557800E-04</text:p>
          </table:table-cell>
          <table:table-cell table:formula="of:=LOG([.F18]/[.F19])/LOG([.$A18]/[.$A19])" office:value-type="float" office:value="1.95497261680433" calcext:value-type="float">
            <text:p>1.95</text:p>
          </table:table-cell>
          <table:table-cell office:value-type="float" office:value="0.000587603" calcext:value-type="float">
            <text:p>5.8760300E-04</text:p>
          </table:table-cell>
          <table:table-cell table:formula="of:=LOG([.H18]/[.H19])/LOG([.$A18]/[.$A19])" office:value-type="float" office:value="1.95544668151503" calcext:value-type="float">
            <text:p>1.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office:value-type="float" office:value="0.0295735" calcext:value-type="float">
            <text:p>0.02957350</text:p>
          </table:table-cell>
          <table:table-cell office:value-type="float" office:value="0.000555698" calcext:value-type="float">
            <text:p>5.5569800E-04</text:p>
          </table:table-cell>
          <table:table-cell table:formula="of:=LOG([.B19]/[.B20])/LOG([.$A19]/[.$A20])" office:value-type="float" office:value="1.97795323314536" calcext:value-type="float">
            <text:p>1.98</text:p>
          </table:table-cell>
          <table:table-cell office:value-type="float" office:value="0.001843" calcext:value-type="float">
            <text:p>1.8430000E-03</text:p>
          </table:table-cell>
          <table:table-cell table:formula="of:=LOG([.D19]/[.D20])/LOG([.$A19]/[.$A20])" office:value-type="float" office:value="1.93607376581834" calcext:value-type="float">
            <text:p>1.94</text:p>
          </table:table-cell>
          <table:table-cell office:value-type="float" office:value="0.000252609" calcext:value-type="float">
            <text:p>2.5260900E-04</text:p>
          </table:table-cell>
          <table:table-cell table:formula="of:=LOG([.F19]/[.F20])/LOG([.$A19]/[.$A20])" office:value-type="float" office:value="1.9681353687779" calcext:value-type="float">
            <text:p>1.97</text:p>
          </table:table-cell>
          <table:table-cell office:value-type="float" office:value="0.000288195" calcext:value-type="float">
            <text:p>2.8819500E-04</text:p>
          </table:table-cell>
          <table:table-cell table:formula="of:=LOG([.H19]/[.H20])/LOG([.$A19]/[.$A20])" office:value-type="float" office:value="1.96528970803676" calcext:value-type="float">
            <text:p>1.9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office:value-type="float" office:value="0.0186844" calcext:value-type="float">
            <text:p>0.01868440</text:p>
          </table:table-cell>
          <table:table-cell office:value-type="float" office:value="0.000223349" calcext:value-type="float">
            <text:p>2.2334900E-04</text:p>
          </table:table-cell>
          <table:table-cell table:formula="of:=LOG([.B20]/[.B21])/LOG([.$A20]/[.$A21])" office:value-type="float" office:value="1.98499516292031" calcext:value-type="float">
            <text:p>1.98</text:p>
          </table:table-cell>
          <table:table-cell office:value-type="float" office:value="0.000705644" calcext:value-type="float">
            <text:p>7.0564400E-04</text:p>
          </table:table-cell>
          <table:table-cell table:formula="of:=LOG([.D20]/[.D21])/LOG([.$A20]/[.$A21])" office:value-type="float" office:value="2.09072419347211" calcext:value-type="float">
            <text:p>2.09</text:p>
          </table:table-cell>
          <table:table-cell office:value-type="float" office:value="0.000101776" calcext:value-type="float">
            <text:p>1.0177600E-04</text:p>
          </table:table-cell>
          <table:table-cell table:formula="of:=LOG([.F20]/[.F21])/LOG([.$A20]/[.$A21])" office:value-type="float" office:value="1.97972306796579" calcext:value-type="float">
            <text:p>1.98</text:p>
          </table:table-cell>
          <table:table-cell office:value-type="float" office:value="0.000116089" calcext:value-type="float">
            <text:p>1.1608900E-04</text:p>
          </table:table-cell>
          <table:table-cell table:formula="of:=LOG([.H20]/[.H21])/LOG([.$A20]/[.$A21])" office:value-type="float" office:value="1.98018404787983" calcext:value-type="float">
            <text:p>1.9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Weingarten (AvN)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9"/>
          <table:covered-table-cell table:style-name="ce10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9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15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263328" calcext:value-type="float">
            <text:p>0.26332800</text:p>
          </table:table-cell>
          <table:table-cell office:value-type="float" office:value="0.060133" calcext:value-type="float">
            <text:p>6.0133000E-02</text:p>
          </table:table-cell>
          <table:table-cell/>
          <table:table-cell office:value-type="float" office:value="0.118678" calcext:value-type="float">
            <text:p>1.1867800E-01</text:p>
          </table:table-cell>
          <table:table-cell/>
          <table:table-cell office:value-type="float" office:value="0.02707" calcext:value-type="float">
            <text:p>2.7070000E-02</text:p>
          </table:table-cell>
          <table:table-cell/>
          <table:table-cell office:value-type="float" office:value="0.0381716" calcext:value-type="float">
            <text:p>3.8171600E-02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214553" calcext:value-type="float">
            <text:p>0.21455300</text:p>
          </table:table-cell>
          <table:table-cell office:value-type="float" office:value="0.0407239" calcext:value-type="float">
            <text:p>4.0723900E-02</text:p>
          </table:table-cell>
          <table:table-cell table:formula="of:=LOG([.B25]/[.B26])/LOG([.$A25]/[.$A26])" office:value-type="float" office:value="1.90263993735096" calcext:value-type="float">
            <text:p>1.90</text:p>
          </table:table-cell>
          <table:table-cell office:value-type="float" office:value="0.0826499" calcext:value-type="float">
            <text:p>8.2649900E-02</text:p>
          </table:table-cell>
          <table:table-cell table:formula="of:=LOG([.D25]/[.D26])/LOG([.$A25]/[.$A26])" office:value-type="float" office:value="1.7662270748004" calcext:value-type="float">
            <text:p>1.77</text:p>
          </table:table-cell>
          <table:table-cell office:value-type="float" office:value="0.01882" calcext:value-type="float">
            <text:p>1.8820000E-02</text:p>
          </table:table-cell>
          <table:table-cell table:formula="of:=LOG([.F25]/[.F26])/LOG([.$A25]/[.$A26])" office:value-type="float" office:value="1.77455362488406" calcext:value-type="float">
            <text:p>1.77</text:p>
          </table:table-cell>
          <table:table-cell office:value-type="float" office:value="0.0268151" calcext:value-type="float">
            <text:p>2.6815100E-02</text:p>
          </table:table-cell>
          <table:table-cell table:formula="of:=LOG([.H25]/[.H26])/LOG([.$A25]/[.$A26])" office:value-type="float" office:value="1.72388400637914" calcext:value-type="float">
            <text:p>1.72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38119" calcext:value-type="float">
            <text:p>0.13811900</text:p>
          </table:table-cell>
          <table:table-cell office:value-type="float" office:value="0.0175494" calcext:value-type="float">
            <text:p>1.7549400E-02</text:p>
          </table:table-cell>
          <table:table-cell table:formula="of:=LOG([.B26]/[.B27])/LOG([.$A26]/[.$A27])" office:value-type="float" office:value="1.9112550225404" calcext:value-type="float">
            <text:p>1.91</text:p>
          </table:table-cell>
          <table:table-cell office:value-type="float" office:value="0.0380064" calcext:value-type="float">
            <text:p>3.8006400E-02</text:p>
          </table:table-cell>
          <table:table-cell table:formula="of:=LOG([.D26]/[.D27])/LOG([.$A26]/[.$A27])" office:value-type="float" office:value="1.76382026780637" calcext:value-type="float">
            <text:p>1.76</text:p>
          </table:table-cell>
          <table:table-cell office:value-type="float" office:value="0.00840034" calcext:value-type="float">
            <text:p>8.4003400E-03</text:p>
          </table:table-cell>
          <table:table-cell table:formula="of:=LOG([.F26]/[.F27])/LOG([.$A26]/[.$A27])" office:value-type="float" office:value="1.83145451224403" calcext:value-type="float">
            <text:p>1.83</text:p>
          </table:table-cell>
          <table:table-cell office:value-type="float" office:value="0.0118157" calcext:value-type="float">
            <text:p>1.1815700E-02</text:p>
          </table:table-cell>
          <table:table-cell table:formula="of:=LOG([.H26]/[.H27])/LOG([.$A26]/[.$A27])" office:value-type="float" office:value="1.86071620316783" calcext:value-type="float">
            <text:p>1.86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office:value-type="float" office:value="0.0937003" calcext:value-type="float">
            <text:p>0.09370030</text:p>
          </table:table-cell>
          <table:table-cell office:value-type="float" office:value="0.00829335" calcext:value-type="float">
            <text:p>8.2933500E-03</text:p>
          </table:table-cell>
          <table:table-cell table:formula="of:=LOG([.B27]/[.B28])/LOG([.$A27]/[.$A28])" office:value-type="float" office:value="1.93179964119584" calcext:value-type="float">
            <text:p>1.93</text:p>
          </table:table-cell>
          <table:table-cell office:value-type="float" office:value="0.0179826" calcext:value-type="float">
            <text:p>1.7982600E-02</text:p>
          </table:table-cell>
          <table:table-cell table:formula="of:=LOG([.D27]/[.D28])/LOG([.$A27]/[.$A28])" office:value-type="float" office:value="1.92866617488366" calcext:value-type="float">
            <text:p>1.93</text:p>
          </table:table-cell>
          <table:table-cell office:value-type="float" office:value="0.00401393" calcext:value-type="float">
            <text:p>4.0139300E-03</text:p>
          </table:table-cell>
          <table:table-cell table:formula="of:=LOG([.F27]/[.F28])/LOG([.$A27]/[.$A28])" office:value-type="float" office:value="1.90328418660295" calcext:value-type="float">
            <text:p>1.90</text:p>
          </table:table-cell>
          <table:table-cell office:value-type="float" office:value="0.00578774" calcext:value-type="float">
            <text:p>5.7877400E-03</text:p>
          </table:table-cell>
          <table:table-cell table:formula="of:=LOG([.H27]/[.H28])/LOG([.$A27]/[.$A28])" office:value-type="float" office:value="1.83933266384642" calcext:value-type="float">
            <text:p>1.8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office:value-type="float" office:value="0.0599646" calcext:value-type="float">
            <text:p>0.05996460</text:p>
          </table:table-cell>
          <table:table-cell office:value-type="float" office:value="0.00347221" calcext:value-type="float">
            <text:p>3.4722100E-03</text:p>
          </table:table-cell>
          <table:table-cell table:formula="of:=LOG([.B28]/[.B29])/LOG([.$A28]/[.$A29])" office:value-type="float" office:value="1.9506408790942" calcext:value-type="float">
            <text:p>1.95</text:p>
          </table:table-cell>
          <table:table-cell office:value-type="float" office:value="0.0077854" calcext:value-type="float">
            <text:p>7.7854000E-03</text:p>
          </table:table-cell>
          <table:table-cell table:formula="of:=LOG([.D28]/[.D29])/LOG([.$A28]/[.$A29])" office:value-type="float" office:value="1.87556863504553" calcext:value-type="float">
            <text:p>1.88</text:p>
          </table:table-cell>
          <table:table-cell office:value-type="float" office:value="0.00169641" calcext:value-type="float">
            <text:p>1.6964100E-03</text:p>
          </table:table-cell>
          <table:table-cell table:formula="of:=LOG([.F28]/[.F29])/LOG([.$A28]/[.$A29])" office:value-type="float" office:value="1.92956724775843" calcext:value-type="float">
            <text:p>1.93</text:p>
          </table:table-cell>
          <table:table-cell office:value-type="float" office:value="0.0023999" calcext:value-type="float">
            <text:p>2.3999000E-03</text:p>
          </table:table-cell>
          <table:table-cell table:formula="of:=LOG([.H28]/[.H29])/LOG([.$A28]/[.$A29])" office:value-type="float" office:value="1.97226555081209" calcext:value-type="float">
            <text:p>1.97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office:value-type="float" office:value="0.0424946" calcext:value-type="float">
            <text:p>0.04249460</text:p>
          </table:table-cell>
          <table:table-cell office:value-type="float" office:value="0.00176419" calcext:value-type="float">
            <text:p>1.7641900E-03</text:p>
          </table:table-cell>
          <table:table-cell table:formula="of:=LOG([.B29]/[.B30])/LOG([.$A29]/[.$A30])" office:value-type="float" office:value="1.96615590470769" calcext:value-type="float">
            <text:p>1.97</text:p>
          </table:table-cell>
          <table:table-cell office:value-type="float" office:value="0.00374741" calcext:value-type="float">
            <text:p>3.7474100E-03</text:p>
          </table:table-cell>
          <table:table-cell table:formula="of:=LOG([.D29]/[.D30])/LOG([.$A29]/[.$A30])" office:value-type="float" office:value="2.12320928891117" calcext:value-type="float">
            <text:p>2.12</text:p>
          </table:table-cell>
          <table:table-cell office:value-type="float" office:value="0.000865072" calcext:value-type="float">
            <text:p>8.6507200E-04</text:p>
          </table:table-cell>
          <table:table-cell table:formula="of:=LOG([.F29]/[.F30])/LOG([.$A29]/[.$A30])" office:value-type="float" office:value="1.95557790054882" calcext:value-type="float">
            <text:p>1.96</text:p>
          </table:table-cell>
          <table:table-cell office:value-type="float" office:value="0.00122204" calcext:value-type="float">
            <text:p>1.2220400E-03</text:p>
          </table:table-cell>
          <table:table-cell table:formula="of:=LOG([.H29]/[.H30])/LOG([.$A29]/[.$A30])" office:value-type="float" office:value="1.9597845776194" calcext:value-type="float">
            <text:p>1.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office:value-type="float" office:value="0.0295735" calcext:value-type="float">
            <text:p>0.02957350</text:p>
          </table:table-cell>
          <table:table-cell office:value-type="float" office:value="0.000862573" calcext:value-type="float">
            <text:p>8.6257300E-04</text:p>
          </table:table-cell>
          <table:table-cell table:formula="of:=LOG([.B30]/[.B31])/LOG([.$A30]/[.$A31])" office:value-type="float" office:value="1.97387717424049" calcext:value-type="float">
            <text:p>1.97</text:p>
          </table:table-cell>
          <table:table-cell office:value-type="float" office:value="0.00192451" calcext:value-type="float">
            <text:p>1.9245100E-03</text:p>
          </table:table-cell>
          <table:table-cell table:formula="of:=LOG([.D30]/[.D31])/LOG([.$A30]/[.$A31])" office:value-type="float" office:value="1.83833554513936" calcext:value-type="float">
            <text:p>1.84</text:p>
          </table:table-cell>
          <table:table-cell office:value-type="float" office:value="0.00042401" calcext:value-type="float">
            <text:p>4.2401000E-04</text:p>
          </table:table-cell>
          <table:table-cell table:formula="of:=LOG([.F30]/[.F31])/LOG([.$A30]/[.$A31])" office:value-type="float" office:value="1.96705933046026" calcext:value-type="float">
            <text:p>1.97</text:p>
          </table:table-cell>
          <table:table-cell office:value-type="float" office:value="0.000596776" calcext:value-type="float">
            <text:p>5.9677600E-04</text:p>
          </table:table-cell>
          <table:table-cell table:formula="of:=LOG([.H30]/[.H31])/LOG([.$A30]/[.$A31])" office:value-type="float" office:value="1.97720927604954" calcext:value-type="float">
            <text:p>1.9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office:value-type="float" office:value="0.0186844" calcext:value-type="float">
            <text:p>0.01868440</text:p>
          </table:table-cell>
          <table:table-cell office:value-type="float" office:value="0.000347128" calcext:value-type="float">
            <text:p>3.4712800E-04</text:p>
          </table:table-cell>
          <table:table-cell table:formula="of:=LOG([.B31]/[.B32])/LOG([.$A31]/[.$A32])" office:value-type="float" office:value="1.98224419615849" calcext:value-type="float">
            <text:p>1.98</text:p>
          </table:table-cell>
          <table:table-cell office:value-type="float" office:value="0.000719232" calcext:value-type="float">
            <text:p>7.1923200E-04</text:p>
          </table:table-cell>
          <table:table-cell table:formula="of:=LOG([.D31]/[.D32])/LOG([.$A31]/[.$A32])" office:value-type="float" office:value="2.1434335511013" calcext:value-type="float">
            <text:p>2.14</text:p>
          </table:table-cell>
          <table:table-cell office:value-type="float" office:value="0.000170926" calcext:value-type="float">
            <text:p>1.7092600E-04</text:p>
          </table:table-cell>
          <table:table-cell table:formula="of:=LOG([.F31]/[.F32])/LOG([.$A31]/[.$A32])" office:value-type="float" office:value="1.97854230717045" calcext:value-type="float">
            <text:p>1.98</text:p>
          </table:table-cell>
          <table:table-cell office:value-type="float" office:value="0.000242144" calcext:value-type="float">
            <text:p>2.4214400E-04</text:p>
          </table:table-cell>
          <table:table-cell table:formula="of:=LOG([.H31]/[.H32])/LOG([.$A31]/[.$A32])" office:value-type="float" office:value="1.96434973727412" calcext:value-type="float">
            <text:p>1.9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lipsoid(HeineC)" table:style-name="ta1">
        <table:table-column table:style-name="co6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number-columns-repeated="1015" table:default-cell-style-name="ce2"/>
        <table:table-row table:style-name="ro1">
          <table:table-cell table:style-name="ce20"/>
          <table:table-cell table:style-name="ce2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21"/>
          <table:covered-table-cell table:style-name="ce10"/>
          <table:table-cell table:style-name="ce2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21"/>
          <table:covered-table-cell table:style-name="ce10"/>
          <table:table-cell table:style-name="ce1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20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4"/>
          <table:table-cell table:number-columns-repeated="1012"/>
        </table:table-row>
        <table:table-row table:style-name="ro1">
          <table:table-cell office:value-type="float" office:value="0.249117" calcext:value-type="float">
            <text:p>0.25</text:p>
          </table:table-cell>
          <table:table-cell office:value-type="float" office:value="0.0605908" calcext:value-type="float">
            <text:p>6.06E-02</text:p>
          </table:table-cell>
          <table:table-cell/>
          <table:table-cell office:value-type="float" office:value="0.0585884" calcext:value-type="float">
            <text:p>5.86E-02</text:p>
          </table:table-cell>
          <table:table-cell/>
          <table:table-cell office:value-type="float" office:value="0.037736" calcext:value-type="float">
            <text:p>3.77E-02</text:p>
          </table:table-cell>
          <table:table-cell/>
          <table:table-cell office:value-type="float" office:value="0.13217" calcext:value-type="float">
            <text:p>1.3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78909" calcext:value-type="float">
            <text:p>0.18</text:p>
          </table:table-cell>
          <table:table-cell office:value-type="float" office:value="0.0304249" calcext:value-type="float">
            <text:p>3.04E-02</text:p>
          </table:table-cell>
          <table:table-cell table:formula="of:=LOG([.B3]/[.B4])/LOG([.$A3]/[.$A4])" office:value-type="float" office:value="2.08092841315459" calcext:value-type="float">
            <text:p>2.08</text:p>
          </table:table-cell>
          <table:table-cell office:value-type="float" office:value="0.0552849" calcext:value-type="float">
            <text:p>5.53E-02</text:p>
          </table:table-cell>
          <table:table-cell table:formula="of:=LOG([.D3]/[.D4])/LOG([.$A3]/[.$A4])" office:value-type="float" office:value="0.175314065777003" calcext:value-type="float">
            <text:p>0.18</text:p>
          </table:table-cell>
          <table:table-cell office:value-type="float" office:value="0.0224912" calcext:value-type="float">
            <text:p>2.25E-02</text:p>
          </table:table-cell>
          <table:table-cell table:formula="of:=LOG([.F3]/[.F4])/LOG([.$A3]/[.$A4])" office:value-type="float" office:value="1.56320091727319" calcext:value-type="float">
            <text:p>1.56</text:p>
          </table:table-cell>
          <table:table-cell office:value-type="float" office:value="0.0819829" calcext:value-type="float">
            <text:p>8.20E-02</text:p>
          </table:table-cell>
          <table:table-cell table:formula="of:=LOG([.H3]/[.H4])/LOG([.$A3]/[.$A4])" office:value-type="float" office:value="1.442636957485" calcext:value-type="float">
            <text:p>1.4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09365" calcext:value-type="float">
            <text:p>0.11</text:p>
          </table:table-cell>
          <table:table-cell office:value-type="float" office:value="0.0117452" calcext:value-type="float">
            <text:p>1.17E-02</text:p>
          </table:table-cell>
          <table:table-cell table:formula="of:=LOG([.B4]/[.B5])/LOG([.$A4]/[.$A5])" office:value-type="float" office:value="1.93385419647169" calcext:value-type="float">
            <text:p>1.93</text:p>
          </table:table-cell>
          <table:table-cell office:value-type="float" office:value="0.053577" calcext:value-type="float">
            <text:p>5.36E-02</text:p>
          </table:table-cell>
          <table:table-cell table:formula="of:=LOG([.D4]/[.D5])/LOG([.$A4]/[.$A5])" office:value-type="float" office:value="0.0637562205054551" calcext:value-type="float">
            <text:p>0.06</text:p>
          </table:table-cell>
          <table:table-cell office:value-type="float" office:value="0.0103995" calcext:value-type="float">
            <text:p>1.04E-02</text:p>
          </table:table-cell>
          <table:table-cell table:formula="of:=LOG([.F4]/[.F5])/LOG([.$A4]/[.$A5])" office:value-type="float" office:value="1.56722416022845" calcext:value-type="float">
            <text:p>1.57</text:p>
          </table:table-cell>
          <table:table-cell office:value-type="float" office:value="0.0354003" calcext:value-type="float">
            <text:p>3.54E-02</text:p>
          </table:table-cell>
          <table:table-cell table:formula="of:=LOG([.H4]/[.H5])/LOG([.$A4]/[.$A5])" office:value-type="float" office:value="1.70624466718323" calcext:value-type="float">
            <text:p>1.71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9" office:value-type="float" office:value="0.0784945" calcext:value-type="float">
            <text:p>0.078</text:p>
          </table:table-cell>
          <table:table-cell office:value-type="float" office:value="0.00648864" calcext:value-type="float">
            <text:p>6.49E-03</text:p>
          </table:table-cell>
          <table:table-cell table:formula="of:=LOG([.B5]/[.B6])/LOG([.$A5]/[.$A6])" office:value-type="float" office:value="1.78914394416436" calcext:value-type="float">
            <text:p>1.79</text:p>
          </table:table-cell>
          <table:table-cell office:value-type="float" office:value="0.0517027" calcext:value-type="float">
            <text:p>5.17E-02</text:p>
          </table:table-cell>
          <table:table-cell table:formula="of:=LOG([.D5]/[.D6])/LOG([.$A5]/[.$A6])" office:value-type="float" office:value="0.107367829458015" calcext:value-type="float">
            <text:p>0.11</text:p>
          </table:table-cell>
          <table:table-cell office:value-type="float" office:value="0.00589007" calcext:value-type="float">
            <text:p>5.89E-03</text:p>
          </table:table-cell>
          <table:table-cell table:formula="of:=LOG([.F5]/[.F6])/LOG([.$A5]/[.$A6])" office:value-type="float" office:value="1.71406202811825" calcext:value-type="float">
            <text:p>1.71</text:p>
          </table:table-cell>
          <table:table-cell office:value-type="float" office:value="0.0198031" calcext:value-type="float">
            <text:p>1.98E-02</text:p>
          </table:table-cell>
          <table:table-cell table:formula="of:=LOG([.H5]/[.H6])/LOG([.$A5]/[.$A6])" office:value-type="float" office:value="1.75142520042222" calcext:value-type="float">
            <text:p>1.75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9" office:value-type="float" office:value="0.0503854" calcext:value-type="float">
            <text:p>0.050</text:p>
          </table:table-cell>
          <table:table-cell office:value-type="float" office:value="0.00307695" calcext:value-type="float">
            <text:p>3.08E-03</text:p>
          </table:table-cell>
          <table:table-cell table:formula="of:=LOG([.B6]/[.B7])/LOG([.$A6]/[.$A7])" office:value-type="float" office:value="1.6829877880363" calcext:value-type="float">
            <text:p>1.68</text:p>
          </table:table-cell>
          <table:table-cell office:value-type="float" office:value="0.0512228" calcext:value-type="float">
            <text:p>5.12E-02</text:p>
          </table:table-cell>
          <table:table-cell table:formula="of:=LOG([.D6]/[.D7])/LOG([.$A6]/[.$A7])" office:value-type="float" office:value="0.0210347143883774" calcext:value-type="float">
            <text:p>0.02</text:p>
          </table:table-cell>
          <table:table-cell office:value-type="float" office:value="0.0026113" calcext:value-type="float">
            <text:p>2.61E-03</text:p>
          </table:table-cell>
          <table:table-cell table:formula="of:=LOG([.F6]/[.F7])/LOG([.$A6]/[.$A7])" office:value-type="float" office:value="1.8348070436407" calcext:value-type="float">
            <text:p>1.83</text:p>
          </table:table-cell>
          <table:table-cell office:value-type="float" office:value="0.0171172" calcext:value-type="float">
            <text:p>1.71E-02</text:p>
          </table:table-cell>
          <table:table-cell table:formula="of:=LOG([.H6]/[.H7])/LOG([.$A6]/[.$A7])" office:value-type="float" office:value="0.328774583177185" calcext:value-type="float">
            <text:p>0.3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9" office:value-type="float" office:value="0.0364551" calcext:value-type="float">
            <text:p>0.036</text:p>
          </table:table-cell>
          <table:table-cell office:value-type="float" office:value="0.00183794" calcext:value-type="float">
            <text:p>1.84E-03</text:p>
          </table:table-cell>
          <table:table-cell table:formula="of:=LOG([.B7]/[.B8])/LOG([.$A7]/[.$A8])" office:value-type="float" office:value="1.59227901028282" calcext:value-type="float">
            <text:p>1.59</text:p>
          </table:table-cell>
          <table:table-cell office:value-type="float" office:value="0.052223" calcext:value-type="float">
            <text:p>5.22E-02</text:p>
          </table:table-cell>
          <table:table-cell table:formula="of:=LOG([.D7]/[.D8])/LOG([.$A7]/[.$A8])" office:value-type="float" office:value="-0.059756073230094" calcext:value-type="float">
            <text:p>-0.06</text:p>
          </table:table-cell>
          <table:table-cell office:value-type="float" office:value="0.00140573" calcext:value-type="float">
            <text:p>1.41E-03</text:p>
          </table:table-cell>
          <table:table-cell table:formula="of:=LOG([.F7]/[.F8])/LOG([.$A7]/[.$A8])" office:value-type="float" office:value="1.91363722782707" calcext:value-type="float">
            <text:p>1.91</text:p>
          </table:table-cell>
          <table:table-cell office:value-type="float" office:value="0.0164807" calcext:value-type="float">
            <text:p>1.65E-02</text:p>
          </table:table-cell>
          <table:table-cell table:formula="of:=LOG([.H7]/[.H8])/LOG([.$A7]/[.$A8])" office:value-type="float" office:value="0.117093494740751" calcext:value-type="float">
            <text:p>0.1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9" office:value-type="float" office:value="0.0257207" calcext:value-type="float">
            <text:p>0.026</text:p>
          </table:table-cell>
          <table:table-cell office:value-type="float" office:value="0.00111634" calcext:value-type="float">
            <text:p>1.12E-03</text:p>
          </table:table-cell>
          <table:table-cell table:formula="of:=LOG([.B8]/[.B9])/LOG([.$A8]/[.$A9])" office:value-type="float" office:value="1.42950397261357" calcext:value-type="float">
            <text:p>1.43</text:p>
          </table:table-cell>
          <table:table-cell office:value-type="float" office:value="0.0519484" calcext:value-type="float">
            <text:p>5.19E-02</text:p>
          </table:table-cell>
          <table:table-cell table:formula="of:=LOG([.D8]/[.D9])/LOG([.$A8]/[.$A9])" office:value-type="float" office:value="0.0151155836725354" calcext:value-type="float">
            <text:p>0.02</text:p>
          </table:table-cell>
          <table:table-cell office:value-type="float" office:value="0.000726692" calcext:value-type="float">
            <text:p>7.27E-04</text:p>
          </table:table-cell>
          <table:table-cell table:formula="of:=LOG([.F8]/[.F9])/LOG([.$A8]/[.$A9])" office:value-type="float" office:value="1.89173506806191" calcext:value-type="float">
            <text:p>1.89</text:p>
          </table:table-cell>
          <table:table-cell office:value-type="float" office:value="0.0162289" calcext:value-type="float">
            <text:p>1.62E-02</text:p>
          </table:table-cell>
          <table:table-cell table:formula="of:=LOG([.H8]/[.H9])/LOG([.$A8]/[.$A9])" office:value-type="float" office:value="0.0441429095675888" calcext:value-type="float">
            <text:p>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9" office:value-type="float" office:value="0.0167543" calcext:value-type="float">
            <text:p>0.017</text:p>
          </table:table-cell>
          <table:table-cell office:value-type="float" office:value="0.0006237" calcext:value-type="float">
            <text:p>6.24E-04</text:p>
          </table:table-cell>
          <table:table-cell table:formula="of:=LOG([.B9]/[.B10])/LOG([.$A9]/[.$A10])" office:value-type="float" office:value="1.35810861996622" calcext:value-type="float">
            <text:p>1.36</text:p>
          </table:table-cell>
          <table:table-cell office:value-type="float" office:value="0.0534929" calcext:value-type="float">
            <text:p>5.35E-02</text:p>
          </table:table-cell>
          <table:table-cell table:formula="of:=LOG([.D9]/[.D10])/LOG([.$A9]/[.$A10])" office:value-type="float" office:value="-0.0683509154158864" calcext:value-type="float">
            <text:p>-0.07</text:p>
          </table:table-cell>
          <table:table-cell office:value-type="float" office:value="0.00032242" calcext:value-type="float">
            <text:p>3.22E-04</text:p>
          </table:table-cell>
          <table:table-cell table:formula="of:=LOG([.F9]/[.F10])/LOG([.$A9]/[.$A10])" office:value-type="float" office:value="1.89586940270213" calcext:value-type="float">
            <text:p>1.90</text:p>
          </table:table-cell>
          <table:table-cell office:value-type="float" office:value="0.0156743" calcext:value-type="float">
            <text:p>1.57E-02</text:p>
          </table:table-cell>
          <table:table-cell table:formula="of:=LOG([.H9]/[.H10])/LOG([.$A9]/[.$A10])" office:value-type="float" office:value="0.0811195406238109" calcext:value-type="float">
            <text:p>0.0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Weingarten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20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249117" calcext:value-type="float">
            <text:p>0.25</text:p>
          </table:table-cell>
          <table:table-cell office:value-type="float" office:value="0.209717" calcext:value-type="float">
            <text:p>2.10E-01</text:p>
          </table:table-cell>
          <table:table-cell/>
          <table:table-cell office:value-type="float" office:value="0.47307" calcext:value-type="float">
            <text:p>4.73E-01</text:p>
          </table:table-cell>
          <table:table-cell/>
          <table:table-cell office:value-type="float" office:value="0.0968374" calcext:value-type="float">
            <text:p>9.68E-02</text:p>
          </table:table-cell>
          <table:table-cell/>
          <table:table-cell office:value-type="float" office:value="0.321923" calcext:value-type="float">
            <text:p>3.2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78909" calcext:value-type="float">
            <text:p>0.18</text:p>
          </table:table-cell>
          <table:table-cell office:value-type="float" office:value="0.139978" calcext:value-type="float">
            <text:p>1.40E-01</text:p>
          </table:table-cell>
          <table:table-cell table:formula="of:=LOG([.B15]/[.B16])/LOG([.$A15]/[.$A16])" office:value-type="float" office:value="1.22120341602966" calcext:value-type="float">
            <text:p>1.22</text:p>
          </table:table-cell>
          <table:table-cell office:value-type="float" office:value="0.326632" calcext:value-type="float">
            <text:p>3.27E-01</text:p>
          </table:table-cell>
          <table:table-cell table:formula="of:=LOG([.D15]/[.D16])/LOG([.$A15]/[.$A16])" office:value-type="float" office:value="1.11890770547588" calcext:value-type="float">
            <text:p>1.12</text:p>
          </table:table-cell>
          <table:table-cell office:value-type="float" office:value="0.0639814" calcext:value-type="float">
            <text:p>6.40E-02</text:p>
          </table:table-cell>
          <table:table-cell table:formula="of:=LOG([.F15]/[.F16])/LOG([.$A15]/[.$A16])" office:value-type="float" office:value="1.25191561660033" calcext:value-type="float">
            <text:p>1.25</text:p>
          </table:table-cell>
          <table:table-cell office:value-type="float" office:value="0.219472" calcext:value-type="float">
            <text:p>2.19E-01</text:p>
          </table:table-cell>
          <table:table-cell table:formula="of:=LOG([.H15]/[.H16])/LOG([.$A15]/[.$A16])" office:value-type="float" office:value="1.15720611348096" calcext:value-type="float">
            <text:p>1.16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09365" calcext:value-type="float">
            <text:p>0.11</text:p>
          </table:table-cell>
          <table:table-cell office:value-type="float" office:value="0.0689603" calcext:value-type="float">
            <text:p>6.90E-02</text:p>
          </table:table-cell>
          <table:table-cell table:formula="of:=LOG([.B16]/[.B17])/LOG([.$A16]/[.$A17])" office:value-type="float" office:value="1.43838658003368" calcext:value-type="float">
            <text:p>1.44</text:p>
          </table:table-cell>
          <table:table-cell office:value-type="float" office:value="0.157128" calcext:value-type="float">
            <text:p>1.57E-01</text:p>
          </table:table-cell>
          <table:table-cell table:formula="of:=LOG([.D16]/[.D17])/LOG([.$A16]/[.$A17])" office:value-type="float" office:value="1.48678106053332" calcext:value-type="float">
            <text:p>1.49</text:p>
          </table:table-cell>
          <table:table-cell office:value-type="float" office:value="0.0307902" calcext:value-type="float">
            <text:p>3.08E-02</text:p>
          </table:table-cell>
          <table:table-cell table:formula="of:=LOG([.F16]/[.F17])/LOG([.$A16]/[.$A17])" office:value-type="float" office:value="1.48601420364401" calcext:value-type="float">
            <text:p>1.49</text:p>
          </table:table-cell>
          <table:table-cell office:value-type="float" office:value="0.105216" calcext:value-type="float">
            <text:p>1.05E-01</text:p>
          </table:table-cell>
          <table:table-cell table:formula="of:=LOG([.H16]/[.H17])/LOG([.$A16]/[.$A17])" office:value-type="float" office:value="1.49376192538362" calcext:value-type="float">
            <text:p>1.4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9" office:value-type="float" office:value="0.0784945" calcext:value-type="float">
            <text:p>0.078</text:p>
          </table:table-cell>
          <table:table-cell office:value-type="float" office:value="0.0397115" calcext:value-type="float">
            <text:p>3.97E-02</text:p>
          </table:table-cell>
          <table:table-cell table:formula="of:=LOG([.B17]/[.B18])/LOG([.$A17]/[.$A18])" office:value-type="float" office:value="1.66401206809934" calcext:value-type="float">
            <text:p>1.66</text:p>
          </table:table-cell>
          <table:table-cell office:value-type="float" office:value="0.0915163" calcext:value-type="float">
            <text:p>9.15E-02</text:p>
          </table:table-cell>
          <table:table-cell table:formula="of:=LOG([.D17]/[.D18])/LOG([.$A17]/[.$A18])" office:value-type="float" office:value="1.62980107919156" calcext:value-type="float">
            <text:p>1.63</text:p>
          </table:table-cell>
          <table:table-cell office:value-type="float" office:value="0.0175462" calcext:value-type="float">
            <text:p>1.75E-02</text:p>
          </table:table-cell>
          <table:table-cell table:formula="of:=LOG([.F17]/[.F18])/LOG([.$A17]/[.$A18])" office:value-type="float" office:value="1.69557699180157" calcext:value-type="float">
            <text:p>1.70</text:p>
          </table:table-cell>
          <table:table-cell office:value-type="float" office:value="0.0610161" calcext:value-type="float">
            <text:p>6.10E-02</text:p>
          </table:table-cell>
          <table:table-cell table:formula="of:=LOG([.H17]/[.H18])/LOG([.$A17]/[.$A18])" office:value-type="float" office:value="1.64286844985149" calcext:value-type="float">
            <text:p>1.6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9" office:value-type="float" office:value="0.0503854" calcext:value-type="float">
            <text:p>0.050</text:p>
          </table:table-cell>
          <table:table-cell office:value-type="float" office:value="0.0177063" calcext:value-type="float">
            <text:p>1.77E-02</text:p>
          </table:table-cell>
          <table:table-cell table:formula="of:=LOG([.B18]/[.B19])/LOG([.$A18]/[.$A19])" office:value-type="float" office:value="1.82195109465776" calcext:value-type="float">
            <text:p>1.82</text:p>
          </table:table-cell>
          <table:table-cell office:value-type="float" office:value="0.0404486" calcext:value-type="float">
            <text:p>4.04E-02</text:p>
          </table:table-cell>
          <table:table-cell table:formula="of:=LOG([.D18]/[.D19])/LOG([.$A18]/[.$A19])" office:value-type="float" office:value="1.84172149944922" calcext:value-type="float">
            <text:p>1.84</text:p>
          </table:table-cell>
          <table:table-cell office:value-type="float" office:value="0.00775927" calcext:value-type="float">
            <text:p>7.76E-03</text:p>
          </table:table-cell>
          <table:table-cell table:formula="of:=LOG([.F18]/[.F19])/LOG([.$A18]/[.$A19])" office:value-type="float" office:value="1.84051263682342" calcext:value-type="float">
            <text:p>1.84</text:p>
          </table:table-cell>
          <table:table-cell office:value-type="float" office:value="0.0269507" calcext:value-type="float">
            <text:p>2.70E-02</text:p>
          </table:table-cell>
          <table:table-cell table:formula="of:=LOG([.H18]/[.H19])/LOG([.$A18]/[.$A19])" office:value-type="float" office:value="1.84317285783037" calcext:value-type="float">
            <text:p>1.84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9" office:value-type="float" office:value="0.0364551" calcext:value-type="float">
            <text:p>0.036</text:p>
          </table:table-cell>
          <table:table-cell office:value-type="float" office:value="0.00952316" calcext:value-type="float">
            <text:p>9.52E-03</text:p>
          </table:table-cell>
          <table:table-cell table:formula="of:=LOG([.B19]/[.B20])/LOG([.$A19]/[.$A20])" office:value-type="float" office:value="1.91642550081953" calcext:value-type="float">
            <text:p>1.92</text:p>
          </table:table-cell>
          <table:table-cell office:value-type="float" office:value="0.0216735" calcext:value-type="float">
            <text:p>2.17E-02</text:p>
          </table:table-cell>
          <table:table-cell table:formula="of:=LOG([.D19]/[.D20])/LOG([.$A19]/[.$A20])" office:value-type="float" office:value="1.92800677893831" calcext:value-type="float">
            <text:p>1.93</text:p>
          </table:table-cell>
          <table:table-cell office:value-type="float" office:value="0.00415056" calcext:value-type="float">
            <text:p>4.15E-03</text:p>
          </table:table-cell>
          <table:table-cell table:formula="of:=LOG([.F19]/[.F20])/LOG([.$A19]/[.$A20])" office:value-type="float" office:value="1.93326997685043" calcext:value-type="float">
            <text:p>1.93</text:p>
          </table:table-cell>
          <table:table-cell office:value-type="float" office:value="0.0144433" calcext:value-type="float">
            <text:p>1.44E-02</text:p>
          </table:table-cell>
          <table:table-cell table:formula="of:=LOG([.H19]/[.H20])/LOG([.$A19]/[.$A20])" office:value-type="float" office:value="1.92750284135533" calcext:value-type="float">
            <text:p>1.9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9" office:value-type="float" office:value="0.0257207" calcext:value-type="float">
            <text:p>0.026</text:p>
          </table:table-cell>
          <table:table-cell office:value-type="float" office:value="0.00482189" calcext:value-type="float">
            <text:p>4.82E-03</text:p>
          </table:table-cell>
          <table:table-cell table:formula="of:=LOG([.B20]/[.B21])/LOG([.$A20]/[.$A21])" office:value-type="float" office:value="1.95123147206087" calcext:value-type="float">
            <text:p>1.95</text:p>
          </table:table-cell>
          <table:table-cell office:value-type="float" office:value="0.0109678" calcext:value-type="float">
            <text:p>1.10E-02</text:p>
          </table:table-cell>
          <table:table-cell table:formula="of:=LOG([.D20]/[.D21])/LOG([.$A20]/[.$A21])" office:value-type="float" office:value="1.95285381640528" calcext:value-type="float">
            <text:p>1.95</text:p>
          </table:table-cell>
          <table:table-cell office:value-type="float" office:value="0.00209925" calcext:value-type="float">
            <text:p>2.10E-03</text:p>
          </table:table-cell>
          <table:table-cell table:formula="of:=LOG([.F20]/[.F21])/LOG([.$A20]/[.$A21])" office:value-type="float" office:value="1.95439206357537" calcext:value-type="float">
            <text:p>1.95</text:p>
          </table:table-cell>
          <table:table-cell office:value-type="float" office:value="0.00730565" calcext:value-type="float">
            <text:p>7.31E-03</text:p>
          </table:table-cell>
          <table:table-cell table:formula="of:=LOG([.H20]/[.H21])/LOG([.$A20]/[.$A21])" office:value-type="float" office:value="1.95416123672756" calcext:value-type="float">
            <text:p>1.95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9" office:value-type="float" office:value="0.0167543" calcext:value-type="float">
            <text:p>0.017</text:p>
          </table:table-cell>
          <table:table-cell office:value-type="float" office:value="0.00206855" calcext:value-type="float">
            <text:p>2.07E-03</text:p>
          </table:table-cell>
          <table:table-cell table:formula="of:=LOG([.B21]/[.B22])/LOG([.$A21]/[.$A22])" office:value-type="float" office:value="1.9744208935465" calcext:value-type="float">
            <text:p>1.97</text:p>
          </table:table-cell>
          <table:table-cell office:value-type="float" office:value="0.00471233" calcext:value-type="float">
            <text:p>4.71E-03</text:p>
          </table:table-cell>
          <table:table-cell table:formula="of:=LOG([.D21]/[.D22])/LOG([.$A21]/[.$A22])" office:value-type="float" office:value="1.97083547204597" calcext:value-type="float">
            <text:p>1.97</text:p>
          </table:table-cell>
          <table:table-cell office:value-type="float" office:value="0.00089715" calcext:value-type="float">
            <text:p>8.97E-04</text:p>
          </table:table-cell>
          <table:table-cell table:formula="of:=LOG([.F21]/[.F22])/LOG([.$A21]/[.$A22])" office:value-type="float" office:value="1.98327271760155" calcext:value-type="float">
            <text:p>1.98</text:p>
          </table:table-cell>
          <table:table-cell office:value-type="float" office:value="0.00313838" calcext:value-type="float">
            <text:p>3.14E-03</text:p>
          </table:table-cell>
          <table:table-cell table:formula="of:=LOG([.H21]/[.H22])/LOG([.$A21]/[.$A22])" office:value-type="float" office:value="1.97120885848182" calcext:value-type="float">
            <text:p>1.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Weingarten(AvN)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20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249117" calcext:value-type="float">
            <text:p>0.25</text:p>
          </table:table-cell>
          <table:table-cell table:style-name="ce2" office:value-type="float" office:value="0.321983" calcext:value-type="float">
            <text:p>0.321983</text:p>
          </table:table-cell>
          <table:table-cell/>
          <table:table-cell table:style-name="ce2" office:value-type="float" office:value="0.603145" calcext:value-type="float">
            <text:p>0.603145</text:p>
          </table:table-cell>
          <table:table-cell/>
          <table:table-cell table:style-name="ce2" office:value-type="float" office:value="0.160546" calcext:value-type="float">
            <text:p>0.160546</text:p>
          </table:table-cell>
          <table:table-cell/>
          <table:table-cell table:style-name="ce2" office:value-type="float" office:value="0.438344" calcext:value-type="float">
            <text:p>0.438344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78909" calcext:value-type="float">
            <text:p>0.18</text:p>
          </table:table-cell>
          <table:table-cell table:style-name="ce2" office:value-type="float" office:value="0.232983" calcext:value-type="float">
            <text:p>0.232983</text:p>
          </table:table-cell>
          <table:table-cell table:formula="of:=LOG([.B26]/[.B27])/LOG([.$A26]/[.$A27])" office:value-type="float" office:value="0.977307915905153" calcext:value-type="float">
            <text:p>0.98</text:p>
          </table:table-cell>
          <table:table-cell table:style-name="ce2" office:value-type="float" office:value="0.464826" calcext:value-type="float">
            <text:p>0.464826</text:p>
          </table:table-cell>
          <table:table-cell table:formula="of:=LOG([.D26]/[.D27])/LOG([.$A26]/[.$A27])" office:value-type="float" office:value="0.786884562040361" calcext:value-type="float">
            <text:p>0.79</text:p>
          </table:table-cell>
          <table:table-cell table:style-name="ce2" office:value-type="float" office:value="0.111961" calcext:value-type="float">
            <text:p>0.111961</text:p>
          </table:table-cell>
          <table:table-cell table:formula="of:=LOG([.F26]/[.F27])/LOG([.$A26]/[.$A27])" office:value-type="float" office:value="1.08876288060835" calcext:value-type="float">
            <text:p>1.09</text:p>
          </table:table-cell>
          <table:table-cell table:style-name="ce2" office:value-type="float" office:value="0.32703" calcext:value-type="float">
            <text:p>0.32703</text:p>
          </table:table-cell>
          <table:table-cell table:formula="of:=LOG([.H26]/[.H27])/LOG([.$A26]/[.$A27])" office:value-type="float" office:value="0.884930308428036" calcext:value-type="float">
            <text:p>0.8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office:value-type="float" office:value="0.109365" calcext:value-type="float">
            <text:p>0.11</text:p>
          </table:table-cell>
          <table:table-cell table:style-name="ce2" office:value-type="float" office:value="0.125849" calcext:value-type="float">
            <text:p>0.125849</text:p>
          </table:table-cell>
          <table:table-cell table:formula="of:=LOG([.B27]/[.B28])/LOG([.$A27]/[.$A28])" office:value-type="float" office:value="1.25132009543924" calcext:value-type="float">
            <text:p>1.25</text:p>
          </table:table-cell>
          <table:table-cell table:style-name="ce2" office:value-type="float" office:value="0.262582" calcext:value-type="float">
            <text:p>0.262582</text:p>
          </table:table-cell>
          <table:table-cell table:formula="of:=LOG([.D27]/[.D28])/LOG([.$A27]/[.$A28])" office:value-type="float" office:value="1.16033223489031" calcext:value-type="float">
            <text:p>1.16</text:p>
          </table:table-cell>
          <table:table-cell table:style-name="ce2" office:value-type="float" office:value="0.0576774" calcext:value-type="float">
            <text:p>0.0576774</text:p>
          </table:table-cell>
          <table:table-cell table:formula="of:=LOG([.F27]/[.F28])/LOG([.$A27]/[.$A28])" office:value-type="float" office:value="1.34763008736668" calcext:value-type="float">
            <text:p>1.35</text:p>
          </table:table-cell>
          <table:table-cell table:style-name="ce2" office:value-type="float" office:value="0.179486" calcext:value-type="float">
            <text:p>0.179486</text:p>
          </table:table-cell>
          <table:table-cell table:formula="of:=LOG([.H27]/[.H28])/LOG([.$A27]/[.$A28])" office:value-type="float" office:value="1.21895834165913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9" office:value-type="float" office:value="0.0784945" calcext:value-type="float">
            <text:p>0.078</text:p>
          </table:table-cell>
          <table:table-cell table:style-name="ce2" office:value-type="float" office:value="0.0759988" calcext:value-type="float">
            <text:p>0.0759988</text:p>
          </table:table-cell>
          <table:table-cell table:formula="of:=LOG([.B28]/[.B29])/LOG([.$A28]/[.$A29])" office:value-type="float" office:value="1.52071894773635" calcext:value-type="float">
            <text:p>1.52</text:p>
          </table:table-cell>
          <table:table-cell table:style-name="ce2" office:value-type="float" office:value="0.166081" calcext:value-type="float">
            <text:p>0.166081</text:p>
          </table:table-cell>
          <table:table-cell table:formula="of:=LOG([.D28]/[.D29])/LOG([.$A28]/[.$A29])" office:value-type="float" office:value="1.38118718784133" calcext:value-type="float">
            <text:p>1.38</text:p>
          </table:table-cell>
          <table:table-cell table:style-name="ce2" office:value-type="float" office:value="0.0341154" calcext:value-type="float">
            <text:p>0.0341154</text:p>
          </table:table-cell>
          <table:table-cell table:formula="of:=LOG([.F28]/[.F29])/LOG([.$A28]/[.$A29])" office:value-type="float" office:value="1.58328648164999" calcext:value-type="float">
            <text:p>1.58</text:p>
          </table:table-cell>
          <table:table-cell table:style-name="ce2" office:value-type="float" office:value="0.111873" calcext:value-type="float">
            <text:p>0.111873</text:p>
          </table:table-cell>
          <table:table-cell table:formula="of:=LOG([.H28]/[.H29])/LOG([.$A28]/[.$A29])" office:value-type="float" office:value="1.42534389698532" calcext:value-type="float">
            <text:p>1.43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9" office:value-type="float" office:value="0.0503854" calcext:value-type="float">
            <text:p>0.050</text:p>
          </table:table-cell>
          <table:table-cell table:style-name="ce2" office:value-type="float" office:value="0.0353994" calcext:value-type="float">
            <text:p>0.0353994</text:p>
          </table:table-cell>
          <table:table-cell table:formula="of:=LOG([.B29]/[.B30])/LOG([.$A29]/[.$A30])" office:value-type="float" office:value="1.72338362789064" calcext:value-type="float">
            <text:p>1.72</text:p>
          </table:table-cell>
          <table:table-cell table:style-name="ce2" office:value-type="float" office:value="0.0790886" calcext:value-type="float">
            <text:p>0.0790886</text:p>
          </table:table-cell>
          <table:table-cell table:formula="of:=LOG([.D29]/[.D30])/LOG([.$A29]/[.$A30])" office:value-type="float" office:value="1.67349766037426" calcext:value-type="float">
            <text:p>1.67</text:p>
          </table:table-cell>
          <table:table-cell table:style-name="ce2" office:value-type="float" office:value="0.0156266" calcext:value-type="float">
            <text:p>0.0156266</text:p>
          </table:table-cell>
          <table:table-cell table:formula="of:=LOG([.F29]/[.F30])/LOG([.$A29]/[.$A30])" office:value-type="float" office:value="1.76116977883209" calcext:value-type="float">
            <text:p>1.76</text:p>
          </table:table-cell>
          <table:table-cell table:style-name="ce2" office:value-type="float" office:value="0.0528769" calcext:value-type="float">
            <text:p>0.0528769</text:p>
          </table:table-cell>
          <table:table-cell table:formula="of:=LOG([.H29]/[.H30])/LOG([.$A29]/[.$A30])" office:value-type="float" office:value="1.69039455331111" calcext:value-type="float">
            <text:p>1.69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9" office:value-type="float" office:value="0.0364551" calcext:value-type="float">
            <text:p>0.036</text:p>
          </table:table-cell>
          <table:table-cell table:style-name="ce2" office:value-type="float" office:value="0.0194333" calcext:value-type="float">
            <text:p>0.0194333</text:p>
          </table:table-cell>
          <table:table-cell table:formula="of:=LOG([.B30]/[.B31])/LOG([.$A30]/[.$A31])" office:value-type="float" office:value="1.85311978670425" calcext:value-type="float">
            <text:p>1.85</text:p>
          </table:table-cell>
          <table:table-cell table:style-name="ce2" office:value-type="float" office:value="0.0625738" calcext:value-type="float">
            <text:p>0.0625738</text:p>
          </table:table-cell>
          <table:table-cell table:formula="of:=LOG([.D30]/[.D31])/LOG([.$A30]/[.$A31])" office:value-type="float" office:value="0.723756325099328" calcext:value-type="float">
            <text:p>0.72</text:p>
          </table:table-cell>
          <table:table-cell table:style-name="ce2" office:value-type="float" office:value="0.00849949" calcext:value-type="float">
            <text:p>0.00849949</text:p>
          </table:table-cell>
          <table:table-cell table:formula="of:=LOG([.F30]/[.F31])/LOG([.$A30]/[.$A31])" office:value-type="float" office:value="1.88173867568277" calcext:value-type="float">
            <text:p>1.88</text:p>
          </table:table-cell>
          <table:table-cell table:style-name="ce2" office:value-type="float" office:value="0.0472383" calcext:value-type="float">
            <text:p>0.0472383</text:p>
          </table:table-cell>
          <table:table-cell table:formula="of:=LOG([.H30]/[.H31])/LOG([.$A30]/[.$A31])" office:value-type="float" office:value="0.348438097014693" calcext:value-type="float">
            <text:p>0.35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9" office:value-type="float" office:value="0.0257207" calcext:value-type="float">
            <text:p>0.026</text:p>
          </table:table-cell>
          <table:table-cell table:style-name="ce2" office:value-type="float" office:value="0.00999532" calcext:value-type="float">
            <text:p>0.00999532</text:p>
          </table:table-cell>
          <table:table-cell table:formula="of:=LOG([.B31]/[.B32])/LOG([.$A31]/[.$A32])" office:value-type="float" office:value="1.90624776622861" calcext:value-type="float">
            <text:p>1.91</text:p>
          </table:table-cell>
          <table:table-cell table:style-name="ce2" office:value-type="float" office:value="0.0611925" calcext:value-type="float">
            <text:p>0.0611925</text:p>
          </table:table-cell>
          <table:table-cell table:formula="of:=LOG([.D31]/[.D32])/LOG([.$A31]/[.$A32])" office:value-type="float" office:value="0.0639993436686286" calcext:value-type="float">
            <text:p>0.06</text:p>
          </table:table-cell>
          <table:table-cell table:style-name="ce2" office:value-type="float" office:value="0.00435455" calcext:value-type="float">
            <text:p>0.00435455</text:p>
          </table:table-cell>
          <table:table-cell table:formula="of:=LOG([.F31]/[.F32])/LOG([.$A31]/[.$A32])" office:value-type="float" office:value="1.91746894100716" calcext:value-type="float">
            <text:p>1.92</text:p>
          </table:table-cell>
          <table:table-cell table:style-name="ce2" office:value-type="float" office:value="0.0459675" calcext:value-type="float">
            <text:p>0.0459675</text:p>
          </table:table-cell>
          <table:table-cell table:formula="of:=LOG([.H31]/[.H32])/LOG([.$A31]/[.$A32])" office:value-type="float" office:value="0.0781867326402871" calcext:value-type="float">
            <text:p>0.0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9" office:value-type="float" office:value="0.0167543" calcext:value-type="float">
            <text:p>0.017</text:p>
          </table:table-cell>
          <table:table-cell table:style-name="ce2" office:value-type="float" office:value="0.00436155" calcext:value-type="float">
            <text:p>0.00436155</text:p>
          </table:table-cell>
          <table:table-cell table:formula="of:=LOG([.B32]/[.B33])/LOG([.$A32]/[.$A33])" office:value-type="float" office:value="1.93469394934696" calcext:value-type="float">
            <text:p>1.93</text:p>
          </table:table-cell>
          <table:table-cell table:style-name="ce2" office:value-type="float" office:value="0.0593363" calcext:value-type="float">
            <text:p>0.0593363</text:p>
          </table:table-cell>
          <table:table-cell table:formula="of:=LOG([.D32]/[.D33])/LOG([.$A32]/[.$A33])" office:value-type="float" office:value="0.0718628412861062" calcext:value-type="float">
            <text:p>0.07</text:p>
          </table:table-cell>
          <table:table-cell table:style-name="ce2" office:value-type="float" office:value="0.00188527" calcext:value-type="float">
            <text:p>0.00188527</text:p>
          </table:table-cell>
          <table:table-cell table:formula="of:=LOG([.F32]/[.F33])/LOG([.$A32]/[.$A33])" office:value-type="float" office:value="1.95303270108864" calcext:value-type="float">
            <text:p>1.95</text:p>
          </table:table-cell>
          <table:table-cell table:style-name="ce2" office:value-type="float" office:value="0.043421" calcext:value-type="float">
            <text:p>0.043421</text:p>
          </table:table-cell>
          <table:table-cell table:formula="of:=LOG([.H32]/[.H33])/LOG([.$A32]/[.$A33])" office:value-type="float" office:value="0.13295836595323" calcext:value-type="float">
            <text:p>0.13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here" table:style-name="ta1">
        <table:table-column table:style-name="co7" table:default-cell-style-name="ce9"/>
        <table:table-column table:style-name="co1" table:default-cell-style-name="ce22"/>
        <table:table-column table:style-name="co8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number-columns-repeated="1015" table:default-cell-style-name="ce32"/>
        <table:table-row table:style-name="ro1">
          <table:table-cell table:style-name="ce24"/>
          <table:table-cell table:style-name="ce2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21"/>
          <table:covered-table-cell table:style-name="ce10"/>
          <table:table-cell table:style-name="ce2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21"/>
          <table:covered-table-cell table:style-name="ce10"/>
          <table:table-cell table:style-name="ce31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 office:value-type="float" office:value="0.152342" calcext:value-type="float">
            <text:p>0.152</text:p>
          </table:table-cell>
          <table:table-cell office:value-type="float" office:value="0.00310071" calcext:value-type="float">
            <text:p>3.10E-03</text:p>
          </table:table-cell>
          <table:table-cell/>
          <table:table-cell office:value-type="float" office:value="0.00358263" calcext:value-type="float">
            <text:p>3.58E-03</text:p>
          </table:table-cell>
          <table:table-cell/>
          <table:table-cell office:value-type="float" office:value="0.00000455003" calcext:value-type="float">
            <text:p>4.55E-06</text:p>
          </table:table-cell>
          <table:table-cell/>
          <table:table-cell office:value-type="float" office:value="0.0000101598" calcext:value-type="float">
            <text:p>1.02E-0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08972" calcext:value-type="float">
            <text:p>0.109</text:p>
          </table:table-cell>
          <table:table-cell office:value-type="float" office:value="0.00158275" calcext:value-type="float">
            <text:p>1.58E-03</text:p>
          </table:table-cell>
          <table:table-cell table:formula="of:=LOG([.B3]/[.B4])/LOG([.$A3]/[.$A4])" office:value-type="float" office:value="2.00714317261453" calcext:value-type="float">
            <text:p>2.01</text:p>
          </table:table-cell>
          <table:table-cell office:value-type="float" office:value="0.00184379" calcext:value-type="float">
            <text:p>1.84E-03</text:p>
          </table:table-cell>
          <table:table-cell table:formula="of:=LOG([.D3]/[.D4])/LOG([.$A3]/[.$A4])" office:value-type="float" office:value="1.98268812827659" calcext:value-type="float">
            <text:p>1.98</text:p>
          </table:table-cell>
          <table:table-cell office:value-type="float" office:value="0.00000135164" calcext:value-type="float">
            <text:p>1.35E-06</text:p>
          </table:table-cell>
          <table:table-cell table:formula="of:=LOG([.F3]/[.F4])/LOG([.$A3]/[.$A4])" office:value-type="float" office:value="3.62292841147241" calcext:value-type="float">
            <text:p>3.62</text:p>
          </table:table-cell>
          <table:table-cell office:value-type="float" office:value="0.00000277793" calcext:value-type="float">
            <text:p>2.78E-06</text:p>
          </table:table-cell>
          <table:table-cell table:formula="of:=LOG([.H3]/[.H4])/LOG([.$A3]/[.$A4])" office:value-type="float" office:value="3.87041614671789" calcext:value-type="float">
            <text:p>3.87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 office:value-type="float" office:value="0.0663925" calcext:value-type="float">
            <text:p>0.0664</text:p>
          </table:table-cell>
          <table:table-cell office:value-type="float" office:value="0.000586641" calcext:value-type="float">
            <text:p>5.87E-04</text:p>
          </table:table-cell>
          <table:table-cell table:formula="of:=LOG([.B4]/[.B5])/LOG([.$A4]/[.$A5])" office:value-type="float" office:value="2.00301172538025" calcext:value-type="float">
            <text:p>2.00</text:p>
          </table:table-cell>
          <table:table-cell office:value-type="float" office:value="0.000687138" calcext:value-type="float">
            <text:p>6.87E-04</text:p>
          </table:table-cell>
          <table:table-cell table:formula="of:=LOG([.D4]/[.D5])/LOG([.$A4]/[.$A5])" office:value-type="float" office:value="1.99198725328889" calcext:value-type="float">
            <text:p>1.99</text:p>
          </table:table-cell>
          <table:table-cell office:value-type="float" office:value="0.000000210806" calcext:value-type="float">
            <text:p>2.11E-07</text:p>
          </table:table-cell>
          <table:table-cell table:formula="of:=LOG([.F4]/[.F5])/LOG([.$A4]/[.$A5])" office:value-type="float" office:value="3.74996953916367" calcext:value-type="float">
            <text:p>3.75</text:p>
          </table:table-cell>
          <table:table-cell office:value-type="float" office:value="0.000000416231" calcext:value-type="float">
            <text:p>4.16E-07</text:p>
          </table:table-cell>
          <table:table-cell table:formula="of:=LOG([.H4]/[.H5])/LOG([.$A4]/[.$A5])" office:value-type="float" office:value="3.83086702640269" calcext:value-type="float">
            <text:p>3.83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477329" calcext:value-type="float">
            <text:p>0.0477</text:p>
          </table:table-cell>
          <table:table-cell office:value-type="float" office:value="0.000303095" calcext:value-type="float">
            <text:p>3.03E-04</text:p>
          </table:table-cell>
          <table:table-cell table:formula="of:=LOG([.B5]/[.B6])/LOG([.$A5]/[.$A6])" office:value-type="float" office:value="2.00133451030166" calcext:value-type="float">
            <text:p>2.00</text:p>
          </table:table-cell>
          <table:table-cell office:value-type="float" office:value="0.000355539" calcext:value-type="float">
            <text:p>3.56E-04</text:p>
          </table:table-cell>
          <table:table-cell table:formula="of:=LOG([.D5]/[.D6])/LOG([.$A5]/[.$A6])" office:value-type="float" office:value="1.99688988407431" calcext:value-type="float">
            <text:p>2.00</text:p>
          </table:table-cell>
          <table:table-cell office:value-type="float" office:value="0.0000000603422" calcext:value-type="float">
            <text:p>6.03E-08</text:p>
          </table:table-cell>
          <table:table-cell table:formula="of:=LOG([.F5]/[.F6])/LOG([.$A5]/[.$A6])" office:value-type="float" office:value="3.79104865513915" calcext:value-type="float">
            <text:p>3.79</text:p>
          </table:table-cell>
          <table:table-cell office:value-type="float" office:value="0.000000145206" calcext:value-type="float">
            <text:p>1.45E-07</text:p>
          </table:table-cell>
          <table:table-cell table:formula="of:=LOG([.H5]/[.H6])/LOG([.$A5]/[.$A6])" office:value-type="float" office:value="3.19152843903982" calcext:value-type="float">
            <text:p>3.1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05541" calcext:value-type="float">
            <text:p>0.0306</text:p>
          </table:table-cell>
          <table:table-cell office:value-type="float" office:value="0.000124157" calcext:value-type="float">
            <text:p>1.24E-04</text:p>
          </table:table-cell>
          <table:table-cell table:formula="of:=LOG([.B6]/[.B7])/LOG([.$A6]/[.$A7])" office:value-type="float" office:value="2.00057245417507" calcext:value-type="float">
            <text:p>2.00</text:p>
          </table:table-cell>
          <table:table-cell office:value-type="float" office:value="0.000145792" calcext:value-type="float">
            <text:p>1.46E-04</text:p>
          </table:table-cell>
          <table:table-cell table:formula="of:=LOG([.D6]/[.D7])/LOG([.$A6]/[.$A7])" office:value-type="float" office:value="1.99822916140783" calcext:value-type="float">
            <text:p>2.00</text:p>
          </table:table-cell>
          <table:table-cell office:value-type="float" office:value="0.0000000121737" calcext:value-type="float">
            <text:p>1.22E-08</text:p>
          </table:table-cell>
          <table:table-cell table:formula="of:=LOG([.F6]/[.F7])/LOG([.$A6]/[.$A7])" office:value-type="float" office:value="3.58815254328001" calcext:value-type="float">
            <text:p>3.59</text:p>
          </table:table-cell>
          <table:table-cell office:value-type="float" office:value="0.0000000384554" calcext:value-type="float">
            <text:p>3.85E-08</text:p>
          </table:table-cell>
          <table:table-cell table:formula="of:=LOG([.H6]/[.H7])/LOG([.$A6]/[.$A7])" office:value-type="float" office:value="2.97823080102096" calcext:value-type="float">
            <text:p>2.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15183" calcext:value-type="float">
            <text:p>0.0215</text:p>
          </table:table-cell>
          <table:table-cell office:value-type="float" office:value="0.0000615754" calcext:value-type="float">
            <text:p>6.16E-05</text:p>
          </table:table-cell>
          <table:table-cell table:formula="of:=LOG([.B7]/[.B8])/LOG([.$A7]/[.$A8])" office:value-type="float" office:value="2.00026857120385" calcext:value-type="float">
            <text:p>2.00</text:p>
          </table:table-cell>
          <table:table-cell office:value-type="float" office:value="0.0000723307" calcext:value-type="float">
            <text:p>7.23E-05</text:p>
          </table:table-cell>
          <table:table-cell table:formula="of:=LOG([.D7]/[.D8])/LOG([.$A7]/[.$A8])" office:value-type="float" office:value="1.9992640965511" calcext:value-type="float">
            <text:p>2.00</text:p>
          </table:table-cell>
          <table:table-cell office:value-type="float" office:value="0.00000000388693" calcext:value-type="float">
            <text:p>3.89E-09</text:p>
          </table:table-cell>
          <table:table-cell table:formula="of:=LOG([.F7]/[.F8])/LOG([.$A7]/[.$A8])" office:value-type="float" office:value="3.25634354635556" calcext:value-type="float">
            <text:p>3.26</text:p>
          </table:table-cell>
          <table:table-cell office:value-type="float" office:value="0.0000000254446" calcext:value-type="float">
            <text:p>2.54E-08</text:p>
          </table:table-cell>
          <table:table-cell table:formula="of:=LOG([.H7]/[.H8])/LOG([.$A7]/[.$A8])" office:value-type="float" office:value="1.17798432776315" calcext:value-type="float">
            <text:p>1.1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1">
          <table:table-cell table:style-name="ce25" office:value-type="float" office:value="0.0152791" calcext:value-type="float">
            <text:p>0.0153</text:p>
          </table:table-cell>
          <table:table-cell office:value-type="float" office:value="0.0000310406" calcext:value-type="float">
            <text:p>3.10E-05</text:p>
          </table:table-cell>
          <table:table-cell table:formula="of:=LOG([.B8]/[.B9])/LOG([.$A8]/[.$A9])" office:value-type="float" office:value="2.00038171573263" calcext:value-type="float">
            <text:p>2.00</text:p>
          </table:table-cell>
          <table:table-cell office:value-type="float" office:value="0.0000364689" calcext:value-type="float">
            <text:p>3.65E-05</text:p>
          </table:table-cell>
          <table:table-cell table:formula="of:=LOG([.D8]/[.D9])/LOG([.$A8]/[.$A9])" office:value-type="float" office:value="1.99986305407339" calcext:value-type="float">
            <text:p>2.00</text:p>
          </table:table-cell>
          <table:table-cell office:value-type="float" office:value="0.00000000154939" calcext:value-type="float">
            <text:p>1.55E-09</text:p>
          </table:table-cell>
          <table:table-cell table:formula="of:=LOG([.F8]/[.F9])/LOG([.$A8]/[.$A9])" office:value-type="float" office:value="2.68607003411224" calcext:value-type="float">
            <text:p>2.69</text:p>
          </table:table-cell>
          <table:table-cell office:value-type="float" office:value="0.0000000153638" calcext:value-type="float">
            <text:p>1.54E-08</text:p>
          </table:table-cell>
          <table:table-cell table:formula="of:=LOG([.H8]/[.H9])/LOG([.$A8]/[.$A9])" office:value-type="float" office:value="1.4733152500161" calcext:value-type="float">
            <text:p>1.4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 office:value-type="float" office:value="0.00967015" calcext:value-type="float">
            <text:p>0.00967</text:p>
          </table:table-cell>
          <table:table-cell office:value-type="float" office:value="0.0000124342" calcext:value-type="float">
            <text:p>1.24E-05</text:p>
          </table:table-cell>
          <table:table-cell table:formula="of:=LOG([.B9]/[.B10])/LOG([.$A9]/[.$A10])" office:value-type="float" office:value="1.99991510158334" calcext:value-type="float">
            <text:p>2.00</text:p>
          </table:table-cell>
          <table:table-cell office:value-type="float" office:value="0.0000146107" calcext:value-type="float">
            <text:p>1.46E-05</text:p>
          </table:table-cell>
          <table:table-cell table:formula="of:=LOG([.D9]/[.D10])/LOG([.$A9]/[.$A10])" office:value-type="float" office:value="1.99960997268125" calcext:value-type="float">
            <text:p>2.00</text:p>
          </table:table-cell>
          <table:table-cell office:value-type="float" office:value="0.000000000513684" calcext:value-type="float">
            <text:p>5.14E-10</text:p>
          </table:table-cell>
          <table:table-cell table:formula="of:=LOG([.F9]/[.F10])/LOG([.$A9]/[.$A10])" office:value-type="float" office:value="2.41343853049993" calcext:value-type="float">
            <text:p>2.41</text:p>
          </table:table-cell>
          <table:table-cell office:value-type="float" office:value="0.00000000713364" calcext:value-type="float">
            <text:p>7.13E-09</text:p>
          </table:table-cell>
          <table:table-cell table:formula="of:=LOG([.H9]/[.H10])/LOG([.$A9]/[.$A10])" office:value-type="float" office:value="1.67713583105711" calcext:value-type="float">
            <text:p>1.6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 office:value-type="float" office:value="0.152342" calcext:value-type="float">
            <text:p>0.152</text:p>
          </table:table-cell>
          <table:table-cell office:value-type="float" office:value="0.00493378" calcext:value-type="float">
            <text:p>4.93E-03</text:p>
          </table:table-cell>
          <table:table-cell/>
          <table:table-cell office:value-type="float" office:value="0.00569487" calcext:value-type="float">
            <text:p>5.69E-03</text:p>
          </table:table-cell>
          <table:table-cell/>
          <table:table-cell office:value-type="float" office:value="0.00246999" calcext:value-type="float">
            <text:p>2.47E-03</text:p>
          </table:table-cell>
          <table:table-cell/>
          <table:table-cell office:value-type="float" office:value="0.0028515" calcext:value-type="float">
            <text:p>2.85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08972" calcext:value-type="float">
            <text:p>0.109</text:p>
          </table:table-cell>
          <table:table-cell office:value-type="float" office:value="0.00252713" calcext:value-type="float">
            <text:p>2.53E-03</text:p>
          </table:table-cell>
          <table:table-cell table:formula="of:=LOG([.B15]/[.B16])/LOG([.$A15]/[.$A16])" office:value-type="float" office:value="1.99685738398068" calcext:value-type="float">
            <text:p>2.00</text:p>
          </table:table-cell>
          <table:table-cell office:value-type="float" office:value="0.00294033" calcext:value-type="float">
            <text:p>2.94E-03</text:p>
          </table:table-cell>
          <table:table-cell table:formula="of:=LOG([.D15]/[.D16])/LOG([.$A15]/[.$A16])" office:value-type="float" office:value="1.97304745606165" calcext:value-type="float">
            <text:p>1.97</text:p>
          </table:table-cell>
          <table:table-cell office:value-type="float" office:value="0.00126438" calcext:value-type="float">
            <text:p>1.26E-03</text:p>
          </table:table-cell>
          <table:table-cell table:formula="of:=LOG([.F15]/[.F16])/LOG([.$A15]/[.$A16])" office:value-type="float" office:value="1.99868124668127" calcext:value-type="float">
            <text:p>2.00</text:p>
          </table:table-cell>
          <table:table-cell office:value-type="float" office:value="0.00147125" calcext:value-type="float">
            <text:p>1.47E-03</text:p>
          </table:table-cell>
          <table:table-cell table:formula="of:=LOG([.H15]/[.H16])/LOG([.$A15]/[.$A16])" office:value-type="float" office:value="1.97510347471975" calcext:value-type="float">
            <text:p>1.9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 office:value-type="float" office:value="0.0663925" calcext:value-type="float">
            <text:p>0.0664</text:p>
          </table:table-cell>
          <table:table-cell office:value-type="float" office:value="0.000938942" calcext:value-type="float">
            <text:p>9.39E-04</text:p>
          </table:table-cell>
          <table:table-cell table:formula="of:=LOG([.B16]/[.B17])/LOG([.$A16]/[.$A17])" office:value-type="float" office:value="1.99812737329608" calcext:value-type="float">
            <text:p>2.00</text:p>
          </table:table-cell>
          <table:table-cell office:value-type="float" office:value="0.00109806" calcext:value-type="float">
            <text:p>1.10E-03</text:p>
          </table:table-cell>
          <table:table-cell table:formula="of:=LOG([.D16]/[.D17])/LOG([.$A16]/[.$A17])" office:value-type="float" office:value="1.98781670403229" calcext:value-type="float">
            <text:p>1.99</text:p>
          </table:table-cell>
          <table:table-cell office:value-type="float" office:value="0.000469583" calcext:value-type="float">
            <text:p>4.70E-04</text:p>
          </table:table-cell>
          <table:table-cell table:formula="of:=LOG([.F16]/[.F17])/LOG([.$A16]/[.$A17])" office:value-type="float" office:value="1.99894725011741" calcext:value-type="float">
            <text:p>2.00</text:p>
          </table:table-cell>
          <table:table-cell office:value-type="float" office:value="0.00054918" calcext:value-type="float">
            <text:p>5.49E-04</text:p>
          </table:table-cell>
          <table:table-cell table:formula="of:=LOG([.H16]/[.H17])/LOG([.$A16]/[.$A17])" office:value-type="float" office:value="1.98875426601423" calcext:value-type="float">
            <text:p>1.9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477329" calcext:value-type="float">
            <text:p>0.0477</text:p>
          </table:table-cell>
          <table:table-cell office:value-type="float" office:value="0.000485466" calcext:value-type="float">
            <text:p>4.85E-04</text:p>
          </table:table-cell>
          <table:table-cell table:formula="of:=LOG([.B17]/[.B18])/LOG([.$A17]/[.$A18])" office:value-type="float" office:value="1.99914546139409" calcext:value-type="float">
            <text:p>2.00</text:p>
          </table:table-cell>
          <table:table-cell office:value-type="float" office:value="0.000568542" calcext:value-type="float">
            <text:p>5.69E-04</text:p>
          </table:table-cell>
          <table:table-cell table:formula="of:=LOG([.D17]/[.D18])/LOG([.$A17]/[.$A18])" office:value-type="float" office:value="1.99484383400734" calcext:value-type="float">
            <text:p>1.99</text:p>
          </table:table-cell>
          <table:table-cell office:value-type="float" office:value="0.000242763" calcext:value-type="float">
            <text:p>2.43E-04</text:p>
          </table:table-cell>
          <table:table-cell table:formula="of:=LOG([.F17]/[.F18])/LOG([.$A17]/[.$A18])" office:value-type="float" office:value="1.99949384260087" calcext:value-type="float">
            <text:p>2.00</text:p>
          </table:table-cell>
          <table:table-cell office:value-type="float" office:value="0.000284312" calcext:value-type="float">
            <text:p>2.84E-04</text:p>
          </table:table-cell>
          <table:table-cell table:formula="of:=LOG([.H17]/[.H18])/LOG([.$A17]/[.$A18])" office:value-type="float" office:value="1.99523464614815" calcext:value-type="float">
            <text:p>2.0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05541" calcext:value-type="float">
            <text:p>0.0306</text:p>
          </table:table-cell>
          <table:table-cell office:value-type="float" office:value="0.000198956" calcext:value-type="float">
            <text:p>1.99E-04</text:p>
          </table:table-cell>
          <table:table-cell table:formula="of:=LOG([.B18]/[.B19])/LOG([.$A18]/[.$A19])" office:value-type="float" office:value="1.99951033594015" calcext:value-type="float">
            <text:p>2.00</text:p>
          </table:table-cell>
          <table:table-cell office:value-type="float" office:value="0.000233215" calcext:value-type="float">
            <text:p>2.33E-04</text:p>
          </table:table-cell>
          <table:table-cell table:formula="of:=LOG([.D18]/[.D19])/LOG([.$A18]/[.$A19])" office:value-type="float" office:value="1.99746796768215" calcext:value-type="float">
            <text:p>2.00</text:p>
          </table:table-cell>
          <table:table-cell office:value-type="float" office:value="0.0000994829" calcext:value-type="float">
            <text:p>9.95E-05</text:p>
          </table:table-cell>
          <table:table-cell table:formula="of:=LOG([.F18]/[.F19])/LOG([.$A18]/[.$A19])" office:value-type="float" office:value="1.99967694741094" calcext:value-type="float">
            <text:p>2.00</text:p>
          </table:table-cell>
          <table:table-cell office:value-type="float" office:value="0.000116614" calcext:value-type="float">
            <text:p>1.17E-04</text:p>
          </table:table-cell>
          <table:table-cell table:formula="of:=LOG([.H18]/[.H19])/LOG([.$A18]/[.$A19])" office:value-type="float" office:value="1.99766629273257" calcext:value-type="float">
            <text:p>2.0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15183" calcext:value-type="float">
            <text:p>0.0215</text:p>
          </table:table-cell>
          <table:table-cell office:value-type="float" office:value="0.0000986882" calcext:value-type="float">
            <text:p>9.87E-05</text:p>
          </table:table-cell>
          <table:table-cell table:formula="of:=LOG([.B19]/[.B20])/LOG([.$A19]/[.$A20])" office:value-type="float" office:value="1.99979467992763" calcext:value-type="float">
            <text:p>2.00</text:p>
          </table:table-cell>
          <table:table-cell office:value-type="float" office:value="0.000115729" calcext:value-type="float">
            <text:p>1.16E-04</text:p>
          </table:table-cell>
          <table:table-cell table:formula="of:=LOG([.D19]/[.D20])/LOG([.$A19]/[.$A20])" office:value-type="float" office:value="1.99862870313514" calcext:value-type="float">
            <text:p>2.00</text:p>
          </table:table-cell>
          <table:table-cell office:value-type="float" office:value="0.0000493454" calcext:value-type="float">
            <text:p>4.93E-05</text:p>
          </table:table-cell>
          <table:table-cell table:formula="of:=LOG([.F19]/[.F20])/LOG([.$A19]/[.$A20])" office:value-type="float" office:value="1.99986002782169" calcext:value-type="float">
            <text:p>2.00</text:p>
          </table:table-cell>
          <table:table-cell office:value-type="float" office:value="0.0000578662" calcext:value-type="float">
            <text:p>5.79E-05</text:p>
          </table:table-cell>
          <table:table-cell table:formula="of:=LOG([.H19]/[.H20])/LOG([.$A19]/[.$A20])" office:value-type="float" office:value="1.99870389656886" calcext:value-type="float">
            <text:p>2.0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152791" calcext:value-type="float">
            <text:p>0.0153</text:p>
          </table:table-cell>
          <table:table-cell office:value-type="float" office:value="0.0000497536" calcext:value-type="float">
            <text:p>4.98E-05</text:p>
          </table:table-cell>
          <table:table-cell table:formula="of:=LOG([.B20]/[.B21])/LOG([.$A20]/[.$A21])" office:value-type="float" office:value="2.00013683127264" calcext:value-type="float">
            <text:p>2.00</text:p>
          </table:table-cell>
          <table:table-cell office:value-type="float" office:value="0.0000583465" calcext:value-type="float">
            <text:p>5.83E-05</text:p>
          </table:table-cell>
          <table:table-cell table:formula="of:=LOG([.D20]/[.D21])/LOG([.$A20]/[.$A21])" office:value-type="float" office:value="2.0000472175383" calcext:value-type="float">
            <text:p>2.00</text:p>
          </table:table-cell>
          <table:table-cell office:value-type="float" office:value="0.0000248771" calcext:value-type="float">
            <text:p>2.49E-05</text:p>
          </table:table-cell>
          <table:table-cell table:formula="of:=LOG([.F20]/[.F21])/LOG([.$A20]/[.$A21])" office:value-type="float" office:value="2.00017855193127" calcext:value-type="float">
            <text:p>2.00</text:p>
          </table:table-cell>
          <table:table-cell office:value-type="float" office:value="0.0000291737" calcext:value-type="float">
            <text:p>2.92E-05</text:p>
          </table:table-cell>
          <table:table-cell table:formula="of:=LOG([.H20]/[.H21])/LOG([.$A20]/[.$A21])" office:value-type="float" office:value="2.00008796768515" calcext:value-type="float">
            <text:p>2.0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 office:value-type="float" office:value="0.00967015" calcext:value-type="float">
            <text:p>0.00967</text:p>
          </table:table-cell>
          <table:table-cell office:value-type="float" office:value="0.0000199314" calcext:value-type="float">
            <text:p>1.99E-05</text:p>
          </table:table-cell>
          <table:table-cell table:formula="of:=LOG([.B21]/[.B22])/LOG([.$A21]/[.$A22])" office:value-type="float" office:value="1.99978647501738" calcext:value-type="float">
            <text:p>2.00</text:p>
          </table:table-cell>
          <table:table-cell office:value-type="float" office:value="0.0000233761" calcext:value-type="float">
            <text:p>2.34E-05</text:p>
          </table:table-cell>
          <table:table-cell table:formula="of:=LOG([.D21]/[.D22])/LOG([.$A21]/[.$A22])" office:value-type="float" office:value="1.99956523607604" calcext:value-type="float">
            <text:p>2.00</text:p>
          </table:table-cell>
          <table:table-cell office:value-type="float" office:value="0.00000996574" calcext:value-type="float">
            <text:p>9.97E-06</text:p>
          </table:table-cell>
          <table:table-cell table:formula="of:=LOG([.F21]/[.F22])/LOG([.$A21]/[.$A22])" office:value-type="float" office:value="1.99980406324917" calcext:value-type="float">
            <text:p>2.00</text:p>
          </table:table-cell>
          <table:table-cell office:value-type="float" office:value="0.0000116881" calcext:value-type="float">
            <text:p>1.17E-05</text:p>
          </table:table-cell>
          <table:table-cell table:formula="of:=LOG([.H21]/[.H22])/LOG([.$A21]/[.$A22])" office:value-type="float" office:value="1.99958960442203" calcext:value-type="float">
            <text:p>2.0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 (AvN)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 office:value-type="float" office:value="0.152342" calcext:value-type="float">
            <text:p>0.152</text:p>
          </table:table-cell>
          <table:table-cell table:style-name="ce2" office:value-type="float" office:value="0.0262689" calcext:value-type="float">
            <text:p>0.0262689</text:p>
          </table:table-cell>
          <table:table-cell/>
          <table:table-cell table:style-name="ce2" office:value-type="float" office:value="0.0522424" calcext:value-type="float">
            <text:p>0.0522424</text:p>
          </table:table-cell>
          <table:table-cell/>
          <table:table-cell table:style-name="ce2" office:value-type="float" office:value="0.0132212" calcext:value-type="float">
            <text:p>0.0132212</text:p>
          </table:table-cell>
          <table:table-cell/>
          <table:table-cell table:style-name="ce2" office:value-type="float" office:value="0.0257887" calcext:value-type="float">
            <text:p>0.025788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office:value-type="float" office:value="0.108972" calcext:value-type="float">
            <text:p>0.109</text:p>
          </table:table-cell>
          <table:table-cell table:style-name="ce2" office:value-type="float" office:value="0.0165464" calcext:value-type="float">
            <text:p>0.0165464</text:p>
          </table:table-cell>
          <table:table-cell table:formula="of:=LOG([.B26]/[.B27])/LOG([.$A26]/[.$A27])" office:value-type="float" office:value="1.37960028330986" calcext:value-type="float">
            <text:p>1.38</text:p>
          </table:table-cell>
          <table:table-cell table:style-name="ce2" office:value-type="float" office:value="0.0335202" calcext:value-type="float">
            <text:p>0.0335202</text:p>
          </table:table-cell>
          <table:table-cell table:formula="of:=LOG([.D26]/[.D27])/LOG([.$A26]/[.$A27])" office:value-type="float" office:value="1.32446909018791" calcext:value-type="float">
            <text:p>1.32</text:p>
          </table:table-cell>
          <table:table-cell table:style-name="ce2" office:value-type="float" office:value="0.00830892" calcext:value-type="float">
            <text:p>0.00830892</text:p>
          </table:table-cell>
          <table:table-cell table:formula="of:=LOG([.F26]/[.F27])/LOG([.$A26]/[.$A27])" office:value-type="float" office:value="1.38638995344149" calcext:value-type="float">
            <text:p>1.39</text:p>
          </table:table-cell>
          <table:table-cell table:style-name="ce2" office:value-type="float" office:value="0.016627" calcext:value-type="float">
            <text:p>0.016627</text:p>
          </table:table-cell>
          <table:table-cell table:formula="of:=LOG([.H26]/[.H27])/LOG([.$A26]/[.$A27])" office:value-type="float" office:value="1.31002993347583" calcext:value-type="float">
            <text:p>1.31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 office:value-type="float" office:value="0.0663925" calcext:value-type="float">
            <text:p>0.0664</text:p>
          </table:table-cell>
          <table:table-cell table:style-name="ce2" office:value-type="float" office:value="0.00809494" calcext:value-type="float">
            <text:p>0.00809494</text:p>
          </table:table-cell>
          <table:table-cell table:formula="of:=LOG([.B27]/[.B28])/LOG([.$A27]/[.$A28])" office:value-type="float" office:value="1.44282435497794" calcext:value-type="float">
            <text:p>1.44</text:p>
          </table:table-cell>
          <table:table-cell table:style-name="ce2" office:value-type="float" office:value="0.018113" calcext:value-type="float">
            <text:p>0.018113</text:p>
          </table:table-cell>
          <table:table-cell table:formula="of:=LOG([.D27]/[.D28])/LOG([.$A27]/[.$A28])" office:value-type="float" office:value="1.2421993854977" calcext:value-type="float">
            <text:p>1.24</text:p>
          </table:table-cell>
          <table:table-cell table:style-name="ce2" office:value-type="float" office:value="0.00405554" calcext:value-type="float">
            <text:p>0.00405554</text:p>
          </table:table-cell>
          <table:table-cell table:formula="of:=LOG([.F27]/[.F28])/LOG([.$A27]/[.$A28])" office:value-type="float" office:value="1.4474991812008" calcext:value-type="float">
            <text:p>1.45</text:p>
          </table:table-cell>
          <table:table-cell table:style-name="ce2" office:value-type="float" office:value="0.00907166" calcext:value-type="float">
            <text:p>0.00907166</text:p>
          </table:table-cell>
          <table:table-cell table:formula="of:=LOG([.H27]/[.H28])/LOG([.$A27]/[.$A28])" office:value-type="float" office:value="1.22273301979582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477329" calcext:value-type="float">
            <text:p>0.0477</text:p>
          </table:table-cell>
          <table:table-cell table:style-name="ce2" office:value-type="float" office:value="0.00498856" calcext:value-type="float">
            <text:p>0.00498856</text:p>
          </table:table-cell>
          <table:table-cell table:formula="of:=LOG([.B28]/[.B29])/LOG([.$A28]/[.$A29])" office:value-type="float" office:value="1.46710866082129" calcext:value-type="float">
            <text:p>1.47</text:p>
          </table:table-cell>
          <table:table-cell table:style-name="ce2" office:value-type="float" office:value="0.0144858" calcext:value-type="float">
            <text:p>0.0144858</text:p>
          </table:table-cell>
          <table:table-cell table:formula="of:=LOG([.D28]/[.D29])/LOG([.$A28]/[.$A29])" office:value-type="float" office:value="0.67723020635846" calcext:value-type="float">
            <text:p>0.68</text:p>
          </table:table-cell>
          <table:table-cell table:style-name="ce2" office:value-type="float" office:value="0.00249747" calcext:value-type="float">
            <text:p>0.00249747</text:p>
          </table:table-cell>
          <table:table-cell table:formula="of:=LOG([.F28]/[.F29])/LOG([.$A28]/[.$A29])" office:value-type="float" office:value="1.4692717626223" calcext:value-type="float">
            <text:p>1.47</text:p>
          </table:table-cell>
          <table:table-cell table:style-name="ce2" office:value-type="float" office:value="0.00724502" calcext:value-type="float">
            <text:p>0.00724502</text:p>
          </table:table-cell>
          <table:table-cell table:formula="of:=LOG([.H28]/[.H29])/LOG([.$A28]/[.$A29])" office:value-type="float" office:value="0.681412123384782" calcext:value-type="float">
            <text:p>0.68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05541" calcext:value-type="float">
            <text:p>0.0306</text:p>
          </table:table-cell>
          <table:table-cell table:style-name="ce2" office:value-type="float" office:value="0.00259324" calcext:value-type="float">
            <text:p>0.00259324</text:p>
          </table:table-cell>
          <table:table-cell table:formula="of:=LOG([.B29]/[.B30])/LOG([.$A29]/[.$A30])" office:value-type="float" office:value="1.46650294046465" calcext:value-type="float">
            <text:p>1.47</text:p>
          </table:table-cell>
          <table:table-cell table:style-name="ce2" office:value-type="float" office:value="0.023117" calcext:value-type="float">
            <text:p>0.023117</text:p>
          </table:table-cell>
          <table:table-cell table:formula="of:=LOG([.D29]/[.D30])/LOG([.$A29]/[.$A30])" office:value-type="float" office:value="-1.04769415844748" calcext:value-type="float">
            <text:p>-1.05</text:p>
          </table:table-cell>
          <table:table-cell table:style-name="ce2" office:value-type="float" office:value="0.00129781" calcext:value-type="float">
            <text:p>0.00129781</text:p>
          </table:table-cell>
          <table:table-cell table:formula="of:=LOG([.F29]/[.F30])/LOG([.$A29]/[.$A30])" office:value-type="float" office:value="1.46731159622339" calcext:value-type="float">
            <text:p>1.47</text:p>
          </table:table-cell>
          <table:table-cell table:style-name="ce2" office:value-type="float" office:value="0.0116261" calcext:value-type="float">
            <text:p>0.0116261</text:p>
          </table:table-cell>
          <table:table-cell table:formula="of:=LOG([.H29]/[.H30])/LOG([.$A29]/[.$A30])" office:value-type="float" office:value="-1.06010963211789" calcext:value-type="float">
            <text:p>-1.06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15183" calcext:value-type="float">
            <text:p>0.0215</text:p>
          </table:table-cell>
          <table:table-cell table:style-name="ce2" office:value-type="float" office:value="0.00155712" calcext:value-type="float">
            <text:p>0.00155712</text:p>
          </table:table-cell>
          <table:table-cell table:formula="of:=LOG([.B30]/[.B31])/LOG([.$A30]/[.$A31])" office:value-type="float" office:value="1.45486924857416" calcext:value-type="float">
            <text:p>1.45</text:p>
          </table:table-cell>
          <table:table-cell table:style-name="ce2" office:value-type="float" office:value="0.0294604" calcext:value-type="float">
            <text:p>0.0294604</text:p>
          </table:table-cell>
          <table:table-cell table:formula="of:=LOG([.D30]/[.D31])/LOG([.$A30]/[.$A31])" office:value-type="float" office:value="-0.691620272530262" calcext:value-type="float">
            <text:p>-0.69</text:p>
          </table:table-cell>
          <table:table-cell table:style-name="ce2" office:value-type="float" office:value="0.000779469" calcext:value-type="float">
            <text:p>0.000779469</text:p>
          </table:table-cell>
          <table:table-cell table:formula="of:=LOG([.F30]/[.F31])/LOG([.$A30]/[.$A31])" office:value-type="float" office:value="1.45415757556352" calcext:value-type="float">
            <text:p>1.45</text:p>
          </table:table-cell>
          <table:table-cell table:style-name="ce2" office:value-type="float" office:value="0.0148403" calcext:value-type="float">
            <text:p>0.0148403</text:p>
          </table:table-cell>
          <table:table-cell table:formula="of:=LOG([.H30]/[.H31])/LOG([.$A30]/[.$A31])" office:value-type="float" office:value="-0.696227214338301" calcext:value-type="float">
            <text:p>-0.7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152791" calcext:value-type="float">
            <text:p>0.0153</text:p>
          </table:table-cell>
          <table:table-cell table:style-name="ce2" office:value-type="float" office:value="0.000952146" calcext:value-type="float">
            <text:p>0.000952146</text:p>
          </table:table-cell>
          <table:table-cell table:formula="of:=LOG([.B31]/[.B32])/LOG([.$A31]/[.$A32])" office:value-type="float" office:value="1.43647549168995" calcext:value-type="float">
            <text:p>1.44</text:p>
          </table:table-cell>
          <table:table-cell table:style-name="ce2" office:value-type="float" office:value="0.0337883" calcext:value-type="float">
            <text:p>0.0337883</text:p>
          </table:table-cell>
          <table:table-cell table:formula="of:=LOG([.D31]/[.D32])/LOG([.$A31]/[.$A32])" office:value-type="float" office:value="-0.400293379207297" calcext:value-type="float">
            <text:p>-0.40</text:p>
          </table:table-cell>
          <table:table-cell table:style-name="ce2" office:value-type="float" office:value="0.000476943" calcext:value-type="float">
            <text:p>0.000476943</text:p>
          </table:table-cell>
          <table:table-cell table:formula="of:=LOG([.F31]/[.F32])/LOG([.$A31]/[.$A32])" office:value-type="float" office:value="1.43455116432862" calcext:value-type="float">
            <text:p>1.43</text:p>
          </table:table-cell>
          <table:table-cell table:style-name="ce2" office:value-type="float" office:value="0.0170393" calcext:value-type="float">
            <text:p>0.0170393</text:p>
          </table:table-cell>
          <table:table-cell table:formula="of:=LOG([.H31]/[.H32])/LOG([.$A31]/[.$A32])" office:value-type="float" office:value="-0.403530323541952" calcext:value-type="float">
            <text:p>-0.4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 office:value-type="float" office:value="0.00967015" calcext:value-type="float">
            <text:p>0.00967</text:p>
          </table:table-cell>
          <table:table-cell table:style-name="ce2" office:value-type="float" office:value="0.000500385" calcext:value-type="float">
            <text:p>0.000500385</text:p>
          </table:table-cell>
          <table:table-cell table:formula="of:=LOG([.B32]/[.B33])/LOG([.$A32]/[.$A33])" office:value-type="float" office:value="1.40638703382796" calcext:value-type="float">
            <text:p>1.41</text:p>
          </table:table-cell>
          <table:table-cell table:style-name="ce2" office:value-type="float" office:value="0.0378091" calcext:value-type="float">
            <text:p>0.0378091</text:p>
          </table:table-cell>
          <table:table-cell table:formula="of:=LOG([.D32]/[.D33])/LOG([.$A32]/[.$A33])" office:value-type="float" office:value="-0.245791184167594" calcext:value-type="float">
            <text:p>-0.25</text:p>
          </table:table-cell>
          <table:table-cell table:style-name="ce2" office:value-type="float" office:value="0.000250996" calcext:value-type="float">
            <text:p>0.000250996</text:p>
          </table:table-cell>
          <table:table-cell table:formula="of:=LOG([.F32]/[.F33])/LOG([.$A32]/[.$A33])" office:value-type="float" office:value="1.40336895081788" calcext:value-type="float">
            <text:p>1.40</text:p>
          </table:table-cell>
          <table:table-cell table:style-name="ce2" office:value-type="float" office:value="0.0190867" calcext:value-type="float">
            <text:p>0.0190867</text:p>
          </table:table-cell>
          <table:table-cell table:formula="of:=LOG([.H32]/[.H33])/LOG([.$A32]/[.$A33])" office:value-type="float" office:value="-0.248051778655401" calcext:value-type="float">
            <text:p>-0.2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Hausdorff</text:p>
          </table:table-cell>
          <table:table-cell table:style-name="ce28" office:value-type="string" calcext:value-type="string">
            <text:p>resp. To 3200k</text:p>
          </table:table-cell>
          <table:table-cell table:style-name="ce29"/>
          <table:table-cell table:style-name="ce18"/>
          <table:table-cell table:number-columns-repeated="1020"/>
        </table:table-row>
        <table:table-row table:style-name="ro1">
          <table:table-cell table:style-name="ce27" office:value-type="string" calcext:value-type="string">
            <text:p>Bezeichner</text:p>
          </table:table-cell>
          <table:table-cell table:style-name="ce28" office:value-type="string" calcext:value-type="string">
            <text:p>hMax</text:p>
          </table:table-cell>
          <table:table-cell table:style-name="ce29" office:value-type="string" calcext:value-type="string">
            <text:p>symHausdorff</text:p>
          </table:table-cell>
          <table:table-cell table:style-name="ce30" office:value-type="string" calcext:value-type="string">
            <text:p>EO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9" office:value-type="float" office:value="0.413931" calcext:value-type="float">
            <text:p>0.414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2k</text:p>
          </table:table-cell>
          <table:table-cell table:style-name="ce9" office:value-type="float" office:value="0.339603" calcext:value-type="float">
            <text:p>0.340</text:p>
          </table:table-cell>
          <table:table-cell table:style-name="ce18"/>
          <table:table-cell table:style-name="ce11" table:formula="of:=LOG([.C37]/[.C38])/LOG([.$B37]/[.$B38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k</text:p>
          </table:table-cell>
          <table:table-cell table:style-name="ce9" office:value-type="float" office:value="0.257294" calcext:value-type="float">
            <text:p>0.257</text:p>
          </table:table-cell>
          <table:table-cell table:style-name="ce18"/>
          <table:table-cell table:style-name="ce11" table:formula="of:=LOG([.C38]/[.C39])/LOG([.$B38]/[.$B39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k</text:p>
          </table:table-cell>
          <table:table-cell table:style-name="ce9" office:value-type="float" office:value="0.109466" calcext:value-type="float">
            <text:p>0.109</text:p>
          </table:table-cell>
          <table:table-cell table:style-name="ce18"/>
          <table:table-cell table:style-name="ce11" table:formula="of:=LOG([.C39]/[.C40])/LOG([.$B39]/[.$B40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0k</text:p>
          </table:table-cell>
          <table:table-cell table:style-name="ce25" office:value-type="float" office:value="0.078606" calcext:value-type="float">
            <text:p>0.0786</text:p>
          </table:table-cell>
          <table:table-cell table:style-name="ce18"/>
          <table:table-cell table:style-name="ce11" table:formula="of:=LOG([.C40]/[.C41])/LOG([.$B40]/[.$B4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5" office:value-type="float" office:value="0.0598497" calcext:value-type="float">
            <text:p>0.0598</text:p>
          </table:table-cell>
          <table:table-cell table:style-name="ce18"/>
          <table:table-cell table:style-name="ce11" table:formula="of:=LOG([.C41]/[.C42])/LOG([.$B41]/[.$B4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0k</text:p>
          </table:table-cell>
          <table:table-cell table:style-name="ce25" office:value-type="float" office:value="0.0390528" calcext:value-type="float">
            <text:p>0.0391</text:p>
          </table:table-cell>
          <table:table-cell table:style-name="ce18"/>
          <table:table-cell table:style-name="ce11" table:formula="of:=LOG([.C42]/[.C43])/LOG([.$B42]/[.$B43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hereImproved" table:style-name="ta1">
        <table:table-column table:style-name="co7" table:default-cell-style-name="ce9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1"/>
        <table:table-column table:style-name="co1" table:number-columns-repeated="1015" table:default-cell-style-name="ce32"/>
        <table:table-row table:style-name="ro1">
          <table:table-cell table:style-name="ce24"/>
          <table:table-cell table:style-name="ce2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21"/>
          <table:covered-table-cell table:style-name="ce10"/>
          <table:table-cell table:style-name="ce2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21"/>
          <table:covered-table-cell table:style-name="ce10"/>
          <table:table-cell table:style-name="ce31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LOG([.B3]/[.B4])/LOG([.$A3]/[.$A4])" office:value-type="string" office:string-value="" calcext:value-type="error">
            <text:p>#DIV/0!</text:p>
          </table:table-cell>
          <table:table-cell/>
          <table:table-cell table:formula="of:=LOG([.D3]/[.D4])/LOG([.$A3]/[.$A4])" office:value-type="string" office:string-value="" calcext:value-type="error">
            <text:p>#DIV/0!</text:p>
          </table:table-cell>
          <table:table-cell/>
          <table:table-cell table:formula="of:=LOG([.F3]/[.F4])/LOG([.$A3]/[.$A4])" office:value-type="string" office:string-value="" calcext:value-type="error">
            <text:p>#DIV/0!</text:p>
          </table:table-cell>
          <table:table-cell/>
          <table:table-cell table:formula="of:=LOG([.H3]/[.H4])/LOG([.$A3]/[.$A4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4]/[.B5])/LOG([.$A4]/[.$A5])" office:value-type="string" office:string-value="" calcext:value-type="error">
            <text:p>#DIV/0!</text:p>
          </table:table-cell>
          <table:table-cell/>
          <table:table-cell table:formula="of:=LOG([.D4]/[.D5])/LOG([.$A4]/[.$A5])" office:value-type="string" office:string-value="" calcext:value-type="error">
            <text:p>#DIV/0!</text:p>
          </table:table-cell>
          <table:table-cell/>
          <table:table-cell table:formula="of:=LOG([.F4]/[.F5])/LOG([.$A4]/[.$A5])" office:value-type="string" office:string-value="" calcext:value-type="error">
            <text:p>#DIV/0!</text:p>
          </table:table-cell>
          <table:table-cell/>
          <table:table-cell table:formula="of:=LOG([.H4]/[.H5])/LOG([.$A4]/[.$A5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5]/[.B6])/LOG([.$A5]/[.$A6])" office:value-type="string" office:string-value="" calcext:value-type="error">
            <text:p>#DIV/0!</text:p>
          </table:table-cell>
          <table:table-cell/>
          <table:table-cell table:formula="of:=LOG([.D5]/[.D6])/LOG([.$A5]/[.$A6])" office:value-type="string" office:string-value="" calcext:value-type="error">
            <text:p>#DIV/0!</text:p>
          </table:table-cell>
          <table:table-cell/>
          <table:table-cell table:formula="of:=LOG([.F5]/[.F6])/LOG([.$A5]/[.$A6])" office:value-type="string" office:string-value="" calcext:value-type="error">
            <text:p>#DIV/0!</text:p>
          </table:table-cell>
          <table:table-cell/>
          <table:table-cell table:formula="of:=LOG([.H5]/[.H6])/LOG([.$A5]/[.$A6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6]/[.B7])/LOG([.$A6]/[.$A7])" office:value-type="string" office:string-value="" calcext:value-type="error">
            <text:p>#DIV/0!</text:p>
          </table:table-cell>
          <table:table-cell/>
          <table:table-cell table:formula="of:=LOG([.D6]/[.D7])/LOG([.$A6]/[.$A7])" office:value-type="string" office:string-value="" calcext:value-type="error">
            <text:p>#DIV/0!</text:p>
          </table:table-cell>
          <table:table-cell/>
          <table:table-cell table:formula="of:=LOG([.F6]/[.F7])/LOG([.$A6]/[.$A7])" office:value-type="string" office:string-value="" calcext:value-type="error">
            <text:p>#DIV/0!</text:p>
          </table:table-cell>
          <table:table-cell/>
          <table:table-cell table:formula="of:=LOG([.H6]/[.H7])/LOG([.$A6]/[.$A7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02358" calcext:value-type="float">
            <text:p>0.0202</text:p>
          </table:table-cell>
          <table:table-cell/>
          <table:table-cell table:formula="of:=LOG([.B7]/[.B8])/LOG([.$A7]/[.$A8])" office:value-type="string" office:string-value="" calcext:value-type="error">
            <text:p>#DIV/0!</text:p>
          </table:table-cell>
          <table:table-cell/>
          <table:table-cell table:formula="of:=LOG([.D7]/[.D8])/LOG([.$A7]/[.$A8])" office:value-type="string" office:string-value="" calcext:value-type="error">
            <text:p>#DIV/0!</text:p>
          </table:table-cell>
          <table:table-cell/>
          <table:table-cell table:formula="of:=LOG([.F7]/[.F8])/LOG([.$A7]/[.$A8])" office:value-type="string" office:string-value="" calcext:value-type="error">
            <text:p>#DIV/0!</text:p>
          </table:table-cell>
          <table:table-cell/>
          <table:table-cell table:formula="of:=LOG([.H7]/[.H8])/LOG([.$A7]/[.$A8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8]/[.B9])/LOG([.$A8]/[.$A9])" office:value-type="string" office:string-value="" calcext:value-type="error">
            <text:p>#DIV/0!</text:p>
          </table:table-cell>
          <table:table-cell/>
          <table:table-cell table:formula="of:=LOG([.D8]/[.D9])/LOG([.$A8]/[.$A9])" office:value-type="string" office:string-value="" calcext:value-type="error">
            <text:p>#DIV/0!</text:p>
          </table:table-cell>
          <table:table-cell/>
          <table:table-cell table:formula="of:=LOG([.F8]/[.F9])/LOG([.$A8]/[.$A9])" office:value-type="string" office:string-value="" calcext:value-type="error">
            <text:p>#DIV/0!</text:p>
          </table:table-cell>
          <table:table-cell/>
          <table:table-cell table:formula="of:=LOG([.H8]/[.H9])/LOG([.$A8]/[.$A9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/>
          <table:table-cell/>
          <table:table-cell table:formula="of:=LOG([.B9]/[.B10])/LOG([.$A9]/[.$A10])" office:value-type="string" office:string-value="" calcext:value-type="error">
            <text:p>#DIV/0!</text:p>
          </table:table-cell>
          <table:table-cell/>
          <table:table-cell table:formula="of:=LOG([.D9]/[.D10])/LOG([.$A9]/[.$A10])" office:value-type="string" office:string-value="" calcext:value-type="error">
            <text:p>#DIV/0!</text:p>
          </table:table-cell>
          <table:table-cell/>
          <table:table-cell table:formula="of:=LOG([.F9]/[.F10])/LOG([.$A9]/[.$A10])" office:value-type="string" office:string-value="" calcext:value-type="error">
            <text:p>#DIV/0!</text:p>
          </table:table-cell>
          <table:table-cell/>
          <table:table-cell table:formula="of:=LOG([.H9]/[.H10])/LOG([.$A9]/[.$A10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LOG([.B15]/[.B16])/LOG([.$A15]/[.$A16])" office:value-type="string" office:string-value="" calcext:value-type="error">
            <text:p>#DIV/0!</text:p>
          </table:table-cell>
          <table:table-cell/>
          <table:table-cell table:formula="of:=LOG([.D15]/[.D16])/LOG([.$A15]/[.$A16])" office:value-type="string" office:string-value="" calcext:value-type="error">
            <text:p>#DIV/0!</text:p>
          </table:table-cell>
          <table:table-cell/>
          <table:table-cell table:formula="of:=LOG([.F15]/[.F16])/LOG([.$A15]/[.$A16])" office:value-type="string" office:string-value="" calcext:value-type="error">
            <text:p>#DIV/0!</text:p>
          </table:table-cell>
          <table:table-cell/>
          <table:table-cell table:formula="of:=LOG([.H15]/[.H16])/LOG([.$A15]/[.$A16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16]/[.B17])/LOG([.$A16]/[.$A17])" office:value-type="string" office:string-value="" calcext:value-type="error">
            <text:p>#DIV/0!</text:p>
          </table:table-cell>
          <table:table-cell/>
          <table:table-cell table:formula="of:=LOG([.D16]/[.D17])/LOG([.$A16]/[.$A17])" office:value-type="string" office:string-value="" calcext:value-type="error">
            <text:p>#DIV/0!</text:p>
          </table:table-cell>
          <table:table-cell/>
          <table:table-cell table:formula="of:=LOG([.F16]/[.F17])/LOG([.$A16]/[.$A17])" office:value-type="string" office:string-value="" calcext:value-type="error">
            <text:p>#DIV/0!</text:p>
          </table:table-cell>
          <table:table-cell/>
          <table:table-cell table:formula="of:=LOG([.H16]/[.H17])/LOG([.$A16]/[.$A17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17]/[.B18])/LOG([.$A17]/[.$A18])" office:value-type="string" office:string-value="" calcext:value-type="error">
            <text:p>#DIV/0!</text:p>
          </table:table-cell>
          <table:table-cell/>
          <table:table-cell table:formula="of:=LOG([.D17]/[.D18])/LOG([.$A17]/[.$A18])" office:value-type="string" office:string-value="" calcext:value-type="error">
            <text:p>#DIV/0!</text:p>
          </table:table-cell>
          <table:table-cell/>
          <table:table-cell table:formula="of:=LOG([.F17]/[.F18])/LOG([.$A17]/[.$A18])" office:value-type="string" office:string-value="" calcext:value-type="error">
            <text:p>#DIV/0!</text:p>
          </table:table-cell>
          <table:table-cell/>
          <table:table-cell table:formula="of:=LOG([.H17]/[.H18])/LOG([.$A17]/[.$A18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18]/[.B19])/LOG([.$A18]/[.$A19])" office:value-type="string" office:string-value="" calcext:value-type="error">
            <text:p>#DIV/0!</text:p>
          </table:table-cell>
          <table:table-cell/>
          <table:table-cell table:formula="of:=LOG([.D18]/[.D19])/LOG([.$A18]/[.$A19])" office:value-type="string" office:string-value="" calcext:value-type="error">
            <text:p>#DIV/0!</text:p>
          </table:table-cell>
          <table:table-cell/>
          <table:table-cell table:formula="of:=LOG([.F18]/[.F19])/LOG([.$A18]/[.$A19])" office:value-type="string" office:string-value="" calcext:value-type="error">
            <text:p>#DIV/0!</text:p>
          </table:table-cell>
          <table:table-cell/>
          <table:table-cell table:formula="of:=LOG([.H18]/[.H19])/LOG([.$A18]/[.$A19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02358" calcext:value-type="float">
            <text:p>0.0202</text:p>
          </table:table-cell>
          <table:table-cell/>
          <table:table-cell table:formula="of:=LOG([.B19]/[.B20])/LOG([.$A19]/[.$A20])" office:value-type="string" office:string-value="" calcext:value-type="error">
            <text:p>#DIV/0!</text:p>
          </table:table-cell>
          <table:table-cell/>
          <table:table-cell table:formula="of:=LOG([.D19]/[.D20])/LOG([.$A19]/[.$A20])" office:value-type="string" office:string-value="" calcext:value-type="error">
            <text:p>#DIV/0!</text:p>
          </table:table-cell>
          <table:table-cell/>
          <table:table-cell table:formula="of:=LOG([.F19]/[.F20])/LOG([.$A19]/[.$A20])" office:value-type="string" office:string-value="" calcext:value-type="error">
            <text:p>#DIV/0!</text:p>
          </table:table-cell>
          <table:table-cell/>
          <table:table-cell table:formula="of:=LOG([.H19]/[.H20])/LOG([.$A19]/[.$A20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/>
          <table:table-cell/>
          <table:table-cell table:formula="of:=LOG([.B20]/[.B21])/LOG([.$A20]/[.$A21])" office:value-type="string" office:string-value="" calcext:value-type="error">
            <text:p>#DIV/0!</text:p>
          </table:table-cell>
          <table:table-cell/>
          <table:table-cell table:formula="of:=LOG([.D20]/[.D21])/LOG([.$A20]/[.$A21])" office:value-type="string" office:string-value="" calcext:value-type="error">
            <text:p>#DIV/0!</text:p>
          </table:table-cell>
          <table:table-cell/>
          <table:table-cell table:formula="of:=LOG([.F20]/[.F21])/LOG([.$A20]/[.$A21])" office:value-type="string" office:string-value="" calcext:value-type="error">
            <text:p>#DIV/0!</text:p>
          </table:table-cell>
          <table:table-cell/>
          <table:table-cell table:formula="of:=LOG([.H20]/[.H21])/LOG([.$A20]/[.$A21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/>
          <table:table-cell/>
          <table:table-cell table:formula="of:=LOG([.B21]/[.B22])/LOG([.$A21]/[.$A22])" office:value-type="string" office:string-value="" calcext:value-type="error">
            <text:p>#DIV/0!</text:p>
          </table:table-cell>
          <table:table-cell/>
          <table:table-cell table:formula="of:=LOG([.D21]/[.D22])/LOG([.$A21]/[.$A22])" office:value-type="string" office:string-value="" calcext:value-type="error">
            <text:p>#DIV/0!</text:p>
          </table:table-cell>
          <table:table-cell/>
          <table:table-cell table:formula="of:=LOG([.F21]/[.F22])/LOG([.$A21]/[.$A22])" office:value-type="string" office:string-value="" calcext:value-type="error">
            <text:p>#DIV/0!</text:p>
          </table:table-cell>
          <table:table-cell/>
          <table:table-cell table:formula="of:=LOG([.H21]/[.H22])/LOG([.$A21]/[.$A22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 (AvN):</text:p>
          </table:table-cell>
          <table:table-cell table:style-name="ce21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23"/>
          <table:covered-table-cell table:style-name="ce10"/>
          <table:table-cell table:style-name="ce21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23"/>
          <table:covered-table-cell table:style-name="ce10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31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formula="of:=LOG([.B26]/[.B27])/LOG([.$A26]/[.$A27])" office:value-type="string" office:string-value="" calcext:value-type="error">
            <text:p>#DIV/0!</text:p>
          </table:table-cell>
          <table:table-cell table:style-name="ce2"/>
          <table:table-cell table:formula="of:=LOG([.D26]/[.D27])/LOG([.$A26]/[.$A27])" office:value-type="string" office:string-value="" calcext:value-type="error">
            <text:p>#DIV/0!</text:p>
          </table:table-cell>
          <table:table-cell table:style-name="ce2"/>
          <table:table-cell table:formula="of:=LOG([.F26]/[.F27])/LOG([.$A26]/[.$A27])" office:value-type="string" office:string-value="" calcext:value-type="error">
            <text:p>#DIV/0!</text:p>
          </table:table-cell>
          <table:table-cell table:style-name="ce2"/>
          <table:table-cell table:formula="of:=LOG([.H26]/[.H27])/LOG([.$A26]/[.$A27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"/>
          <table:table-cell table:formula="of:=LOG([.B27]/[.B28])/LOG([.$A27]/[.$A28])" office:value-type="string" office:string-value="" calcext:value-type="error">
            <text:p>#DIV/0!</text:p>
          </table:table-cell>
          <table:table-cell table:style-name="ce2"/>
          <table:table-cell table:formula="of:=LOG([.D27]/[.D28])/LOG([.$A27]/[.$A28])" office:value-type="string" office:string-value="" calcext:value-type="error">
            <text:p>#DIV/0!</text:p>
          </table:table-cell>
          <table:table-cell table:style-name="ce2"/>
          <table:table-cell table:formula="of:=LOG([.F27]/[.F28])/LOG([.$A27]/[.$A28])" office:value-type="string" office:string-value="" calcext:value-type="error">
            <text:p>#DIV/0!</text:p>
          </table:table-cell>
          <table:table-cell table:style-name="ce2"/>
          <table:table-cell table:formula="of:=LOG([.H27]/[.H28])/LOG([.$A27]/[.$A28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"/>
          <table:table-cell table:formula="of:=LOG([.B28]/[.B29])/LOG([.$A28]/[.$A29])" office:value-type="string" office:string-value="" calcext:value-type="error">
            <text:p>#DIV/0!</text:p>
          </table:table-cell>
          <table:table-cell table:style-name="ce2"/>
          <table:table-cell table:formula="of:=LOG([.D28]/[.D29])/LOG([.$A28]/[.$A29])" office:value-type="string" office:string-value="" calcext:value-type="error">
            <text:p>#DIV/0!</text:p>
          </table:table-cell>
          <table:table-cell table:style-name="ce2"/>
          <table:table-cell table:formula="of:=LOG([.F28]/[.F29])/LOG([.$A28]/[.$A29])" office:value-type="string" office:string-value="" calcext:value-type="error">
            <text:p>#DIV/0!</text:p>
          </table:table-cell>
          <table:table-cell table:style-name="ce2"/>
          <table:table-cell table:formula="of:=LOG([.H28]/[.H29])/LOG([.$A28]/[.$A29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89448" calcext:value-type="float">
            <text:p>0.0289</text:p>
          </table:table-cell>
          <table:table-cell table:style-name="ce2" office:value-type="float" office:value="0.000600072" calcext:value-type="float">
            <text:p>0.000600072</text:p>
          </table:table-cell>
          <table:table-cell table:formula="of:=LOG([.B29]/[.B30])/LOG([.$A29]/[.$A30])" office:value-type="string" office:string-value="" calcext:value-type="error">
            <text:p>Err:502</text:p>
          </table:table-cell>
          <table:table-cell table:style-name="ce2" office:value-type="float" office:value="0.00299358" calcext:value-type="float">
            <text:p>0.00299358</text:p>
          </table:table-cell>
          <table:table-cell table:formula="of:=LOG([.D29]/[.D30])/LOG([.$A29]/[.$A30])" office:value-type="string" office:string-value="" calcext:value-type="error">
            <text:p>Err:502</text:p>
          </table:table-cell>
          <table:table-cell table:style-name="ce2"/>
          <table:table-cell table:formula="of:=LOG([.F29]/[.F30])/LOG([.$A29]/[.$A30])" office:value-type="string" office:string-value="" calcext:value-type="error">
            <text:p>#DIV/0!</text:p>
          </table:table-cell>
          <table:table-cell table:style-name="ce2"/>
          <table:table-cell table:formula="of:=LOG([.H29]/[.H30])/LOG([.$A29]/[.$A30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202358" calcext:value-type="float">
            <text:p>0.0202</text:p>
          </table:table-cell>
          <table:table-cell table:style-name="ce2" office:value-type="float" office:value="0.000286115" calcext:value-type="float">
            <text:p>0.000286115</text:p>
          </table:table-cell>
          <table:table-cell table:formula="of:=LOG([.B30]/[.B31])/LOG([.$A30]/[.$A31])" office:value-type="float" office:value="2.06923367178639" calcext:value-type="float">
            <text:p>2.07</text:p>
          </table:table-cell>
          <table:table-cell table:style-name="ce2" office:value-type="float" office:value="0.00263522" calcext:value-type="float">
            <text:p>0.00263522</text:p>
          </table:table-cell>
          <table:table-cell table:formula="of:=LOG([.D30]/[.D31])/LOG([.$A30]/[.$A31])" office:value-type="float" office:value="0.356216973507457" calcext:value-type="float">
            <text:p>0.36</text:p>
          </table:table-cell>
          <table:table-cell table:style-name="ce2" office:value-type="float" office:value="0.000143048" calcext:value-type="float">
            <text:p>0.000143048</text:p>
          </table:table-cell>
          <table:table-cell table:formula="of:=LOG([.F30]/[.F31])/LOG([.$A30]/[.$A31])" office:value-type="string" office:string-value="" calcext:value-type="error">
            <text:p>Err:502</text:p>
          </table:table-cell>
          <table:table-cell table:style-name="ce2" office:value-type="float" office:value="0.00131675" calcext:value-type="float">
            <text:p>0.00131675</text:p>
          </table:table-cell>
          <table:table-cell table:formula="of:=LOG([.H30]/[.H31])/LOG([.$A30]/[.$A31])" office:value-type="string" office:string-value="" calcext:value-type="error">
            <text:p>Err:50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143021" calcext:value-type="float">
            <text:p>0.0143</text:p>
          </table:table-cell>
          <table:table-cell table:style-name="ce2" office:value-type="float" office:value="0.000148316" calcext:value-type="float">
            <text:p>0.000148316</text:p>
          </table:table-cell>
          <table:table-cell table:formula="of:=LOG([.B31]/[.B32])/LOG([.$A31]/[.$A32])" office:value-type="float" office:value="1.89325601807547" calcext:value-type="float">
            <text:p>1.89</text:p>
          </table:table-cell>
          <table:table-cell table:style-name="ce2" office:value-type="float" office:value="0.00267148" calcext:value-type="float">
            <text:p>0.00267148</text:p>
          </table:table-cell>
          <table:table-cell table:formula="of:=LOG([.D31]/[.D32])/LOG([.$A31]/[.$A32])" office:value-type="float" office:value="-0.0393778324296332" calcext:value-type="float">
            <text:p>-0.04</text:p>
          </table:table-cell>
          <table:table-cell table:style-name="ce34" office:value-type="float" office:value="0.0000741507" calcext:value-type="float">
            <text:p>7.42E-005</text:p>
          </table:table-cell>
          <table:table-cell table:formula="of:=LOG([.F31]/[.F32])/LOG([.$A31]/[.$A32])" office:value-type="float" office:value="1.89334832330024" calcext:value-type="float">
            <text:p>1.89</text:p>
          </table:table-cell>
          <table:table-cell table:style-name="ce2" office:value-type="float" office:value="0.00133664" calcext:value-type="float">
            <text:p>0.00133664</text:p>
          </table:table-cell>
          <table:table-cell table:formula="of:=LOG([.H31]/[.H32])/LOG([.$A31]/[.$A32])" office:value-type="float" office:value="-0.0431999868132012" calcext:value-type="float">
            <text:p>-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"/>
          <table:table-cell table:formula="of:=LOG([.B32]/[.B33])/LOG([.$A32]/[.$A33])" office:value-type="string" office:string-value="" calcext:value-type="error">
            <text:p>#DIV/0!</text:p>
          </table:table-cell>
          <table:table-cell table:style-name="ce2"/>
          <table:table-cell table:formula="of:=LOG([.D32]/[.D33])/LOG([.$A32]/[.$A33])" office:value-type="string" office:string-value="" calcext:value-type="error">
            <text:p>#DIV/0!</text:p>
          </table:table-cell>
          <table:table-cell table:style-name="ce2"/>
          <table:table-cell table:formula="of:=LOG([.F32]/[.F33])/LOG([.$A32]/[.$A33])" office:value-type="string" office:string-value="" calcext:value-type="error">
            <text:p>#DIV/0!</text:p>
          </table:table-cell>
          <table:table-cell table:style-name="ce2"/>
          <table:table-cell table:formula="of:=LOG([.H32]/[.H33])/LOG([.$A32]/[.$A33])" office:value-type="string" office:string-value="" calcext:value-type="error">
            <text:p>#DIV/0!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rtic(HeineB)" table:style-name="ta1">
        <table:table-column table:style-name="co9" table:default-cell-style-name="ce9"/>
        <table:table-column table:style-name="co4" table:default-cell-style-name="ce18"/>
        <table:table-column table:style-name="co10" table:default-cell-style-name="ce11"/>
        <table:table-column table:style-name="co4" table:default-cell-style-name="ce18"/>
        <table:table-column table:style-name="co11" table:default-cell-style-name="ce11"/>
        <table:table-column table:style-name="co4" table:default-cell-style-name="ce18"/>
        <table:table-column table:style-name="co1" table:default-cell-style-name="ce11"/>
        <table:table-column table:style-name="co4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24"/>
          <table:table-cell table:style-name="ce17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7"/>
          <table:covered-table-cell table:style-name="ce10"/>
          <table:table-cell table:style-name="ce17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7"/>
          <table:covered-table-cell table:style-name="ce10"/>
          <table:table-cell table:style-name="ce1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4"/>
          <table:table-cell table:number-columns-repeated="1012"/>
        </table:table-row>
        <table:table-row table:style-name="ro1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160700E+00</text:p>
          </table:table-cell>
          <table:table-cell/>
          <table:table-cell office:value-type="float" office:value="3.24383" calcext:value-type="float">
            <text:p>3.2438300E+00</text:p>
          </table:table-cell>
          <table:table-cell/>
          <table:table-cell office:value-type="float" office:value="0.520349" calcext:value-type="float">
            <text:p>5.2034900E-01</text:p>
          </table:table-cell>
          <table:table-cell/>
          <table:table-cell office:value-type="float" office:value="0.799057" calcext:value-type="float">
            <text:p>7.99057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00100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199670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65817" calcext:value-type="float">
            <text:p>4.6581700E-01</text:p>
          </table:table-cell>
          <table:table-cell table:formula="of:=LOG([.F3]/[.F4])/LOG([.$A3]/[.$A4])" office:value-type="float" office:value="0.559346027204936" calcext:value-type="float">
            <text:p>0.56</text:p>
          </table:table-cell>
          <table:table-cell office:value-type="float" office:value="0.669013" calcext:value-type="float">
            <text:p>6.6901300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865600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076100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83567" calcext:value-type="float">
            <text:p>3.8356700E-01</text:p>
          </table:table-cell>
          <table:table-cell table:formula="of:=LOG([.F4]/[.F5])/LOG([.$A4]/[.$A5])" office:value-type="float" office:value="0.699956834468683" calcext:value-type="float">
            <text:p>0.70</text:p>
          </table:table-cell>
          <table:table-cell office:value-type="float" office:value="0.650077" calcext:value-type="float">
            <text:p>6.500770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29600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699810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089933" calcext:value-type="float">
            <text:p>8.9933000E-02</text:p>
          </table:table-cell>
          <table:table-cell table:formula="of:=LOG([.F5]/[.F6])/LOG([.$A5]/[.$A6])" office:value-type="float" office:value="1.6972153014161" calcext:value-type="float">
            <text:p>1.70</text:p>
          </table:table-cell>
          <table:table-cell office:value-type="float" office:value="0.230836" calcext:value-type="float">
            <text:p>2.3083600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78606" calcext:value-type="float">
            <text:p>0.0786</text:p>
          </table:table-cell>
          <table:table-cell office:value-type="float" office:value="0.175345" calcext:value-type="float">
            <text:p>1.7534500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14600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464936" calcext:value-type="float">
            <text:p>4.6493600E-02</text:p>
          </table:table-cell>
          <table:table-cell table:formula="of:=LOG([.F6]/[.F7])/LOG([.$A6]/[.$A7])" office:value-type="float" office:value="1.99220435358363" calcext:value-type="float">
            <text:p>1.99</text:p>
          </table:table-cell>
          <table:table-cell office:value-type="float" office:value="0.15406" calcext:value-type="float">
            <text:p>1.5406000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598497" calcext:value-type="float">
            <text:p>0.0598</text:p>
          </table:table-cell>
          <table:table-cell office:value-type="float" office:value="0.104381" calcext:value-type="float">
            <text:p>1.0438100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15900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327301" calcext:value-type="float">
            <text:p>3.2730100E-02</text:p>
          </table:table-cell>
          <table:table-cell table:formula="of:=LOG([.F7]/[.F8])/LOG([.$A7]/[.$A8])" office:value-type="float" office:value="1.28761765178639" calcext:value-type="float">
            <text:p>1.29</text:p>
          </table:table-cell>
          <table:table-cell office:value-type="float" office:value="0.131042" calcext:value-type="float">
            <text:p>1.3104200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90528" calcext:value-type="float">
            <text:p>0.0391</text:p>
          </table:table-cell>
          <table:table-cell office:value-type="float" office:value="0.0517547" calcext:value-type="float">
            <text:p>5.1754700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13900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185923" calcext:value-type="float">
            <text:p>1.8592300E-02</text:p>
          </table:table-cell>
          <table:table-cell table:formula="of:=LOG([.F8]/[.F9])/LOG([.$A8]/[.$A9])" office:value-type="float" office:value="1.3247099834209" calcext:value-type="float">
            <text:p>1.32</text:p>
          </table:table-cell>
          <table:table-cell office:value-type="float" office:value="0.0837353" calcext:value-type="float">
            <text:p>8.3735300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03200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17000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0897357" calcext:value-type="float">
            <text:p>8.9735700E-03</text:p>
          </table:table-cell>
          <table:table-cell table:formula="of:=LOG([.F9]/[.F10])/LOG([.$A9]/[.$A10])" office:value-type="float" office:value="1.50556164720162" calcext:value-type="float">
            <text:p>1.51</text:p>
          </table:table-cell>
          <table:table-cell office:value-type="float" office:value="0.0394464" calcext:value-type="float">
            <text:p>3.9446400E-02</text:p>
          </table:table-cell>
          <table:table-cell table:formula="of:=LOG([.H9]/[.H10])/LOG([.$A9]/[.$A10])" office:value-type="float" office:value="1.55568872660723" calcext:value-type="float">
            <text:p>1.5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1">
          <table:table-cell office:value-type="float" office:value="0.0120979" calcext:value-type="float">
            <text:p>0.012</text:p>
          </table:table-cell>
          <table:table-cell office:value-type="float" office:value="0.00725822" calcext:value-type="float">
            <text:p>7.2582200E-03</text:p>
          </table:table-cell>
          <table:table-cell table:formula="of:=LOG([.B10]/[.B11])/LOG([.$A10]/[.$A11])" office:value-type="float" office:value="1.75641506440303" calcext:value-type="float">
            <text:p>1.76</text:p>
          </table:table-cell>
          <table:table-cell office:value-type="float" office:value="0.0143574" calcext:value-type="float">
            <text:p>1.4357400E-02</text:p>
          </table:table-cell>
          <table:table-cell table:formula="of:=LOG([.D10]/[.D11])/LOG([.$A10]/[.$A11])" office:value-type="float" office:value="1.81980540888362" calcext:value-type="float">
            <text:p>1.82</text:p>
          </table:table-cell>
          <table:table-cell office:value-type="float" office:value="0.00265211" calcext:value-type="float">
            <text:p>2.6521100E-03</text:p>
          </table:table-cell>
          <table:table-cell table:formula="of:=LOG([.F10]/[.F11])/LOG([.$A10]/[.$A11])" office:value-type="float" office:value="1.77160999707523" calcext:value-type="float">
            <text:p>1.77</text:p>
          </table:table-cell>
          <table:table-cell office:value-type="float" office:value="0.0110852" calcext:value-type="float">
            <text:p>1.1085200E-02</text:p>
          </table:table-cell>
          <table:table-cell table:formula="of:=LOG([.H10]/[.H11])/LOG([.$A10]/[.$A11])" office:value-type="float" office:value="1.84486779708448" calcext:value-type="float">
            <text:p>1.84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9"/>
          <table:covered-table-cell table:style-name="ce10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9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03400E-01</text:p>
          </table:table-cell>
          <table:table-cell/>
          <table:table-cell office:value-type="float" office:value="1.23607" calcext:value-type="float">
            <text:p>1.2360700E+00</text:p>
          </table:table-cell>
          <table:table-cell/>
          <table:table-cell office:value-type="float" office:value="0.393089" calcext:value-type="float">
            <text:p>3.9308900E-01</text:p>
          </table:table-cell>
          <table:table-cell/>
          <table:table-cell office:value-type="float" office:value="0.509194" calcext:value-type="float">
            <text:p>5.09194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18700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20900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596800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45000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38600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890700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26300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389200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16600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077600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078400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854100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78606" calcext:value-type="float">
            <text:p>0.0786</text:p>
          </table:table-cell>
          <table:table-cell office:value-type="float" office:value="0.225455" calcext:value-type="float">
            <text:p>2.2545500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23500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32400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374000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598497" calcext:value-type="float">
            <text:p>0.0598</text:p>
          </table:table-cell>
          <table:table-cell office:value-type="float" office:value="0.20954" calcext:value-type="float">
            <text:p>2.095400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465600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557300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585500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90528" calcext:value-type="float">
            <text:p>0.0391</text:p>
          </table:table-cell>
          <table:table-cell office:value-type="float" office:value="0.13965" calcext:value-type="float">
            <text:p>1.396500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39600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283300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38800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table:style-name="ce16" office:value-type="float" office:value="0.0240724" calcext:value-type="float">
            <text:p>0.02407240</text:p>
          </table:table-cell>
          <table:table-cell office:value-type="float" office:value="0.071082" calcext:value-type="float">
            <text:p>7.1082000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578800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42500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47300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1">
          <table:table-cell table:style-name="ce16" office:value-type="float" office:value="0.0120979" calcext:value-type="float">
            <text:p>0.01209790</text:p>
          </table:table-cell>
          <table:table-cell office:value-type="float" office:value="0.0222889" calcext:value-type="float">
            <text:p>2.2288900E-02</text:p>
          </table:table-cell>
          <table:table-cell table:formula="of:=LOG([.B22]/[.B23])/LOG([.$A22]/[.$A23])" office:value-type="float" office:value="1.68559289487318" calcext:value-type="float">
            <text:p>1.69</text:p>
          </table:table-cell>
          <table:table-cell office:value-type="float" office:value="0.0464297" calcext:value-type="float">
            <text:p>4.6429700E-02</text:p>
          </table:table-cell>
          <table:table-cell table:formula="of:=LOG([.D22]/[.D23])/LOG([.$A22]/[.$A23])" office:value-type="float" office:value="1.75944305219191" calcext:value-type="float">
            <text:p>1.76</text:p>
          </table:table-cell>
          <table:table-cell office:value-type="float" office:value="0.00791621" calcext:value-type="float">
            <text:p>7.9162100E-03</text:p>
          </table:table-cell>
          <table:table-cell table:formula="of:=LOG([.F22]/[.F23])/LOG([.$A22]/[.$A23])" office:value-type="float" office:value="1.75839353729435" calcext:value-type="float">
            <text:p>1.76</text:p>
          </table:table-cell>
          <table:table-cell office:value-type="float" office:value="0.0338422" calcext:value-type="float">
            <text:p>3.3842200E-02</text:p>
          </table:table-cell>
          <table:table-cell table:formula="of:=LOG([.H22]/[.H23])/LOG([.$A22]/[.$A23])" office:value-type="float" office:value="1.75842509495696" calcext:value-type="float">
            <text:p>1.76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eingarten (AvN):</text:p>
          </table:table-cell>
          <table:table-cell table:style-name="ce17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9"/>
          <table:covered-table-cell table:style-name="ce10"/>
          <table:table-cell table:style-name="ce17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9"/>
          <table:covered-table-cell table:style-name="ce10"/>
          <table:table-cell table:style-name="ce14"/>
          <table:table-cell table:number-columns-repeated="1014"/>
        </table:table-row>
        <table:table-row table:style-name="ro1">
          <table:table-cell table:style-name="ce24" office:value-type="string" calcext:value-type="string">
            <text:p>hMax</text:p>
          </table:table-cell>
          <table:table-cell table:style-name="ce17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7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0.413931" calcext:value-type="float">
            <text:p>0.414</text:p>
          </table:table-cell>
          <table:table-cell office:value-type="float" office:value="0.765999" calcext:value-type="float">
            <text:p>7.6599900E-01</text:p>
          </table:table-cell>
          <table:table-cell/>
          <table:table-cell office:value-type="float" office:value="0.838479" calcext:value-type="float">
            <text:p>8.3847900E-01</text:p>
          </table:table-cell>
          <table:table-cell/>
          <table:table-cell office:value-type="float" office:value="0.326261" calcext:value-type="float">
            <text:p>3.2626100E-01</text:p>
          </table:table-cell>
          <table:table-cell/>
          <table:table-cell office:value-type="float" office:value="0.412639" calcext:value-type="float">
            <text:p>4.12639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339603" calcext:value-type="float">
            <text:p>0.340</text:p>
          </table:table-cell>
          <table:table-cell office:value-type="float" office:value="0.75564" calcext:value-type="float">
            <text:p>7.5564000E-01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office:value-type="float" office:value="1.01662" calcext:value-type="float">
            <text:p>1.0166200E+00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office:value-type="float" office:value="0.300841" calcext:value-type="float">
            <text:p>3.0084100E-0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office:value-type="float" office:value="0.445162" calcext:value-type="float">
            <text:p>4.4516200E-01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257294" calcext:value-type="float">
            <text:p>0.257</text:p>
          </table:table-cell>
          <table:table-cell office:value-type="float" office:value="0.621781" calcext:value-type="float">
            <text:p>6.2178100E-0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office:value-type="float" office:value="0.681089" calcext:value-type="float">
            <text:p>6.8108900E-01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office:value-type="float" office:value="0.255107" calcext:value-type="float">
            <text:p>2.5510700E-01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office:value-type="float" office:value="0.503836" calcext:value-type="float">
            <text:p>5.0383600E-01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1">
          <table:table-cell office:value-type="float" office:value="0.109466" calcext:value-type="float">
            <text:p>0.109</text:p>
          </table:table-cell>
          <table:table-cell office:value-type="float" office:value="0.372657" calcext:value-type="float">
            <text:p>3.7265700E-01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office:value-type="float" office:value="0.645899" calcext:value-type="float">
            <text:p>6.4589900E-01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office:value-type="float" office:value="0.178652" calcext:value-type="float">
            <text:p>1.7865200E-01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office:value-type="float" office:value="0.500402" calcext:value-type="float">
            <text:p>5.0040200E-01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1">
          <table:table-cell table:style-name="ce25" office:value-type="float" office:value="0.078606" calcext:value-type="float">
            <text:p>0.0786</text:p>
          </table:table-cell>
          <table:table-cell office:value-type="float" office:value="0.378079" calcext:value-type="float">
            <text:p>3.7807900E-01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office:value-type="float" office:value="0.637947" calcext:value-type="float">
            <text:p>6.3794700E-01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office:value-type="float" office:value="0.163547" calcext:value-type="float">
            <text:p>1.6354700E-01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office:value-type="float" office:value="0.511296" calcext:value-type="float">
            <text:p>5.1129600E-01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598497" calcext:value-type="float">
            <text:p>0.0598</text:p>
          </table:table-cell>
          <table:table-cell office:value-type="float" office:value="0.325024" calcext:value-type="float">
            <text:p>3.2502400E-01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office:value-type="float" office:value="0.572397" calcext:value-type="float">
            <text:p>5.7239700E-01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office:value-type="float" office:value="0.136016" calcext:value-type="float">
            <text:p>1.3601600E-01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office:value-type="float" office:value="0.44588" calcext:value-type="float">
            <text:p>4.4588000E-01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1">
          <table:table-cell table:style-name="ce25" office:value-type="float" office:value="0.0390528" calcext:value-type="float">
            <text:p>0.0391</text:p>
          </table:table-cell>
          <table:table-cell office:value-type="float" office:value="0.222005" calcext:value-type="float">
            <text:p>2.2200500E-01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office:value-type="float" office:value="0.423725" calcext:value-type="float">
            <text:p>4.2372500E-01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office:value-type="float" office:value="0.089295" calcext:value-type="float">
            <text:p>8.9295000E-02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office:value-type="float" office:value="0.322505" calcext:value-type="float">
            <text:p>3.2250500E-01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1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01300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792600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261400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32000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1">
          <table:table-cell office:value-type="float" office:value="0.0120979" calcext:value-type="float">
            <text:p>0.012</text:p>
          </table:table-cell>
          <table:table-cell office:value-type="float" office:value="0.0402637" calcext:value-type="float">
            <text:p>4.0263700E-02</text:p>
          </table:table-cell>
          <table:table-cell table:formula="of:=LOG([.B34]/[.B35])/LOG([.$A34]/[.$A35])" office:value-type="float" office:value="1.61136973099579" calcext:value-type="float">
            <text:p>1.61</text:p>
          </table:table-cell>
          <table:table-cell office:value-type="float" office:value="0.0845958" calcext:value-type="float">
            <text:p>8.4595800E-02</text:p>
          </table:table-cell>
          <table:table-cell table:formula="of:=LOG([.D34]/[.D35])/LOG([.$A34]/[.$A35])" office:value-type="float" office:value="1.56277971981597" calcext:value-type="float">
            <text:p>1.56</text:p>
          </table:table-cell>
          <table:table-cell office:value-type="float" office:value="0.014991" calcext:value-type="float">
            <text:p>1.4991000E-02</text:p>
          </table:table-cell>
          <table:table-cell table:formula="of:=LOG([.F34]/[.F35])/LOG([.$A34]/[.$A35])" office:value-type="float" office:value="1.6688764700336" calcext:value-type="float">
            <text:p>1.67</text:p>
          </table:table-cell>
          <table:table-cell office:value-type="float" office:value="0.0621378" calcext:value-type="float">
            <text:p>6.2137800E-02</text:p>
          </table:table-cell>
          <table:table-cell table:formula="of:=LOG([.H34]/[.H35])/LOG([.$A34]/[.$A35])" office:value-type="float" office:value="1.58032708270377" calcext:value-type="float">
            <text:p>1.58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string" calcext:value-type="string">
            <text:p>Hausdorff</text:p>
          </table:table-cell>
          <table:table-cell table:style-name="ce28" office:value-type="string" calcext:value-type="string">
            <text:p>resp. To 3200k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7" office:value-type="string" calcext:value-type="string">
            <text:p>Bezeichner</text:p>
          </table:table-cell>
          <table:table-cell table:style-name="ce28" office:value-type="string" calcext:value-type="string">
            <text:p>hMax</text:p>
          </table:table-cell>
          <table:table-cell table:style-name="ce29" office:value-type="string" calcext:value-type="string">
            <text:p>symHausdorff</text:p>
          </table:table-cell>
          <table:table-cell table:style-name="ce30" office:value-type="string" calcext:value-type="string">
            <text:p>EOC</text:p>
          </table:table-cell>
          <table:table-cell table:style-name="ce29" office:value-type="string" calcext:value-type="string">
            <text:p>Hausdorff to 3200k</text:p>
          </table:table-cell>
          <table:table-cell/>
          <table:table-cell table:style-name="ce29" office:value-type="string" calcext:value-type="string">
            <text:p>Hausdorff from 3200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9" office:value-type="float" office:value="0.413931" calcext:value-type="float">
            <text:p>0.414</text:p>
          </table:table-cell>
          <table:table-cell table:style-name="ce18" office:value-type="float" office:value="0.322024" calcext:value-type="float">
            <text:p>3.2202400E-01</text:p>
          </table:table-cell>
          <table:table-cell/>
          <table:table-cell table:style-name="ce18" office:value-type="float" office:value="0.172537" calcext:value-type="float">
            <text:p>1.7253700E-01</text:p>
          </table:table-cell>
          <table:table-cell/>
          <table:table-cell office:value-type="float" office:value="0.322146" calcext:value-type="float">
            <text:p>0.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k</text:p>
          </table:table-cell>
          <table:table-cell table:style-name="ce9" office:value-type="float" office:value="0.339603" calcext:value-type="float">
            <text:p>0.340</text:p>
          </table:table-cell>
          <table:table-cell table:style-name="ce18" office:value-type="float" office:value="0.244127" calcext:value-type="float">
            <text:p>2.4412700E-01</text:p>
          </table:table-cell>
          <table:table-cell table:style-name="ce11" table:formula="of:=LOG([.C41]/[.C42])/LOG([.$B41]/[.$B42])" office:value-type="float" office:value="1.3992253934262" calcext:value-type="float">
            <text:p>1.40</text:p>
          </table:table-cell>
          <table:table-cell table:style-name="ce18" office:value-type="float" office:value="0.141367" calcext:value-type="float">
            <text:p>1.4136700E-01</text:p>
          </table:table-cell>
          <table:table-cell table:style-name="ce11" table:formula="of:=LOG([.E41]/[.E42])/LOG([.$B41]/[.$B42])" office:value-type="float" office:value="1.00672161507873" calcext:value-type="float">
            <text:p>1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5k</text:p>
          </table:table-cell>
          <table:table-cell table:style-name="ce9" office:value-type="float" office:value="0.257294" calcext:value-type="float">
            <text:p>0.257</text:p>
          </table:table-cell>
          <table:table-cell table:style-name="ce18" office:value-type="float" office:value="0.133996" calcext:value-type="float">
            <text:p>1.3399600E-01</text:p>
          </table:table-cell>
          <table:table-cell table:style-name="ce11" table:formula="of:=LOG([.C42]/[.C43])/LOG([.$B42]/[.$B43])" office:value-type="float" office:value="2.16127394690076" calcext:value-type="float">
            <text:p>2.16</text:p>
          </table:table-cell>
          <table:table-cell table:style-name="ce18" office:value-type="float" office:value="0.101112" calcext:value-type="float">
            <text:p>1.0111200E-01</text:p>
          </table:table-cell>
          <table:table-cell table:style-name="ce11" table:formula="of:=LOG([.E42]/[.E43])/LOG([.$B42]/[.$B43])" office:value-type="float" office:value="1.20742571701478" calcext:value-type="float">
            <text:p>1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5k</text:p>
          </table:table-cell>
          <table:table-cell table:style-name="ce9" office:value-type="float" office:value="0.109466" calcext:value-type="float">
            <text:p>0.109</text:p>
          </table:table-cell>
          <table:table-cell table:style-name="ce18" office:value-type="float" office:value="0.0243125" calcext:value-type="float">
            <text:p>2.4312500E-02</text:p>
          </table:table-cell>
          <table:table-cell table:style-name="ce11" table:formula="of:=LOG([.C43]/[.C44])/LOG([.$B43]/[.$B44])" office:value-type="float" office:value="1.99720166176454" calcext:value-type="float">
            <text:p>2.00</text:p>
          </table:table-cell>
          <table:table-cell table:style-name="ce18" office:value-type="float" office:value="0.024732" calcext:value-type="float">
            <text:p>2.4732000E-02</text:p>
          </table:table-cell>
          <table:table-cell table:style-name="ce11" table:formula="of:=LOG([.E43]/[.E44])/LOG([.$B43]/[.$B44])" office:value-type="float" office:value="1.64769712397303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50k</text:p>
          </table:table-cell>
          <table:table-cell table:style-name="ce25" office:value-type="float" office:value="0.078606" calcext:value-type="float">
            <text:p>0.0786</text:p>
          </table:table-cell>
          <table:table-cell table:style-name="ce18" office:value-type="float" office:value="0.0142458" calcext:value-type="float">
            <text:p>1.4245800E-02</text:p>
          </table:table-cell>
          <table:table-cell table:style-name="ce11" table:formula="of:=LOG([.C44]/[.C45])/LOG([.$B44]/[.$B45])" office:value-type="float" office:value="1.61408039850216" calcext:value-type="float">
            <text:p>1.61</text:p>
          </table:table-cell>
          <table:table-cell table:style-name="ce18" office:value-type="float" office:value="0.014233" calcext:value-type="float">
            <text:p>1.4233000E-02</text:p>
          </table:table-cell>
          <table:table-cell table:style-name="ce11" table:formula="of:=LOG([.E44]/[.E45])/LOG([.$B44]/[.$B45])" office:value-type="float" office:value="1.66845266645078" calcext:value-type="float">
            <text:p>1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5" office:value-type="float" office:value="0.0598497" calcext:value-type="float">
            <text:p>0.0598</text:p>
          </table:table-cell>
          <table:table-cell table:style-name="ce18" office:value-type="float" office:value="0.00785996" calcext:value-type="float">
            <text:p>7.8599600E-03</text:p>
          </table:table-cell>
          <table:table-cell table:style-name="ce11" table:formula="of:=LOG([.C45]/[.C46])/LOG([.$B45]/[.$B46])" office:value-type="float" office:value="2.18142067627711" calcext:value-type="float">
            <text:p>2.18</text:p>
          </table:table-cell>
          <table:table-cell table:style-name="ce18" office:value-type="float" office:value="0.008314" calcext:value-type="float">
            <text:p>8.3140000E-03</text:p>
          </table:table-cell>
          <table:table-cell table:style-name="ce11" table:formula="of:=LOG([.E45]/[.E46])/LOG([.$B45]/[.$B46])" office:value-type="float" office:value="1.97211837551968" calcext:value-type="float">
            <text:p>1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50k</text:p>
          </table:table-cell>
          <table:table-cell table:style-name="ce25" office:value-type="float" office:value="0.0390528" calcext:value-type="float">
            <text:p>0.0391</text:p>
          </table:table-cell>
          <table:table-cell table:style-name="ce18" office:value-type="float" office:value="0.00326724" calcext:value-type="float">
            <text:p>3.2672400E-03</text:p>
          </table:table-cell>
          <table:table-cell table:style-name="ce11" table:formula="of:=LOG([.C46]/[.C47])/LOG([.$B46]/[.$B47])" office:value-type="float" office:value="2.0561982019939" calcext:value-type="float">
            <text:p>2.06</text:p>
          </table:table-cell>
          <table:table-cell table:style-name="ce18" office:value-type="float" office:value="0.003369" calcext:value-type="float">
            <text:p>3.3690000E-03</text:p>
          </table:table-cell>
          <table:table-cell table:style-name="ce11" table:formula="of:=LOG([.E46]/[.E47])/LOG([.$B46]/[.$B47])" office:value-type="float" office:value="2.1159022234176" calcext:value-type="float">
            <text:p>2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00k</text:p>
          </table:table-cell>
          <table:table-cell table:style-name="ce9" office:value-type="float" office:value="0.0240724" calcext:value-type="float">
            <text:p>0.024</text:p>
          </table:table-cell>
          <table:table-cell table:style-name="ce18" office:value-type="float" office:value="0.00121328" calcext:value-type="float">
            <text:p>1.2132800E-03</text:p>
          </table:table-cell>
          <table:table-cell table:style-name="ce11" table:formula="of:=LOG([.C47]/[.C48])/LOG([.$B47]/[.$B48])" office:value-type="float" office:value="2.04737207786705" calcext:value-type="float">
            <text:p>2.05</text:p>
          </table:table-cell>
          <table:table-cell table:style-name="ce18" office:value-type="float" office:value="0.001136" calcext:value-type="float">
            <text:p>1.1360000E-03</text:p>
          </table:table-cell>
          <table:table-cell table:style-name="ce11" table:formula="of:=LOG([.E47]/[.E48])/LOG([.$B47]/[.$B48])" office:value-type="float" office:value="2.24678256322321" calcext:value-type="float">
            <text:p>2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200k</text:p>
          </table:table-cell>
          <table:table-cell table:style-name="ce9" office:value-type="float" office:value="0.0120979" calcext:value-type="float">
            <text:p>0.012</text:p>
          </table:table-cell>
          <table:table-cell table:style-name="ce18"/>
          <table:table-cell table:number-columns-repeated="2"/>
          <table:table-cell table:style-name="ce11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08:45:04.606969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5-01-05T09:23:49.440048863</dc:date>
    <meta:editing-duration>P1DT9H58M32S</meta:editing-duration>
    <meta:editing-cycles>127</meta:editing-cycles>
    <meta:generator>LibreOffice/4.2.7.2$Linux_X86_64 LibreOffice_project/420m0$Build-2</meta:generator>
    <dc:creator>Ingo Nitschke</dc:creator>
    <meta:document-statistic meta:table-count="6" meta:cell-count="1847" meta:object-count="0"/>
  </office:meta>
</office:document-meta>
</file>